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ext-properties style:text-position=""/>
    </style:style>
    <style:style style:name="ce2" style:family="table-cell" style:parent-style-name="Default" style:data-style-name="N1"/>
  </office:automatic-styles>
  <office:body>
    <office:spreadsheet>
      <table:table table:name="2012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style-name="ce2" table:formula="of:=[.$D$1]" office:value-type="float" office:value="8600">
            <text:p>8600</text:p>
          </table:table-cell>
          <table:table-cell table:style-name="ce2" table:formula="of:=[.B1]" office:value-type="float" office:value="8600">
            <text:p>8600</text:p>
          </table:table-cell>
          <table:table-cell office:value-type="float" office:value="8600">
            <text:p>8600</text:p>
          </table:table-cell>
          <table:table-cell office:value-type="float" office:value="0.98">
            <text:p>0,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table:formula="of:=[.$D$1]" office:value-type="float" office:value="8600">
            <text:p>8600</text:p>
          </table:table-cell>
          <table:table-cell table:style-name="ce2" table:formula="of:=[.C1]+[.B2]" office:value-type="float" office:value="17200">
            <text:p>172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style-name="ce2" table:formula="of:=[.$D$1]" office:value-type="float" office:value="8600">
            <text:p>8600</text:p>
          </table:table-cell>
          <table:table-cell table:style-name="ce2" table:formula="of:=[.C2]+[.B3]" office:value-type="float" office:value="25800">
            <text:p>2580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2" table:formula="of:=[.$D$1]" office:value-type="float" office:value="8600">
            <text:p>8600</text:p>
          </table:table-cell>
          <table:table-cell table:style-name="ce2" table:formula="of:=[.C3]+[.B4]" office:value-type="float" office:value="34400">
            <text:p>344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ce2" table:formula="of:=[.$D$1]" office:value-type="float" office:value="8600">
            <text:p>8600</text:p>
          </table:table-cell>
          <table:table-cell table:style-name="ce2" table:formula="of:=[.C4]+[.B5]" office:value-type="float" office:value="43000">
            <text:p>430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style-name="ce2" table:formula="of:=[.$D$1]" office:value-type="float" office:value="8600">
            <text:p>8600</text:p>
          </table:table-cell>
          <table:table-cell table:style-name="ce2" table:formula="of:=[.C5]+[.B6]" office:value-type="float" office:value="51600">
            <text:p>516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style-name="ce2" table:formula="of:=[.$D$1]" office:value-type="float" office:value="8600">
            <text:p>8600</text:p>
          </table:table-cell>
          <table:table-cell table:style-name="ce2" table:formula="of:=[.C6]+[.B7]" office:value-type="float" office:value="60200">
            <text:p>6020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style-name="ce2" table:formula="of:=[.$D$1]" office:value-type="float" office:value="8600">
            <text:p>8600</text:p>
          </table:table-cell>
          <table:table-cell table:style-name="ce2" table:formula="of:=[.C7]+[.B8]" office:value-type="float" office:value="68800">
            <text:p>688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style-name="ce2" table:formula="of:=[.$D$1]" office:value-type="float" office:value="8600">
            <text:p>8600</text:p>
          </table:table-cell>
          <table:table-cell table:style-name="ce2" table:formula="of:=[.C8]+[.B9]" office:value-type="float" office:value="77400">
            <text:p>774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style-name="ce2" table:formula="of:=[.$D$1]" office:value-type="float" office:value="8600">
            <text:p>8600</text:p>
          </table:table-cell>
          <table:table-cell table:style-name="ce2" table:formula="of:=[.C9]+[.B10]" office:value-type="float" office:value="86000">
            <text:p>860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style-name="ce2" table:formula="of:=[.$D$1]" office:value-type="float" office:value="8600">
            <text:p>8600</text:p>
          </table:table-cell>
          <table:table-cell table:style-name="ce2" table:formula="of:=[.C10]+[.B11]" office:value-type="float" office:value="94600">
            <text:p>9460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style-name="ce2" table:formula="of:=[.$D$1]" office:value-type="float" office:value="8600">
            <text:p>8600</text:p>
          </table:table-cell>
          <table:table-cell table:style-name="ce2" table:formula="of:=[.C11]+[.B12]" office:value-type="float" office:value="103200">
            <text:p>1032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style-name="ce2" table:formula="of:=[.$D$1]" office:value-type="float" office:value="8600">
            <text:p>8600</text:p>
          </table:table-cell>
          <table:table-cell table:style-name="ce2" table:formula="of:=[.C12]+[.B13]" office:value-type="float" office:value="111800">
            <text:p>11180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style-name="ce2" table:formula="of:=[.$D$1]" office:value-type="float" office:value="8600">
            <text:p>8600</text:p>
          </table:table-cell>
          <table:table-cell table:style-name="ce2" table:formula="of:=[.C13]+[.B14]" office:value-type="float" office:value="120400">
            <text:p>1204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style-name="ce2" table:formula="of:=[.$D$1]" office:value-type="float" office:value="8600">
            <text:p>8600</text:p>
          </table:table-cell>
          <table:table-cell table:style-name="ce2" table:formula="of:=[.C14]+[.B15]" office:value-type="float" office:value="129000">
            <text:p>12900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style-name="ce2" table:formula="of:=[.$D$1]" office:value-type="float" office:value="8600">
            <text:p>8600</text:p>
          </table:table-cell>
          <table:table-cell table:style-name="ce2" table:formula="of:=[.C15]+[.B16]" office:value-type="float" office:value="137600">
            <text:p>13760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style-name="ce2" table:formula="of:=[.$D$1]" office:value-type="float" office:value="8600">
            <text:p>8600</text:p>
          </table:table-cell>
          <table:table-cell table:style-name="ce2" table:formula="of:=[.C16]+[.B17]" office:value-type="float" office:value="146200">
            <text:p>14620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style-name="ce2" table:formula="of:=[.$D$1]" office:value-type="float" office:value="8600">
            <text:p>8600</text:p>
          </table:table-cell>
          <table:table-cell table:style-name="ce2" table:formula="of:=[.C17]+[.B18]" office:value-type="float" office:value="154800">
            <text:p>15480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style-name="ce2" table:formula="of:=[.$D$1]" office:value-type="float" office:value="8600">
            <text:p>8600</text:p>
          </table:table-cell>
          <table:table-cell table:style-name="ce2" table:formula="of:=[.C18]+[.B19]" office:value-type="float" office:value="163400">
            <text:p>16340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style-name="ce2" table:formula="of:=[.$D$1]" office:value-type="float" office:value="8600">
            <text:p>8600</text:p>
          </table:table-cell>
          <table:table-cell table:style-name="ce2" table:formula="of:=[.C19]+[.B20]" office:value-type="float" office:value="172000">
            <text:p>1720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style-name="ce2" table:formula="of:=[.$D$1]" office:value-type="float" office:value="8600">
            <text:p>8600</text:p>
          </table:table-cell>
          <table:table-cell table:style-name="ce2" table:formula="of:=[.C20]+[.B21]" office:value-type="float" office:value="180600">
            <text:p>18060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style-name="ce2" table:formula="of:=[.$D$1]" office:value-type="float" office:value="8600">
            <text:p>8600</text:p>
          </table:table-cell>
          <table:table-cell table:style-name="ce2" table:formula="of:=[.C21]+[.B22]" office:value-type="float" office:value="189200">
            <text:p>18920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style-name="ce2" table:formula="of:=[.$D$1]" office:value-type="float" office:value="8600">
            <text:p>8600</text:p>
          </table:table-cell>
          <table:table-cell table:style-name="ce2" table:formula="of:=[.C22]+[.B23]" office:value-type="float" office:value="197800">
            <text:p>19780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style-name="ce2" table:formula="of:=[.$D$1]" office:value-type="float" office:value="8600">
            <text:p>8600</text:p>
          </table:table-cell>
          <table:table-cell table:style-name="ce2" table:formula="of:=[.C23]+[.B24]" office:value-type="float" office:value="206400">
            <text:p>20640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style-name="ce2" table:formula="of:=[.$D$1]" office:value-type="float" office:value="8600">
            <text:p>8600</text:p>
          </table:table-cell>
          <table:table-cell table:style-name="ce2" table:formula="of:=[.C24]+[.B25]" office:value-type="float" office:value="215000">
            <text:p>2150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style-name="ce2" table:formula="of:=[.B25]*[.$E$1]" office:value-type="float" office:value="8428">
            <text:p>8428</text:p>
          </table:table-cell>
          <table:table-cell table:style-name="ce2" table:formula="of:=[.C25]+[.B26]" office:value-type="float" office:value="223428">
            <text:p>223428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style-name="ce2" table:formula="of:=[.B26]*[.$E$1]" office:value-type="float" office:value="8259.44">
            <text:p>8259</text:p>
          </table:table-cell>
          <table:table-cell table:style-name="ce2" table:formula="of:=[.C26]+[.B27]" office:value-type="float" office:value="231687.44">
            <text:p>231687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style-name="ce2" table:formula="of:=[.B27]*[.$E$1]" office:value-type="float" office:value="8094.2512">
            <text:p>8094</text:p>
          </table:table-cell>
          <table:table-cell table:style-name="ce2" table:formula="of:=[.C27]+[.B28]" office:value-type="float" office:value="239781.6912">
            <text:p>239782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style-name="ce2" table:formula="of:=[.B28]*[.$E$1]" office:value-type="float" office:value="7932.366176">
            <text:p>7932</text:p>
          </table:table-cell>
          <table:table-cell table:style-name="ce2" table:formula="of:=[.C28]+[.B29]" office:value-type="float" office:value="247714.057376">
            <text:p>247714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style-name="ce2" table:formula="of:=[.B29]*[.$E$1]" office:value-type="float" office:value="7773.71885248">
            <text:p>7774</text:p>
          </table:table-cell>
          <table:table-cell table:style-name="ce2" table:formula="of:=[.C29]+[.B30]" office:value-type="float" office:value="255487.77622848">
            <text:p>255488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style-name="ce2" table:formula="of:=[.B30]*[.$E$1]" office:value-type="float" office:value="7618.2444754304">
            <text:p>7618</text:p>
          </table:table-cell>
          <table:table-cell table:style-name="ce2" table:formula="of:=[.C30]+[.B31]" office:value-type="float" office:value="263106.02070391">
            <text:p>263106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style-name="ce2" table:formula="of:=[.B31]*[.$E$1]" office:value-type="float" office:value="7465.87958592179">
            <text:p>7466</text:p>
          </table:table-cell>
          <table:table-cell table:style-name="ce2" table:formula="of:=[.C31]+[.B32]" office:value-type="float" office:value="270571.900289832">
            <text:p>270572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style-name="ce2" table:formula="of:=[.B32]*[.$E$1]" office:value-type="float" office:value="7316.56199420336">
            <text:p>7317</text:p>
          </table:table-cell>
          <table:table-cell table:style-name="ce2" table:formula="of:=[.C32]+[.B33]" office:value-type="float" office:value="277888.462284035">
            <text:p>277888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style-name="ce2" table:formula="of:=[.B33]*[.$E$1]" office:value-type="float" office:value="7170.23075431929">
            <text:p>7170</text:p>
          </table:table-cell>
          <table:table-cell table:style-name="ce2" table:formula="of:=[.C33]+[.B34]" office:value-type="float" office:value="285058.693038355">
            <text:p>285059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style-name="ce2" table:formula="of:=[.B34]*[.$E$1]" office:value-type="float" office:value="7026.8261392329">
            <text:p>7027</text:p>
          </table:table-cell>
          <table:table-cell table:style-name="ce2" table:formula="of:=[.C34]+[.B35]" office:value-type="float" office:value="292085.519177588">
            <text:p>292086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style-name="ce2" table:formula="of:=[.B35]*[.$E$1]" office:value-type="float" office:value="6886.28961644825">
            <text:p>6886</text:p>
          </table:table-cell>
          <table:table-cell table:style-name="ce2" table:formula="of:=[.C35]+[.B36]" office:value-type="float" office:value="298971.808794036">
            <text:p>298972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style-name="ce2" table:formula="of:=[.B36]*[.$E$1]" office:value-type="float" office:value="6748.56382411928">
            <text:p>6749</text:p>
          </table:table-cell>
          <table:table-cell table:style-name="ce2" table:formula="of:=[.C36]+[.B37]" office:value-type="float" office:value="305720.372618155">
            <text:p>305720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style-name="ce2" table:formula="of:=[.B37]*[.$E$1]" office:value-type="float" office:value="6613.59254763689">
            <text:p>6614</text:p>
          </table:table-cell>
          <table:table-cell table:style-name="ce2" table:formula="of:=[.C37]+[.B38]" office:value-type="float" office:value="312333.965165792">
            <text:p>312334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style-name="ce2" table:formula="of:=[.B38]*[.$E$1]" office:value-type="float" office:value="6481.32069668416">
            <text:p>6481</text:p>
          </table:table-cell>
          <table:table-cell table:style-name="ce2" table:formula="of:=[.C38]+[.B39]" office:value-type="float" office:value="318815.285862476">
            <text:p>318815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style-name="ce2" table:formula="of:=[.B39]*[.$E$1]" office:value-type="float" office:value="6351.69428275047">
            <text:p>6352</text:p>
          </table:table-cell>
          <table:table-cell table:style-name="ce2" table:formula="of:=[.C39]+[.B40]" office:value-type="float" office:value="325166.980145227">
            <text:p>325167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style-name="ce2" table:formula="of:=[.B40]*[.$E$1]" office:value-type="float" office:value="6224.66039709546">
            <text:p>6225</text:p>
          </table:table-cell>
          <table:table-cell table:style-name="ce2" table:formula="of:=[.C40]+[.B41]" office:value-type="float" office:value="331391.640542322">
            <text:p>331392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style-name="ce2" table:formula="of:=[.B41]*[.$E$1]" office:value-type="float" office:value="6100.16718915355">
            <text:p>6100</text:p>
          </table:table-cell>
          <table:table-cell table:style-name="ce2" table:formula="of:=[.C41]+[.B42]" office:value-type="float" office:value="337491.807731476">
            <text:p>337492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style-name="ce2" table:formula="of:=[.B42]*[.$E$1]" office:value-type="float" office:value="5978.16384537048">
            <text:p>5978</text:p>
          </table:table-cell>
          <table:table-cell table:style-name="ce2" table:formula="of:=[.C42]+[.B43]" office:value-type="float" office:value="343469.971576846">
            <text:p>343470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style-name="ce2" table:formula="of:=[.B43]*[.$E$1]" office:value-type="float" office:value="5858.60056846307">
            <text:p>5859</text:p>
          </table:table-cell>
          <table:table-cell table:style-name="ce2" table:formula="of:=[.C43]+[.B44]" office:value-type="float" office:value="349328.572145309">
            <text:p>349329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style-name="ce2" table:formula="of:=[.B44]*[.$E$1]" office:value-type="float" office:value="5741.42855709381">
            <text:p>5741</text:p>
          </table:table-cell>
          <table:table-cell table:style-name="ce2" table:formula="of:=[.C44]+[.B45]" office:value-type="float" office:value="355070.000702403">
            <text:p>355070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style-name="ce2" table:formula="of:=[.B45]*[.$E$1]" office:value-type="float" office:value="5626.59998595193">
            <text:p>5627</text:p>
          </table:table-cell>
          <table:table-cell table:style-name="ce2" table:formula="of:=[.C45]+[.B46]" office:value-type="float" office:value="360696.600688355">
            <text:p>360697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style-name="ce2" table:formula="of:=[.B46]*[.$E$1]" office:value-type="float" office:value="5514.0679862329">
            <text:p>5514</text:p>
          </table:table-cell>
          <table:table-cell table:style-name="ce2" table:formula="of:=[.C46]+[.B47]" office:value-type="float" office:value="366210.668674588">
            <text:p>366211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style-name="ce2" table:formula="of:=[.B47]*[.$E$1]" office:value-type="float" office:value="5403.78662650824">
            <text:p>5404</text:p>
          </table:table-cell>
          <table:table-cell table:style-name="ce2" table:formula="of:=[.C47]+[.B48]" office:value-type="float" office:value="371614.455301096">
            <text:p>371614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style-name="ce2" table:formula="of:=[.B48]*[.$E$1]" office:value-type="float" office:value="5295.71089397807">
            <text:p>5296</text:p>
          </table:table-cell>
          <table:table-cell table:style-name="ce2" table:formula="of:=[.C48]+[.B49]" office:value-type="float" office:value="376910.166195074">
            <text:p>37691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style-name="ce2" table:formula="of:=[.B49]*[.$E$1]" office:value-type="float" office:value="5189.79667609851">
            <text:p>5190</text:p>
          </table:table-cell>
          <table:table-cell table:style-name="ce2" table:formula="of:=[.C49]+[.B50]" office:value-type="float" office:value="382099.962871173">
            <text:p>38210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style-name="ce2" table:formula="of:=[.B50]*[.$E$1]" office:value-type="float" office:value="5086.00074257654">
            <text:p>5086</text:p>
          </table:table-cell>
          <table:table-cell table:style-name="ce2" table:formula="of:=[.C50]+[.B51]" office:value-type="float" office:value="387185.963613749">
            <text:p>387186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style-name="ce2" table:formula="of:=[.B51]*[.$E$1]" office:value-type="float" office:value="4984.28072772501">
            <text:p>4984</text:p>
          </table:table-cell>
          <table:table-cell table:style-name="ce2" table:formula="of:=[.C51]+[.B52]" office:value-type="float" office:value="392170.244341474">
            <text:p>392170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style-name="ce2" table:formula="of:=[.B52]*[.$E$1]" office:value-type="float" office:value="4884.59511317051">
            <text:p>4885</text:p>
          </table:table-cell>
          <table:table-cell table:style-name="ce2" table:formula="of:=[.C52]+[.B53]" office:value-type="float" office:value="397054.839454645">
            <text:p>397055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style-name="ce2" table:formula="of:=[.B53]*[.$E$1]" office:value-type="float" office:value="4786.9032109071">
            <text:p>4787</text:p>
          </table:table-cell>
          <table:table-cell table:style-name="ce2" table:formula="of:=[.C53]+[.B54]" office:value-type="float" office:value="401841.742665552">
            <text:p>401842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style-name="ce2" table:formula="of:=[.B54]*[.$E$1]" office:value-type="float" office:value="4691.16514668896">
            <text:p>4691</text:p>
          </table:table-cell>
          <table:table-cell table:style-name="ce2" table:formula="of:=[.C54]+[.B55]" office:value-type="float" office:value="406532.907812241">
            <text:p>406533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style-name="ce2" table:formula="of:=[.B55]*[.$E$1]" office:value-type="float" office:value="4597.34184375518">
            <text:p>4597</text:p>
          </table:table-cell>
          <table:table-cell table:style-name="ce2" table:formula="of:=[.C55]+[.B56]" office:value-type="float" office:value="411130.249655996">
            <text:p>411130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style-name="ce2" table:formula="of:=[.B56]*[.$E$1]" office:value-type="float" office:value="4505.39500688007">
            <text:p>4505</text:p>
          </table:table-cell>
          <table:table-cell table:style-name="ce2" table:formula="of:=[.C56]+[.B57]" office:value-type="float" office:value="415635.644662876">
            <text:p>415636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style-name="ce2" table:formula="of:=[.B57]*[.$E$1]" office:value-type="float" office:value="4415.28710674247">
            <text:p>4415</text:p>
          </table:table-cell>
          <table:table-cell table:style-name="ce2" table:formula="of:=[.C57]+[.B58]" office:value-type="float" office:value="420050.931769619">
            <text:p>420051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style-name="ce2" table:formula="of:=[.B58]*[.$E$1]" office:value-type="float" office:value="4326.98136460762">
            <text:p>4327</text:p>
          </table:table-cell>
          <table:table-cell table:style-name="ce2" table:formula="of:=[.C58]+[.B59]" office:value-type="float" office:value="424377.913134226">
            <text:p>424378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style-name="ce2" table:formula="of:=[.B59]*[.$E$1]" office:value-type="float" office:value="4240.44173731547">
            <text:p>4240</text:p>
          </table:table-cell>
          <table:table-cell table:style-name="ce2" table:formula="of:=[.C59]+[.B60]" office:value-type="float" office:value="428618.354871542">
            <text:p>428618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style-name="ce2" table:formula="of:=[.B60]*[.$E$1]" office:value-type="float" office:value="4155.63290256916">
            <text:p>4156</text:p>
          </table:table-cell>
          <table:table-cell table:style-name="ce2" table:formula="of:=[.C60]+[.B61]" office:value-type="float" office:value="432773.987774111">
            <text:p>432774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style-name="ce2" table:formula="of:=[.B61]*[.$E$1]" office:value-type="float" office:value="4072.52024451778">
            <text:p>4073</text:p>
          </table:table-cell>
          <table:table-cell table:style-name="ce2" table:formula="of:=[.C61]+[.B62]" office:value-type="float" office:value="436846.508018629">
            <text:p>436847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style-name="ce2" table:formula="of:=[.B62]*[.$E$1]" office:value-type="float" office:value="3991.06983962742">
            <text:p>3991</text:p>
          </table:table-cell>
          <table:table-cell table:style-name="ce2" table:formula="of:=[.C62]+[.B63]" office:value-type="float" office:value="440837.577858256">
            <text:p>440838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style-name="ce2" table:formula="of:=[.B63]*[.$E$1]" office:value-type="float" office:value="3911.24844283487">
            <text:p>3911</text:p>
          </table:table-cell>
          <table:table-cell table:style-name="ce2" table:formula="of:=[.C63]+[.B64]" office:value-type="float" office:value="444748.826301091">
            <text:p>444749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style-name="ce2" table:formula="of:=[.B64]*[.$E$1]" office:value-type="float" office:value="3833.02347397817">
            <text:p>3833</text:p>
          </table:table-cell>
          <table:table-cell table:style-name="ce2" table:formula="of:=[.C64]+[.B65]" office:value-type="float" office:value="448581.849775069">
            <text:p>448582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style-name="ce2" table:formula="of:=[.B65]*[.$E$1]" office:value-type="float" office:value="3756.36300449861">
            <text:p>3756</text:p>
          </table:table-cell>
          <table:table-cell table:style-name="ce2" table:formula="of:=[.C65]+[.B66]" office:value-type="float" office:value="452338.212779568">
            <text:p>452338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style-name="ce2" table:formula="of:=[.B66]*[.$E$1]" office:value-type="float" office:value="3681.23574440864">
            <text:p>3681</text:p>
          </table:table-cell>
          <table:table-cell table:style-name="ce2" table:formula="of:=[.C66]+[.B67]" office:value-type="float" office:value="456019.448523976">
            <text:p>456019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style-name="ce2" table:formula="of:=[.B67]*[.$E$1]" office:value-type="float" office:value="3607.61102952047">
            <text:p>3608</text:p>
          </table:table-cell>
          <table:table-cell table:style-name="ce2" table:formula="of:=[.C67]+[.B68]" office:value-type="float" office:value="459627.059553497">
            <text:p>459627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style-name="ce2" table:formula="of:=[.B68]*[.$E$1]" office:value-type="float" office:value="3535.45880893006">
            <text:p>3535</text:p>
          </table:table-cell>
          <table:table-cell table:style-name="ce2" table:formula="of:=[.C68]+[.B69]" office:value-type="float" office:value="463162.518362427">
            <text:p>46316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style-name="ce2" table:formula="of:=[.B69]*[.$E$1]" office:value-type="float" office:value="3464.74963275145">
            <text:p>3465</text:p>
          </table:table-cell>
          <table:table-cell table:style-name="ce2" table:formula="of:=[.C69]+[.B70]" office:value-type="float" office:value="466627.267995178">
            <text:p>466627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style-name="ce2" table:formula="of:=[.B70]*[.$E$1]" office:value-type="float" office:value="3395.45464009643">
            <text:p>3395</text:p>
          </table:table-cell>
          <table:table-cell table:style-name="ce2" table:formula="of:=[.C70]+[.B71]" office:value-type="float" office:value="470022.722635275">
            <text:p>470023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style-name="ce2" table:formula="of:=[.B71]*[.$E$1]" office:value-type="float" office:value="3327.5455472945">
            <text:p>3328</text:p>
          </table:table-cell>
          <table:table-cell table:style-name="ce2" table:formula="of:=[.C71]+[.B72]" office:value-type="float" office:value="473350.268182569">
            <text:p>473350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style-name="ce2" table:formula="of:=[.B72]*[.$E$1]" office:value-type="float" office:value="3260.99463634861">
            <text:p>3261</text:p>
          </table:table-cell>
          <table:table-cell table:style-name="ce2" table:formula="of:=[.C72]+[.B73]" office:value-type="float" office:value="476611.262818918">
            <text:p>476611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style-name="ce2" table:formula="of:=[.B73]*[.$E$1]" office:value-type="float" office:value="3195.77474362163">
            <text:p>3196</text:p>
          </table:table-cell>
          <table:table-cell table:style-name="ce2" table:formula="of:=[.C73]+[.B74]" office:value-type="float" office:value="479807.037562539">
            <text:p>479807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style-name="ce2" table:formula="of:=[.B74]*[.$E$1]" office:value-type="float" office:value="3131.8592487492">
            <text:p>3132</text:p>
          </table:table-cell>
          <table:table-cell table:style-name="ce2" table:formula="of:=[.C74]+[.B75]" office:value-type="float" office:value="482938.896811289">
            <text:p>482939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style-name="ce2" table:formula="of:=[.B75]*[.$E$1]" office:value-type="float" office:value="3069.22206377422">
            <text:p>3069</text:p>
          </table:table-cell>
          <table:table-cell table:style-name="ce2" table:formula="of:=[.C75]+[.B76]" office:value-type="float" office:value="486008.118875063">
            <text:p>486008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style-name="ce2" table:formula="of:=[.B76]*[.$E$1]" office:value-type="float" office:value="3007.83762249873">
            <text:p>3008</text:p>
          </table:table-cell>
          <table:table-cell table:style-name="ce2" table:formula="of:=[.C76]+[.B77]" office:value-type="float" office:value="489015.956497562">
            <text:p>489016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style-name="ce2" table:formula="of:=[.B77]*[.$E$1]" office:value-type="float" office:value="2947.68087004876">
            <text:p>2948</text:p>
          </table:table-cell>
          <table:table-cell table:style-name="ce2" table:formula="of:=[.C77]+[.B78]" office:value-type="float" office:value="491963.63736761">
            <text:p>491964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style-name="ce2" table:formula="of:=[.B78]*[.$E$1]" office:value-type="float" office:value="2888.72725264778">
            <text:p>2889</text:p>
          </table:table-cell>
          <table:table-cell table:style-name="ce2" table:formula="of:=[.C78]+[.B79]" office:value-type="float" office:value="494852.364620258">
            <text:p>494852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style-name="ce2" table:formula="of:=[.B79]*[.$E$1]" office:value-type="float" office:value="2830.95270759483">
            <text:p>2831</text:p>
          </table:table-cell>
          <table:table-cell table:style-name="ce2" table:formula="of:=[.C79]+[.B80]" office:value-type="float" office:value="497683.317327853">
            <text:p>497683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style-name="ce2" table:formula="of:=[.B80]*[.$E$1]" office:value-type="float" office:value="2774.33365344293">
            <text:p>2774</text:p>
          </table:table-cell>
          <table:table-cell table:style-name="ce2" table:formula="of:=[.C80]+[.B81]" office:value-type="float" office:value="500457.650981296">
            <text:p>500458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style-name="ce2" table:formula="of:=[.B81]*[.$E$1]" office:value-type="float" office:value="2718.84698037407">
            <text:p>2719</text:p>
          </table:table-cell>
          <table:table-cell table:style-name="ce2" table:formula="of:=[.C81]+[.B82]" office:value-type="float" office:value="503176.49796167">
            <text:p>503176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style-name="ce2" table:formula="of:=[.B82]*[.$E$1]" office:value-type="float" office:value="2664.47004076659">
            <text:p>2664</text:p>
          </table:table-cell>
          <table:table-cell table:style-name="ce2" table:formula="of:=[.C82]+[.B83]" office:value-type="float" office:value="505840.968002437">
            <text:p>505841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style-name="ce2" table:formula="of:=[.B83]*[.$E$1]" office:value-type="float" office:value="2611.18063995126">
            <text:p>2611</text:p>
          </table:table-cell>
          <table:table-cell table:style-name="ce2" table:formula="of:=[.C83]+[.B84]" office:value-type="float" office:value="508452.148642388">
            <text:p>508452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style-name="ce2" table:formula="of:=[.B84]*[.$E$1]" office:value-type="float" office:value="2558.95702715223">
            <text:p>2559</text:p>
          </table:table-cell>
          <table:table-cell table:style-name="ce2" table:formula="of:=[.C84]+[.B85]" office:value-type="float" office:value="511011.10566954">
            <text:p>511011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style-name="ce2" table:formula="of:=[.B85]*[.$E$1]" office:value-type="float" office:value="2507.77788660919">
            <text:p>2508</text:p>
          </table:table-cell>
          <table:table-cell table:style-name="ce2" table:formula="of:=[.C85]+[.B86]" office:value-type="float" office:value="513518.883556149">
            <text:p>513519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style-name="ce2" table:formula="of:=[.B86]*[.$E$1]" office:value-type="float" office:value="2457.62232887701">
            <text:p>2458</text:p>
          </table:table-cell>
          <table:table-cell table:style-name="ce2" table:formula="of:=[.C86]+[.B87]" office:value-type="float" office:value="515976.505885026">
            <text:p>515977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style-name="ce2" table:formula="of:=[.B87]*[.$E$1]" office:value-type="float" office:value="2408.46988229947">
            <text:p>2408</text:p>
          </table:table-cell>
          <table:table-cell table:style-name="ce2" table:formula="of:=[.C87]+[.B88]" office:value-type="float" office:value="518384.975767326">
            <text:p>518385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style-name="ce2" table:formula="of:=[.B88]*[.$E$1]" office:value-type="float" office:value="2360.30048465348">
            <text:p>2360</text:p>
          </table:table-cell>
          <table:table-cell table:style-name="ce2" table:formula="of:=[.C88]+[.B89]" office:value-type="float" office:value="520745.276251979">
            <text:p>520745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style-name="ce2" table:formula="of:=[.B89]*[.$E$1]" office:value-type="float" office:value="2313.09447496041">
            <text:p>2313</text:p>
          </table:table-cell>
          <table:table-cell table:style-name="ce2" table:formula="of:=[.C89]+[.B90]" office:value-type="float" office:value="523058.37072694">
            <text:p>523058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style-name="ce2" table:formula="of:=[.B90]*[.$E$1]" office:value-type="float" office:value="2266.8325854612">
            <text:p>2267</text:p>
          </table:table-cell>
          <table:table-cell table:style-name="ce2" table:formula="of:=[.C90]+[.B91]" office:value-type="float" office:value="525325.203312401">
            <text:p>525325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style-name="ce2" table:formula="of:=[.B91]*[.$E$1]" office:value-type="float" office:value="2221.49593375197">
            <text:p>2221</text:p>
          </table:table-cell>
          <table:table-cell table:style-name="ce2" table:formula="of:=[.C91]+[.B92]" office:value-type="float" office:value="527546.699246153">
            <text:p>527547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style-name="ce2" table:formula="of:=[.B92]*[.$E$1]" office:value-type="float" office:value="2177.06601507693">
            <text:p>2177</text:p>
          </table:table-cell>
          <table:table-cell table:style-name="ce2" table:formula="of:=[.C92]+[.B93]" office:value-type="float" office:value="529723.76526123">
            <text:p>529724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style-name="ce2" table:formula="of:=[.B93]*[.$E$1]" office:value-type="float" office:value="2133.5246947754">
            <text:p>2134</text:p>
          </table:table-cell>
          <table:table-cell table:style-name="ce2" table:formula="of:=[.C93]+[.B94]" office:value-type="float" office:value="531857.289956005">
            <text:p>531857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style-name="ce2" table:formula="of:=[.B94]*[.$E$1]" office:value-type="float" office:value="2090.85420087989">
            <text:p>2091</text:p>
          </table:table-cell>
          <table:table-cell table:style-name="ce2" table:formula="of:=[.C94]+[.B95]" office:value-type="float" office:value="533948.144156885">
            <text:p>533948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style-name="ce2" table:formula="of:=[.B95]*[.$E$1]" office:value-type="float" office:value="2049.03711686229">
            <text:p>2049</text:p>
          </table:table-cell>
          <table:table-cell table:style-name="ce2" table:formula="of:=[.C95]+[.B96]" office:value-type="float" office:value="535997.181273747">
            <text:p>535997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style-name="ce2" table:formula="of:=[.B96]*[.$E$1]" office:value-type="float" office:value="2008.05637452504">
            <text:p>2008</text:p>
          </table:table-cell>
          <table:table-cell table:style-name="ce2" table:formula="of:=[.C96]+[.B97]" office:value-type="float" office:value="538005.237648272">
            <text:p>538005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style-name="ce2" table:formula="of:=[.B97]*[.$E$1]" office:value-type="float" office:value="1967.89524703454">
            <text:p>1968</text:p>
          </table:table-cell>
          <table:table-cell table:style-name="ce2" table:formula="of:=[.C97]+[.B98]" office:value-type="float" office:value="539973.132895307">
            <text:p>539973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style-name="ce2" table:formula="of:=[.B98]*[.$E$1]" office:value-type="float" office:value="1928.53734209385">
            <text:p>1929</text:p>
          </table:table-cell>
          <table:table-cell table:style-name="ce2" table:formula="of:=[.C98]+[.B99]" office:value-type="float" office:value="541901.670237401">
            <text:p>54190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style-name="ce2" table:formula="of:=[.B99]*[.$E$1]" office:value-type="float" office:value="1889.96659525198">
            <text:p>1890</text:p>
          </table:table-cell>
          <table:table-cell table:style-name="ce2" table:formula="of:=[.C99]+[.B100]" office:value-type="float" office:value="543791.636832653">
            <text:p>543792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style-name="ce2" table:formula="of:=[.B100]*[.$E$1]" office:value-type="float" office:value="1852.16726334694">
            <text:p>1852</text:p>
          </table:table-cell>
          <table:table-cell table:style-name="ce2" table:formula="of:=[.C100]+[.B101]" office:value-type="float" office:value="545643.804096">
            <text:p>545644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style-name="ce2" table:formula="of:=[.B101]*[.$E$1]" office:value-type="float" office:value="1815.12391808">
            <text:p>1815</text:p>
          </table:table-cell>
          <table:table-cell table:style-name="ce2" table:formula="of:=[.C101]+[.B102]" office:value-type="float" office:value="547458.92801408">
            <text:p>547459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style-name="ce2" table:formula="of:=[.B102]*[.$E$1]" office:value-type="float" office:value="1778.8214397184">
            <text:p>1779</text:p>
          </table:table-cell>
          <table:table-cell table:style-name="ce2" table:formula="of:=[.C102]+[.B103]" office:value-type="float" office:value="549237.749453798">
            <text:p>549238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style-name="ce2" table:formula="of:=[.B103]*[.$E$1]" office:value-type="float" office:value="1743.24501092403">
            <text:p>1743</text:p>
          </table:table-cell>
          <table:table-cell table:style-name="ce2" table:formula="of:=[.C103]+[.B104]" office:value-type="float" office:value="550980.994464722">
            <text:p>550981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style-name="ce2" table:formula="of:=[.B104]*[.$E$1]" office:value-type="float" office:value="1708.38011070555">
            <text:p>1708</text:p>
          </table:table-cell>
          <table:table-cell table:style-name="ce2" table:formula="of:=[.C104]+[.B105]" office:value-type="float" office:value="552689.374575427">
            <text:p>552689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style-name="ce2" table:formula="of:=[.B105]*[.$E$1]" office:value-type="float" office:value="1674.21250849144">
            <text:p>1674</text:p>
          </table:table-cell>
          <table:table-cell table:style-name="ce2" table:formula="of:=[.C105]+[.B106]" office:value-type="float" office:value="554363.587083919">
            <text:p>554364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style-name="ce2" table:formula="of:=[.B106]*[.$E$1]" office:value-type="float" office:value="1640.72825832161">
            <text:p>1641</text:p>
          </table:table-cell>
          <table:table-cell table:style-name="ce2" table:formula="of:=[.C106]+[.B107]" office:value-type="float" office:value="556004.315342241">
            <text:p>556004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style-name="ce2" table:formula="of:=[.B107]*[.$E$1]" office:value-type="float" office:value="1607.91369315518">
            <text:p>1608</text:p>
          </table:table-cell>
          <table:table-cell table:style-name="ce2" table:formula="of:=[.C107]+[.B108]" office:value-type="float" office:value="557612.229035396">
            <text:p>557612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style-name="ce2" table:formula="of:=[.B108]*[.$E$1]" office:value-type="float" office:value="1575.75541929207">
            <text:p>1576</text:p>
          </table:table-cell>
          <table:table-cell table:style-name="ce2" table:formula="of:=[.C108]+[.B109]" office:value-type="float" office:value="559187.984454688">
            <text:p>559188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style-name="ce2" table:formula="of:=[.B109]*[.$E$1]" office:value-type="float" office:value="1544.24031090623">
            <text:p>1544</text:p>
          </table:table-cell>
          <table:table-cell table:style-name="ce2" table:formula="of:=[.C109]+[.B110]" office:value-type="float" office:value="560732.224765594">
            <text:p>560732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style-name="ce2" table:formula="of:=[.B110]*[.$E$1]" office:value-type="float" office:value="1513.35550468811">
            <text:p>1513</text:p>
          </table:table-cell>
          <table:table-cell table:style-name="ce2" table:formula="of:=[.C110]+[.B111]" office:value-type="float" office:value="562245.580270282">
            <text:p>562246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style-name="ce2" table:formula="of:=[.B111]*[.$E$1]" office:value-type="float" office:value="1483.08839459435">
            <text:p>1483</text:p>
          </table:table-cell>
          <table:table-cell table:style-name="ce2" table:formula="of:=[.C111]+[.B112]" office:value-type="float" office:value="563728.668664876">
            <text:p>563729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style-name="ce2" table:formula="of:=[.B112]*[.$E$1]" office:value-type="float" office:value="1453.42662670246">
            <text:p>1453</text:p>
          </table:table-cell>
          <table:table-cell table:style-name="ce2" table:formula="of:=[.C112]+[.B113]" office:value-type="float" office:value="565182.095291579">
            <text:p>565182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style-name="ce2" table:formula="of:=[.B113]*[.$E$1]" office:value-type="float" office:value="1424.35809416841">
            <text:p>1424</text:p>
          </table:table-cell>
          <table:table-cell table:style-name="ce2" table:formula="of:=[.C113]+[.B114]" office:value-type="float" office:value="566606.453385747">
            <text:p>566606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style-name="ce2" table:formula="of:=[.B114]*[.$E$1]" office:value-type="float" office:value="1395.87093228504">
            <text:p>1396</text:p>
          </table:table-cell>
          <table:table-cell table:style-name="ce2" table:formula="of:=[.C114]+[.B115]" office:value-type="float" office:value="568002.324318032">
            <text:p>568002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style-name="ce2" table:formula="of:=[.B115]*[.$E$1]" office:value-type="float" office:value="1367.95351363934">
            <text:p>1368</text:p>
          </table:table-cell>
          <table:table-cell table:style-name="ce2" table:formula="of:=[.C115]+[.B116]" office:value-type="float" office:value="569370.277831672">
            <text:p>569370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style-name="ce2" table:formula="of:=[.B116]*[.$E$1]" office:value-type="float" office:value="1340.59444336655">
            <text:p>1341</text:p>
          </table:table-cell>
          <table:table-cell table:style-name="ce2" table:formula="of:=[.C116]+[.B117]" office:value-type="float" office:value="570710.872275038">
            <text:p>570711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style-name="ce2" table:formula="of:=[.B117]*[.$E$1]" office:value-type="float" office:value="1313.78255449922">
            <text:p>1314</text:p>
          </table:table-cell>
          <table:table-cell table:style-name="ce2" table:formula="of:=[.C117]+[.B118]" office:value-type="float" office:value="572024.654829537">
            <text:p>572025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style-name="ce2" table:formula="of:=[.B118]*[.$E$1]" office:value-type="float" office:value="1287.50690340924">
            <text:p>1288</text:p>
          </table:table-cell>
          <table:table-cell table:style-name="ce2" table:formula="of:=[.C118]+[.B119]" office:value-type="float" office:value="573312.161732947">
            <text:p>573312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style-name="ce2" table:formula="of:=[.B119]*[.$E$1]" office:value-type="float" office:value="1261.75676534105">
            <text:p>1262</text:p>
          </table:table-cell>
          <table:table-cell table:style-name="ce2" table:formula="of:=[.C119]+[.B120]" office:value-type="float" office:value="574573.918498288">
            <text:p>574574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style-name="ce2" table:formula="of:=[.B120]*[.$E$1]" office:value-type="float" office:value="1236.52163003423">
            <text:p>1237</text:p>
          </table:table-cell>
          <table:table-cell table:style-name="ce2" table:formula="of:=[.C120]+[.B121]" office:value-type="float" office:value="575810.440128322">
            <text:p>575810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style-name="ce2" table:formula="of:=[.B121]*[.$E$1]" office:value-type="float" office:value="1211.79119743355">
            <text:p>1212</text:p>
          </table:table-cell>
          <table:table-cell table:style-name="ce2" table:formula="of:=[.C121]+[.B122]" office:value-type="float" office:value="577022.231325755">
            <text:p>577022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style-name="ce2" table:formula="of:=[.B122]*[.$E$1]" office:value-type="float" office:value="1187.55537348488">
            <text:p>1188</text:p>
          </table:table-cell>
          <table:table-cell table:style-name="ce2" table:formula="of:=[.C122]+[.B123]" office:value-type="float" office:value="578209.78669924">
            <text:p>578210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style-name="ce2" table:formula="of:=[.B123]*[.$E$1]" office:value-type="float" office:value="1163.80426601518">
            <text:p>1164</text:p>
          </table:table-cell>
          <table:table-cell table:style-name="ce2" table:formula="of:=[.C123]+[.B124]" office:value-type="float" office:value="579373.590965256">
            <text:p>579374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style-name="ce2" table:formula="of:=[.B124]*[.$E$1]" office:value-type="float" office:value="1140.52818069488">
            <text:p>1141</text:p>
          </table:table-cell>
          <table:table-cell table:style-name="ce2" table:formula="of:=[.C124]+[.B125]" office:value-type="float" office:value="580514.11914595">
            <text:p>580514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style-name="ce2" table:formula="of:=[.B125]*[.$E$1]" office:value-type="float" office:value="1117.71761708098">
            <text:p>1118</text:p>
          </table:table-cell>
          <table:table-cell table:style-name="ce2" table:formula="of:=[.C125]+[.B126]" office:value-type="float" office:value="581631.836763031">
            <text:p>581632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style-name="ce2" table:formula="of:=[.B126]*[.$E$1]" office:value-type="float" office:value="1095.36326473936">
            <text:p>1095</text:p>
          </table:table-cell>
          <table:table-cell table:style-name="ce2" table:formula="of:=[.C126]+[.B127]" office:value-type="float" office:value="582727.200027771">
            <text:p>582727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style-name="ce2" table:formula="of:=[.B127]*[.$E$1]" office:value-type="float" office:value="1073.45599944457">
            <text:p>1073</text:p>
          </table:table-cell>
          <table:table-cell table:style-name="ce2" table:formula="of:=[.C127]+[.B128]" office:value-type="float" office:value="583800.656027215">
            <text:p>583801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style-name="ce2" table:formula="of:=[.B128]*[.$E$1]" office:value-type="float" office:value="1051.98687945568">
            <text:p>1052</text:p>
          </table:table-cell>
          <table:table-cell table:style-name="ce2" table:formula="of:=[.C128]+[.B129]" office:value-type="float" office:value="584852.642906671">
            <text:p>584853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style-name="ce2" table:formula="of:=[.B129]*[.$E$1]" office:value-type="float" office:value="1030.94714186657">
            <text:p>1031</text:p>
          </table:table-cell>
          <table:table-cell table:style-name="ce2" table:formula="of:=[.C129]+[.B130]" office:value-type="float" office:value="585883.590048538">
            <text:p>585884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style-name="ce2" table:formula="of:=[.B130]*[.$E$1]" office:value-type="float" office:value="1010.32819902923">
            <text:p>1010</text:p>
          </table:table-cell>
          <table:table-cell table:style-name="ce2" table:formula="of:=[.C130]+[.B131]" office:value-type="float" office:value="586893.918247567">
            <text:p>586894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style-name="ce2" table:formula="of:=[.B131]*[.$E$1]" office:value-type="float" office:value="990.12163504865">
            <text:p>990</text:p>
          </table:table-cell>
          <table:table-cell table:style-name="ce2" table:formula="of:=[.C131]+[.B132]" office:value-type="float" office:value="587884.039882615">
            <text:p>587884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style-name="ce2" table:formula="of:=[.B132]*[.$E$1]" office:value-type="float" office:value="970.319202347677">
            <text:p>970</text:p>
          </table:table-cell>
          <table:table-cell table:style-name="ce2" table:formula="of:=[.C132]+[.B133]" office:value-type="float" office:value="588854.359084963">
            <text:p>588854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style-name="ce2" table:formula="of:=[.B133]*[.$E$1]" office:value-type="float" office:value="950.912818300723">
            <text:p>951</text:p>
          </table:table-cell>
          <table:table-cell table:style-name="ce2" table:formula="of:=[.C133]+[.B134]" office:value-type="float" office:value="589805.271903264">
            <text:p>589805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style-name="ce2" table:formula="of:=[.B134]*[.$E$1]" office:value-type="float" office:value="931.894561934709">
            <text:p>932</text:p>
          </table:table-cell>
          <table:table-cell table:style-name="ce2" table:formula="of:=[.C134]+[.B135]" office:value-type="float" office:value="590737.166465199">
            <text:p>590737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style-name="ce2" table:formula="of:=[.B135]*[.$E$1]" office:value-type="float" office:value="913.256670696014">
            <text:p>913</text:p>
          </table:table-cell>
          <table:table-cell table:style-name="ce2" table:formula="of:=[.C135]+[.B136]" office:value-type="float" office:value="591650.423135895">
            <text:p>591650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style-name="ce2" table:formula="of:=[.B136]*[.$E$1]" office:value-type="float" office:value="894.991537282094">
            <text:p>895</text:p>
          </table:table-cell>
          <table:table-cell table:style-name="ce2" table:formula="of:=[.C136]+[.B137]" office:value-type="float" office:value="592545.414673177">
            <text:p>592545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style-name="ce2" table:formula="of:=[.B137]*[.$E$1]" office:value-type="float" office:value="877.091706536452">
            <text:p>877</text:p>
          </table:table-cell>
          <table:table-cell table:style-name="ce2" table:formula="of:=[.C137]+[.B138]" office:value-type="float" office:value="593422.506379713">
            <text:p>593423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style-name="ce2" table:formula="of:=[.B138]*[.$E$1]" office:value-type="float" office:value="859.549872405723">
            <text:p>860</text:p>
          </table:table-cell>
          <table:table-cell table:style-name="ce2" table:formula="of:=[.C138]+[.B139]" office:value-type="float" office:value="594282.056252119">
            <text:p>594282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style-name="ce2" table:formula="of:=[.B139]*[.$E$1]" office:value-type="float" office:value="842.358874957609">
            <text:p>842</text:p>
          </table:table-cell>
          <table:table-cell table:style-name="ce2" table:formula="of:=[.C139]+[.B140]" office:value-type="float" office:value="595124.415127077">
            <text:p>595124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style-name="ce2" table:formula="of:=[.B140]*[.$E$1]" office:value-type="float" office:value="825.511697458456">
            <text:p>826</text:p>
          </table:table-cell>
          <table:table-cell table:style-name="ce2" table:formula="of:=[.C140]+[.B141]" office:value-type="float" office:value="595949.926824535">
            <text:p>595950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style-name="ce2" table:formula="of:=[.B141]*[.$E$1]" office:value-type="float" office:value="809.001463509287">
            <text:p>809</text:p>
          </table:table-cell>
          <table:table-cell table:style-name="ce2" table:formula="of:=[.C141]+[.B142]" office:value-type="float" office:value="596758.928288044">
            <text:p>596759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style-name="ce2" table:formula="of:=[.B142]*[.$E$1]" office:value-type="float" office:value="792.821434239102">
            <text:p>793</text:p>
          </table:table-cell>
          <table:table-cell table:style-name="ce2" table:formula="of:=[.C142]+[.B143]" office:value-type="float" office:value="597551.749722283">
            <text:p>597552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style-name="ce2" table:formula="of:=[.B143]*[.$E$1]" office:value-type="float" office:value="776.96500555432">
            <text:p>777</text:p>
          </table:table-cell>
          <table:table-cell table:style-name="ce2" table:formula="of:=[.C143]+[.B144]" office:value-type="float" office:value="598328.714727838">
            <text:p>598329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style-name="ce2" table:formula="of:=[.B144]*[.$E$1]" office:value-type="float" office:value="761.425705443233">
            <text:p>761</text:p>
          </table:table-cell>
          <table:table-cell table:style-name="ce2" table:formula="of:=[.C144]+[.B145]" office:value-type="float" office:value="599090.140433281">
            <text:p>599090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style-name="ce2" table:formula="of:=[.B145]*[.$E$1]" office:value-type="float" office:value="746.197191334368">
            <text:p>746</text:p>
          </table:table-cell>
          <table:table-cell table:style-name="ce2" table:formula="of:=[.C145]+[.B146]" office:value-type="float" office:value="599836.337624615">
            <text:p>599836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style-name="ce2" table:formula="of:=[.B146]*[.$E$1]" office:value-type="float" office:value="731.273247507681">
            <text:p>731</text:p>
          </table:table-cell>
          <table:table-cell table:style-name="ce2" table:formula="of:=[.C146]+[.B147]" office:value-type="float" office:value="600567.610872123">
            <text:p>600568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style-name="ce2" table:formula="of:=[.B147]*[.$E$1]" office:value-type="float" office:value="716.647782557527">
            <text:p>717</text:p>
          </table:table-cell>
          <table:table-cell table:style-name="ce2" table:formula="of:=[.C147]+[.B148]" office:value-type="float" office:value="601284.258654681">
            <text:p>601284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style-name="ce2" table:formula="of:=[.B148]*[.$E$1]" office:value-type="float" office:value="702.314826906377">
            <text:p>702</text:p>
          </table:table-cell>
          <table:table-cell table:style-name="ce2" table:formula="of:=[.C148]+[.B149]" office:value-type="float" office:value="601986.573481587">
            <text:p>601987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style-name="ce2" table:formula="of:=[.B149]*[.$E$1]" office:value-type="float" office:value="688.268530368249">
            <text:p>688</text:p>
          </table:table-cell>
          <table:table-cell table:style-name="ce2" table:formula="of:=[.C149]+[.B150]" office:value-type="float" office:value="602674.842011955">
            <text:p>602675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style-name="ce2" table:formula="of:=[.B150]*[.$E$1]" office:value-type="float" office:value="674.503159760884">
            <text:p>675</text:p>
          </table:table-cell>
          <table:table-cell table:style-name="ce2" table:formula="of:=[.C150]+[.B151]" office:value-type="float" office:value="603349.345171716">
            <text:p>603349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style-name="ce2" table:formula="of:=[.B151]*[.$E$1]" office:value-type="float" office:value="661.013096565667">
            <text:p>661</text:p>
          </table:table-cell>
          <table:table-cell table:style-name="ce2" table:formula="of:=[.C151]+[.B152]" office:value-type="float" office:value="604010.358268282">
            <text:p>604010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style-name="ce2" table:formula="of:=[.B152]*[.$E$1]" office:value-type="float" office:value="647.792834634353">
            <text:p>648</text:p>
          </table:table-cell>
          <table:table-cell table:style-name="ce2" table:formula="of:=[.C152]+[.B153]" office:value-type="float" office:value="604658.151102916">
            <text:p>604658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style-name="ce2" table:formula="of:=[.B153]*[.$E$1]" office:value-type="float" office:value="634.836977941666">
            <text:p>635</text:p>
          </table:table-cell>
          <table:table-cell table:style-name="ce2" table:formula="of:=[.C153]+[.B154]" office:value-type="float" office:value="605292.988080858">
            <text:p>605293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style-name="ce2" table:formula="of:=[.B154]*[.$E$1]" office:value-type="float" office:value="622.140238382833">
            <text:p>622</text:p>
          </table:table-cell>
          <table:table-cell table:style-name="ce2" table:formula="of:=[.C154]+[.B155]" office:value-type="float" office:value="605915.128319241">
            <text:p>605915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style-name="ce2" table:formula="of:=[.B155]*[.$E$1]" office:value-type="float" office:value="609.697433615176">
            <text:p>610</text:p>
          </table:table-cell>
          <table:table-cell table:style-name="ce2" table:formula="of:=[.C155]+[.B156]" office:value-type="float" office:value="606524.825752856">
            <text:p>606525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style-name="ce2" table:formula="of:=[.B156]*[.$E$1]" office:value-type="float" office:value="597.503484942873">
            <text:p>598</text:p>
          </table:table-cell>
          <table:table-cell table:style-name="ce2" table:formula="of:=[.C156]+[.B157]" office:value-type="float" office:value="607122.329237799">
            <text:p>607122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style-name="ce2" table:formula="of:=[.B157]*[.$E$1]" office:value-type="float" office:value="585.553415244015">
            <text:p>586</text:p>
          </table:table-cell>
          <table:table-cell table:style-name="ce2" table:formula="of:=[.C157]+[.B158]" office:value-type="float" office:value="607707.882653043">
            <text:p>607708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style-name="ce2" table:formula="of:=[.B158]*[.$E$1]" office:value-type="float" office:value="573.842346939135">
            <text:p>574</text:p>
          </table:table-cell>
          <table:table-cell table:style-name="ce2" table:formula="of:=[.C158]+[.B159]" office:value-type="float" office:value="608281.724999982">
            <text:p>608282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style-name="ce2" table:formula="of:=[.B159]*[.$E$1]" office:value-type="float" office:value="562.365500000352">
            <text:p>562</text:p>
          </table:table-cell>
          <table:table-cell table:style-name="ce2" table:formula="of:=[.C159]+[.B160]" office:value-type="float" office:value="608844.090499982">
            <text:p>608844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style-name="ce2" table:formula="of:=[.B160]*[.$E$1]" office:value-type="float" office:value="551.118190000345">
            <text:p>551</text:p>
          </table:table-cell>
          <table:table-cell table:style-name="ce2" table:formula="of:=[.C160]+[.B161]" office:value-type="float" office:value="609395.208689982">
            <text:p>609395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style-name="ce2" table:formula="of:=[.B161]*[.$E$1]" office:value-type="float" office:value="540.095826200338">
            <text:p>540</text:p>
          </table:table-cell>
          <table:table-cell table:style-name="ce2" table:formula="of:=[.C161]+[.B162]" office:value-type="float" office:value="609935.304516183">
            <text:p>609935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style-name="ce2" table:formula="of:=[.B162]*[.$E$1]" office:value-type="float" office:value="529.293909676332">
            <text:p>529</text:p>
          </table:table-cell>
          <table:table-cell table:style-name="ce2" table:formula="of:=[.C162]+[.B163]" office:value-type="float" office:value="610464.598425859">
            <text:p>610465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style-name="ce2" table:formula="of:=[.B163]*[.$E$1]" office:value-type="float" office:value="518.708031482805">
            <text:p>519</text:p>
          </table:table-cell>
          <table:table-cell table:style-name="ce2" table:formula="of:=[.C163]+[.B164]" office:value-type="float" office:value="610983.306457342">
            <text:p>610983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style-name="ce2" table:formula="of:=[.B164]*[.$E$1]" office:value-type="float" office:value="508.333870853149">
            <text:p>508</text:p>
          </table:table-cell>
          <table:table-cell table:style-name="ce2" table:formula="of:=[.C164]+[.B165]" office:value-type="float" office:value="611491.640328195">
            <text:p>611492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style-name="ce2" table:formula="of:=[.B165]*[.$E$1]" office:value-type="float" office:value="498.167193436086">
            <text:p>498</text:p>
          </table:table-cell>
          <table:table-cell table:style-name="ce2" table:formula="of:=[.C165]+[.B166]" office:value-type="float" office:value="611989.807521631">
            <text:p>611990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style-name="ce2" table:formula="of:=[.B166]*[.$E$1]" office:value-type="float" office:value="488.203849567364">
            <text:p>488</text:p>
          </table:table-cell>
          <table:table-cell table:style-name="ce2" table:formula="of:=[.C166]+[.B167]" office:value-type="float" office:value="612478.011371198">
            <text:p>612478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style-name="ce2" table:formula="of:=[.B167]*[.$E$1]" office:value-type="float" office:value="478.439772576017">
            <text:p>478</text:p>
          </table:table-cell>
          <table:table-cell table:style-name="ce2" table:formula="of:=[.C167]+[.B168]" office:value-type="float" office:value="612956.451143774">
            <text:p>612956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style-name="ce2" table:formula="of:=[.B168]*[.$E$1]" office:value-type="float" office:value="468.870977124496">
            <text:p>469</text:p>
          </table:table-cell>
          <table:table-cell table:style-name="ce2" table:formula="of:=[.C168]+[.B169]" office:value-type="float" office:value="613425.322120899">
            <text:p>613425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style-name="ce2" table:formula="of:=[.B169]*[.$E$1]" office:value-type="float" office:value="459.493557582007">
            <text:p>459</text:p>
          </table:table-cell>
          <table:table-cell table:style-name="ce2" table:formula="of:=[.C169]+[.B170]" office:value-type="float" office:value="613884.815678481">
            <text:p>613885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style-name="ce2" table:formula="of:=[.B170]*[.$E$1]" office:value-type="float" office:value="450.303686430366">
            <text:p>450</text:p>
          </table:table-cell>
          <table:table-cell table:style-name="ce2" table:formula="of:=[.C170]+[.B171]" office:value-type="float" office:value="614335.119364911">
            <text:p>614335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style-name="ce2" table:formula="of:=[.B171]*[.$E$1]" office:value-type="float" office:value="441.297612701759">
            <text:p>441</text:p>
          </table:table-cell>
          <table:table-cell table:style-name="ce2" table:formula="of:=[.C171]+[.B172]" office:value-type="float" office:value="614776.416977613">
            <text:p>614776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style-name="ce2" table:formula="of:=[.B172]*[.$E$1]" office:value-type="float" office:value="432.471660447724">
            <text:p>432</text:p>
          </table:table-cell>
          <table:table-cell table:style-name="ce2" table:formula="of:=[.C172]+[.B173]" office:value-type="float" office:value="615208.888638061">
            <text:p>615209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style-name="ce2" table:formula="of:=[.B173]*[.$E$1]" office:value-type="float" office:value="423.822227238769">
            <text:p>424</text:p>
          </table:table-cell>
          <table:table-cell table:style-name="ce2" table:formula="of:=[.C173]+[.B174]" office:value-type="float" office:value="615632.7108653">
            <text:p>615633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style-name="ce2" table:formula="of:=[.B174]*[.$E$1]" office:value-type="float" office:value="415.345782693994">
            <text:p>415</text:p>
          </table:table-cell>
          <table:table-cell table:style-name="ce2" table:formula="of:=[.C174]+[.B175]" office:value-type="float" office:value="616048.056647994">
            <text:p>616048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style-name="ce2" table:formula="of:=[.B175]*[.$E$1]" office:value-type="float" office:value="407.038867040114">
            <text:p>407</text:p>
          </table:table-cell>
          <table:table-cell table:style-name="ce2" table:formula="of:=[.C175]+[.B176]" office:value-type="float" office:value="616455.095515034">
            <text:p>616455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style-name="ce2" table:formula="of:=[.B176]*[.$E$1]" office:value-type="float" office:value="398.898089699312">
            <text:p>399</text:p>
          </table:table-cell>
          <table:table-cell table:style-name="ce2" table:formula="of:=[.C176]+[.B177]" office:value-type="float" office:value="616853.993604733">
            <text:p>616854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style-name="ce2" table:formula="of:=[.B177]*[.$E$1]" office:value-type="float" office:value="390.920127905325">
            <text:p>391</text:p>
          </table:table-cell>
          <table:table-cell table:style-name="ce2" table:formula="of:=[.C177]+[.B178]" office:value-type="float" office:value="617244.913732638">
            <text:p>617245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style-name="ce2" table:formula="of:=[.B178]*[.$E$1]" office:value-type="float" office:value="383.101725347219">
            <text:p>383</text:p>
          </table:table-cell>
          <table:table-cell table:style-name="ce2" table:formula="of:=[.C178]+[.B179]" office:value-type="float" office:value="617628.015457986">
            <text:p>617628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style-name="ce2" table:formula="of:=[.B179]*[.$E$1]" office:value-type="float" office:value="375.439690840275">
            <text:p>375</text:p>
          </table:table-cell>
          <table:table-cell table:style-name="ce2" table:formula="of:=[.C179]+[.B180]" office:value-type="float" office:value="618003.455148826">
            <text:p>618003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style-name="ce2" table:formula="of:=[.B180]*[.$E$1]" office:value-type="float" office:value="367.930897023469">
            <text:p>368</text:p>
          </table:table-cell>
          <table:table-cell table:style-name="ce2" table:formula="of:=[.C180]+[.B181]" office:value-type="float" office:value="618371.386045849">
            <text:p>618371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style-name="ce2" table:formula="of:=[.B181]*[.$E$1]" office:value-type="float" office:value="360.572279083">
            <text:p>361</text:p>
          </table:table-cell>
          <table:table-cell table:style-name="ce2" table:formula="of:=[.C181]+[.B182]" office:value-type="float" office:value="618731.958324932">
            <text:p>618732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style-name="ce2" table:formula="of:=[.B182]*[.$E$1]" office:value-type="float" office:value="353.36083350134">
            <text:p>353</text:p>
          </table:table-cell>
          <table:table-cell table:style-name="ce2" table:formula="of:=[.C182]+[.B183]" office:value-type="float" office:value="619085.319158434">
            <text:p>619085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style-name="ce2" table:formula="of:=[.B183]*[.$E$1]" office:value-type="float" office:value="346.293616831313">
            <text:p>346</text:p>
          </table:table-cell>
          <table:table-cell table:style-name="ce2" table:formula="of:=[.C183]+[.B184]" office:value-type="float" office:value="619431.612775265">
            <text:p>619432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style-name="ce2" table:formula="of:=[.B184]*[.$E$1]" office:value-type="float" office:value="339.367744494687">
            <text:p>339</text:p>
          </table:table-cell>
          <table:table-cell table:style-name="ce2" table:formula="of:=[.C184]+[.B185]" office:value-type="float" office:value="619770.980519759">
            <text:p>619771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style-name="ce2" table:formula="of:=[.B185]*[.$E$1]" office:value-type="float" office:value="332.580389604793">
            <text:p>333</text:p>
          </table:table-cell>
          <table:table-cell table:style-name="ce2" table:formula="of:=[.C185]+[.B186]" office:value-type="float" office:value="620103.560909364">
            <text:p>620104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style-name="ce2" table:formula="of:=[.B186]*[.$E$1]" office:value-type="float" office:value="325.928781812697">
            <text:p>326</text:p>
          </table:table-cell>
          <table:table-cell table:style-name="ce2" table:formula="of:=[.C186]+[.B187]" office:value-type="float" office:value="620429.489691177">
            <text:p>620429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style-name="ce2" table:formula="of:=[.B187]*[.$E$1]" office:value-type="float" office:value="319.410206176443">
            <text:p>319</text:p>
          </table:table-cell>
          <table:table-cell table:style-name="ce2" table:formula="of:=[.C187]+[.B188]" office:value-type="float" office:value="620748.899897353">
            <text:p>620749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style-name="ce2" table:formula="of:=[.B188]*[.$E$1]" office:value-type="float" office:value="313.022002052914">
            <text:p>313</text:p>
          </table:table-cell>
          <table:table-cell table:style-name="ce2" table:formula="of:=[.C188]+[.B189]" office:value-type="float" office:value="621061.921899406">
            <text:p>621062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style-name="ce2" table:formula="of:=[.B189]*[.$E$1]" office:value-type="float" office:value="306.761562011856">
            <text:p>307</text:p>
          </table:table-cell>
          <table:table-cell table:style-name="ce2" table:formula="of:=[.C189]+[.B190]" office:value-type="float" office:value="621368.683461418">
            <text:p>621369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style-name="ce2" table:formula="of:=[.B190]*[.$E$1]" office:value-type="float" office:value="300.626330771619">
            <text:p>301</text:p>
          </table:table-cell>
          <table:table-cell table:style-name="ce2" table:formula="of:=[.C190]+[.B191]" office:value-type="float" office:value="621669.30979219">
            <text:p>621669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style-name="ce2" table:formula="of:=[.B191]*[.$E$1]" office:value-type="float" office:value="294.613804156186">
            <text:p>295</text:p>
          </table:table-cell>
          <table:table-cell table:style-name="ce2" table:formula="of:=[.C191]+[.B192]" office:value-type="float" office:value="621963.923596346">
            <text:p>621964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style-name="ce2" table:formula="of:=[.B192]*[.$E$1]" office:value-type="float" office:value="288.721528073063">
            <text:p>289</text:p>
          </table:table-cell>
          <table:table-cell table:style-name="ce2" table:formula="of:=[.C192]+[.B193]" office:value-type="float" office:value="622252.645124419">
            <text:p>622253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style-name="ce2" table:formula="of:=[.B193]*[.$E$1]" office:value-type="float" office:value="282.947097511601">
            <text:p>283</text:p>
          </table:table-cell>
          <table:table-cell table:style-name="ce2" table:formula="of:=[.C193]+[.B194]" office:value-type="float" office:value="622535.592221931">
            <text:p>622536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style-name="ce2" table:formula="of:=[.B194]*[.$E$1]" office:value-type="float" office:value="277.288155561369">
            <text:p>277</text:p>
          </table:table-cell>
          <table:table-cell table:style-name="ce2" table:formula="of:=[.C194]+[.B195]" office:value-type="float" office:value="622812.880377492">
            <text:p>622813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style-name="ce2" table:formula="of:=[.B195]*[.$E$1]" office:value-type="float" office:value="271.742392450142">
            <text:p>272</text:p>
          </table:table-cell>
          <table:table-cell table:style-name="ce2" table:formula="of:=[.C195]+[.B196]" office:value-type="float" office:value="623084.622769942">
            <text:p>623085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style-name="ce2" table:formula="of:=[.B196]*[.$E$1]" office:value-type="float" office:value="266.307544601139">
            <text:p>266</text:p>
          </table:table-cell>
          <table:table-cell table:style-name="ce2" table:formula="of:=[.C196]+[.B197]" office:value-type="float" office:value="623350.930314543">
            <text:p>623351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style-name="ce2" table:formula="of:=[.B197]*[.$E$1]" office:value-type="float" office:value="260.981393709116">
            <text:p>261</text:p>
          </table:table-cell>
          <table:table-cell table:style-name="ce2" table:formula="of:=[.C197]+[.B198]" office:value-type="float" office:value="623611.911708252">
            <text:p>623612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style-name="ce2" table:formula="of:=[.B198]*[.$E$1]" office:value-type="float" office:value="255.761765834934">
            <text:p>256</text:p>
          </table:table-cell>
          <table:table-cell table:style-name="ce2" table:formula="of:=[.C198]+[.B199]" office:value-type="float" office:value="623867.673474087">
            <text:p>623868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style-name="ce2" table:formula="of:=[.B199]*[.$E$1]" office:value-type="float" office:value="250.646530518235">
            <text:p>251</text:p>
          </table:table-cell>
          <table:table-cell table:style-name="ce2" table:formula="of:=[.C199]+[.B200]" office:value-type="float" office:value="624118.320004606">
            <text:p>624118</text:p>
          </table:table-cell>
          <table:table-cell table:number-columns-repeated="2"/>
        </table:table-row>
        <table:table-row table:style-name="ro2" table:number-rows-repeated="104837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2013" table:style-name="ta1" table:print="false">
        <table:table-column table:style-name="co2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8950">
            <text:p>8950</text:p>
          </table:table-cell>
          <table:table-cell table:formula="of:=[.B1]" office:value-type="float" office:value="8950">
            <text:p>8950</text:p>
          </table:table-cell>
          <table:table-cell office:value-type="float" office:value="8950">
            <text:p>8950</text:p>
          </table:table-cell>
          <table:table-cell office:value-type="float" office:value="0.98">
            <text:p>0,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8950">
            <text:p>8950</text:p>
          </table:table-cell>
          <table:table-cell table:formula="of:=[.C1]+[.B2]" office:value-type="float" office:value="17900">
            <text:p>179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8950">
            <text:p>8950</text:p>
          </table:table-cell>
          <table:table-cell table:formula="of:=[.C2]+[.B3]" office:value-type="float" office:value="26850">
            <text:p>2685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8950">
            <text:p>8950</text:p>
          </table:table-cell>
          <table:table-cell table:formula="of:=[.C3]+[.B4]" office:value-type="float" office:value="35800">
            <text:p>358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8950">
            <text:p>8950</text:p>
          </table:table-cell>
          <table:table-cell table:formula="of:=[.C4]+[.B5]" office:value-type="float" office:value="44750">
            <text:p>4475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8950">
            <text:p>8950</text:p>
          </table:table-cell>
          <table:table-cell table:formula="of:=[.C5]+[.B6]" office:value-type="float" office:value="53700">
            <text:p>537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8950">
            <text:p>8950</text:p>
          </table:table-cell>
          <table:table-cell table:formula="of:=[.C6]+[.B7]" office:value-type="float" office:value="62650">
            <text:p>6265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8950">
            <text:p>8950</text:p>
          </table:table-cell>
          <table:table-cell table:formula="of:=[.C7]+[.B8]" office:value-type="float" office:value="71600">
            <text:p>716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8950">
            <text:p>8950</text:p>
          </table:table-cell>
          <table:table-cell table:formula="of:=[.C8]+[.B9]" office:value-type="float" office:value="80550">
            <text:p>8055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8950">
            <text:p>8950</text:p>
          </table:table-cell>
          <table:table-cell table:formula="of:=[.C9]+[.B10]" office:value-type="float" office:value="89500">
            <text:p>895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8950">
            <text:p>8950</text:p>
          </table:table-cell>
          <table:table-cell table:formula="of:=[.C10]+[.B11]" office:value-type="float" office:value="98450">
            <text:p>9845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8950">
            <text:p>8950</text:p>
          </table:table-cell>
          <table:table-cell table:formula="of:=[.C11]+[.B12]" office:value-type="float" office:value="107400">
            <text:p>1074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8950">
            <text:p>8950</text:p>
          </table:table-cell>
          <table:table-cell table:formula="of:=[.C12]+[.B13]" office:value-type="float" office:value="116350">
            <text:p>11635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8950">
            <text:p>8950</text:p>
          </table:table-cell>
          <table:table-cell table:formula="of:=[.C13]+[.B14]" office:value-type="float" office:value="125300">
            <text:p>1253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8950">
            <text:p>8950</text:p>
          </table:table-cell>
          <table:table-cell table:formula="of:=[.C14]+[.B15]" office:value-type="float" office:value="134250">
            <text:p>13425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8950">
            <text:p>8950</text:p>
          </table:table-cell>
          <table:table-cell table:formula="of:=[.C15]+[.B16]" office:value-type="float" office:value="143200">
            <text:p>14320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8950">
            <text:p>8950</text:p>
          </table:table-cell>
          <table:table-cell table:formula="of:=[.C16]+[.B17]" office:value-type="float" office:value="152150">
            <text:p>15215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8950">
            <text:p>8950</text:p>
          </table:table-cell>
          <table:table-cell table:formula="of:=[.C17]+[.B18]" office:value-type="float" office:value="161100">
            <text:p>16110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8950">
            <text:p>8950</text:p>
          </table:table-cell>
          <table:table-cell table:formula="of:=[.C18]+[.B19]" office:value-type="float" office:value="170050">
            <text:p>17005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8950">
            <text:p>8950</text:p>
          </table:table-cell>
          <table:table-cell table:formula="of:=[.C19]+[.B20]" office:value-type="float" office:value="179000">
            <text:p>1790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8950">
            <text:p>8950</text:p>
          </table:table-cell>
          <table:table-cell table:formula="of:=[.C20]+[.B21]" office:value-type="float" office:value="187950">
            <text:p>18795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8950">
            <text:p>8950</text:p>
          </table:table-cell>
          <table:table-cell table:formula="of:=[.C21]+[.B22]" office:value-type="float" office:value="196900">
            <text:p>19690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8950">
            <text:p>8950</text:p>
          </table:table-cell>
          <table:table-cell table:formula="of:=[.C22]+[.B23]" office:value-type="float" office:value="205850">
            <text:p>20585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8950">
            <text:p>8950</text:p>
          </table:table-cell>
          <table:table-cell table:formula="of:=[.C23]+[.B24]" office:value-type="float" office:value="214800">
            <text:p>21480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8950">
            <text:p>8950</text:p>
          </table:table-cell>
          <table:table-cell table:formula="of:=[.C24]+[.B25]" office:value-type="float" office:value="223750">
            <text:p>22375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8771">
            <text:p>8771</text:p>
          </table:table-cell>
          <table:table-cell table:formula="of:=[.C25]+[.B26]" office:value-type="float" office:value="232521">
            <text:p>232521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8595.58">
            <text:p>8596</text:p>
          </table:table-cell>
          <table:table-cell table:formula="of:=[.C26]+[.B27]" office:value-type="float" office:value="241116.58">
            <text:p>241117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8423.6684">
            <text:p>8424</text:p>
          </table:table-cell>
          <table:table-cell table:formula="of:=[.C27]+[.B28]" office:value-type="float" office:value="249540.2484">
            <text:p>24954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8255.195032">
            <text:p>8255</text:p>
          </table:table-cell>
          <table:table-cell table:formula="of:=[.C28]+[.B29]" office:value-type="float" office:value="257795.443432">
            <text:p>257795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8090.09113136">
            <text:p>8090</text:p>
          </table:table-cell>
          <table:table-cell table:formula="of:=[.C29]+[.B30]" office:value-type="float" office:value="265885.53456336">
            <text:p>265886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7928.2893087328">
            <text:p>7928</text:p>
          </table:table-cell>
          <table:table-cell table:formula="of:=[.C30]+[.B31]" office:value-type="float" office:value="273813.823872093">
            <text:p>273814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7769.72352255814">
            <text:p>7770</text:p>
          </table:table-cell>
          <table:table-cell table:formula="of:=[.C31]+[.B32]" office:value-type="float" office:value="281583.547394651">
            <text:p>281584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7614.32905210698">
            <text:p>7614</text:p>
          </table:table-cell>
          <table:table-cell table:formula="of:=[.C32]+[.B33]" office:value-type="float" office:value="289197.876446758">
            <text:p>289198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7462.04247106484">
            <text:p>7462</text:p>
          </table:table-cell>
          <table:table-cell table:formula="of:=[.C33]+[.B34]" office:value-type="float" office:value="296659.918917823">
            <text:p>29666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7312.80162164354">
            <text:p>7313</text:p>
          </table:table-cell>
          <table:table-cell table:formula="of:=[.C34]+[.B35]" office:value-type="float" office:value="303972.720539466">
            <text:p>303973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7166.54558921067">
            <text:p>7167</text:p>
          </table:table-cell>
          <table:table-cell table:formula="of:=[.C35]+[.B36]" office:value-type="float" office:value="311139.266128677">
            <text:p>311139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7023.21467742646">
            <text:p>7023</text:p>
          </table:table-cell>
          <table:table-cell table:formula="of:=[.C36]+[.B37]" office:value-type="float" office:value="318162.480806103">
            <text:p>318162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6882.75038387793">
            <text:p>6883</text:p>
          </table:table-cell>
          <table:table-cell table:formula="of:=[.C37]+[.B38]" office:value-type="float" office:value="325045.231189981">
            <text:p>325045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6745.09537620037">
            <text:p>6745</text:p>
          </table:table-cell>
          <table:table-cell table:formula="of:=[.C38]+[.B39]" office:value-type="float" office:value="331790.326566182">
            <text:p>33179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6610.19346867636">
            <text:p>6610</text:p>
          </table:table-cell>
          <table:table-cell table:formula="of:=[.C39]+[.B40]" office:value-type="float" office:value="338400.520034858">
            <text:p>338401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6477.98959930284">
            <text:p>6478</text:p>
          </table:table-cell>
          <table:table-cell table:formula="of:=[.C40]+[.B41]" office:value-type="float" office:value="344878.509634161">
            <text:p>344879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6348.42980731678">
            <text:p>6348</text:p>
          </table:table-cell>
          <table:table-cell table:formula="of:=[.C41]+[.B42]" office:value-type="float" office:value="351226.939441478">
            <text:p>351227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6221.46121117044">
            <text:p>6221</text:p>
          </table:table-cell>
          <table:table-cell table:formula="of:=[.C42]+[.B43]" office:value-type="float" office:value="357448.400652648">
            <text:p>357448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6097.03198694704">
            <text:p>6097</text:p>
          </table:table-cell>
          <table:table-cell table:formula="of:=[.C43]+[.B44]" office:value-type="float" office:value="363545.432639595">
            <text:p>363545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5975.0913472081">
            <text:p>5975</text:p>
          </table:table-cell>
          <table:table-cell table:formula="of:=[.C44]+[.B45]" office:value-type="float" office:value="369520.523986803">
            <text:p>369521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5855.58952026393">
            <text:p>5856</text:p>
          </table:table-cell>
          <table:table-cell table:formula="of:=[.C45]+[.B46]" office:value-type="float" office:value="375376.113507067">
            <text:p>375376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5738.47772985865">
            <text:p>5738</text:p>
          </table:table-cell>
          <table:table-cell table:formula="of:=[.C46]+[.B47]" office:value-type="float" office:value="381114.591236926">
            <text:p>381115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5623.70817526148">
            <text:p>5624</text:p>
          </table:table-cell>
          <table:table-cell table:formula="of:=[.C47]+[.B48]" office:value-type="float" office:value="386738.299412187">
            <text:p>386738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5511.23401175625">
            <text:p>5511</text:p>
          </table:table-cell>
          <table:table-cell table:formula="of:=[.C48]+[.B49]" office:value-type="float" office:value="392249.533423944">
            <text:p>39225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5401.00933152113">
            <text:p>5401</text:p>
          </table:table-cell>
          <table:table-cell table:formula="of:=[.C49]+[.B50]" office:value-type="float" office:value="397650.542755465">
            <text:p>397651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5292.9891448907">
            <text:p>5293</text:p>
          </table:table-cell>
          <table:table-cell table:formula="of:=[.C50]+[.B51]" office:value-type="float" office:value="402943.531900355">
            <text:p>402944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5187.12936199289">
            <text:p>5187</text:p>
          </table:table-cell>
          <table:table-cell table:formula="of:=[.C51]+[.B52]" office:value-type="float" office:value="408130.661262348">
            <text:p>408131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5083.38677475303">
            <text:p>5083</text:p>
          </table:table-cell>
          <table:table-cell table:formula="of:=[.C52]+[.B53]" office:value-type="float" office:value="413214.048037101">
            <text:p>413214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4981.71903925797">
            <text:p>4982</text:p>
          </table:table-cell>
          <table:table-cell table:formula="of:=[.C53]+[.B54]" office:value-type="float" office:value="418195.767076359">
            <text:p>418196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4882.08465847281">
            <text:p>4882</text:p>
          </table:table-cell>
          <table:table-cell table:formula="of:=[.C54]+[.B55]" office:value-type="float" office:value="423077.851734832">
            <text:p>423078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4784.44296530335">
            <text:p>4784</text:p>
          </table:table-cell>
          <table:table-cell table:formula="of:=[.C55]+[.B56]" office:value-type="float" office:value="427862.294700136">
            <text:p>427862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4688.75410599729">
            <text:p>4689</text:p>
          </table:table-cell>
          <table:table-cell table:formula="of:=[.C56]+[.B57]" office:value-type="float" office:value="432551.048806133">
            <text:p>432551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4594.97902387734">
            <text:p>4595</text:p>
          </table:table-cell>
          <table:table-cell table:formula="of:=[.C57]+[.B58]" office:value-type="float" office:value="437146.02783001">
            <text:p>437146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4503.07944339979">
            <text:p>4503</text:p>
          </table:table-cell>
          <table:table-cell table:formula="of:=[.C58]+[.B59]" office:value-type="float" office:value="441649.10727341">
            <text:p>441649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4413.0178545318">
            <text:p>4413</text:p>
          </table:table-cell>
          <table:table-cell table:formula="of:=[.C59]+[.B60]" office:value-type="float" office:value="446062.125127942">
            <text:p>44606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4324.75749744116">
            <text:p>4325</text:p>
          </table:table-cell>
          <table:table-cell table:formula="of:=[.C60]+[.B61]" office:value-type="float" office:value="450386.882625383">
            <text:p>450387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4238.26234749234">
            <text:p>4238</text:p>
          </table:table-cell>
          <table:table-cell table:formula="of:=[.C61]+[.B62]" office:value-type="float" office:value="454625.144972875">
            <text:p>454625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4153.49710054249">
            <text:p>4153</text:p>
          </table:table-cell>
          <table:table-cell table:formula="of:=[.C62]+[.B63]" office:value-type="float" office:value="458778.642073418">
            <text:p>458779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4070.42715853164">
            <text:p>4070</text:p>
          </table:table-cell>
          <table:table-cell table:formula="of:=[.C63]+[.B64]" office:value-type="float" office:value="462849.069231949">
            <text:p>462849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3989.01861536101">
            <text:p>3989</text:p>
          </table:table-cell>
          <table:table-cell table:formula="of:=[.C64]+[.B65]" office:value-type="float" office:value="466838.08784731">
            <text:p>466838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3909.23824305379">
            <text:p>3909</text:p>
          </table:table-cell>
          <table:table-cell table:formula="of:=[.C65]+[.B66]" office:value-type="float" office:value="470747.326090364">
            <text:p>470747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3831.05347819271">
            <text:p>3831</text:p>
          </table:table-cell>
          <table:table-cell table:formula="of:=[.C66]+[.B67]" office:value-type="float" office:value="474578.379568557">
            <text:p>474578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3754.43240862886">
            <text:p>3754</text:p>
          </table:table-cell>
          <table:table-cell table:formula="of:=[.C67]+[.B68]" office:value-type="float" office:value="478332.811977186">
            <text:p>478333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3679.34376045628">
            <text:p>3679</text:p>
          </table:table-cell>
          <table:table-cell table:formula="of:=[.C68]+[.B69]" office:value-type="float" office:value="482012.155737642">
            <text:p>48201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3605.75688524715">
            <text:p>3606</text:p>
          </table:table-cell>
          <table:table-cell table:formula="of:=[.C69]+[.B70]" office:value-type="float" office:value="485617.912622889">
            <text:p>485618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3533.64174754221">
            <text:p>3534</text:p>
          </table:table-cell>
          <table:table-cell table:formula="of:=[.C70]+[.B71]" office:value-type="float" office:value="489151.554370431">
            <text:p>489152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3462.96891259137">
            <text:p>3463</text:p>
          </table:table-cell>
          <table:table-cell table:formula="of:=[.C71]+[.B72]" office:value-type="float" office:value="492614.523283023">
            <text:p>49261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3393.70953433954">
            <text:p>3394</text:p>
          </table:table-cell>
          <table:table-cell table:formula="of:=[.C72]+[.B73]" office:value-type="float" office:value="496008.232817362">
            <text:p>496008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3325.83534365275">
            <text:p>3326</text:p>
          </table:table-cell>
          <table:table-cell table:formula="of:=[.C73]+[.B74]" office:value-type="float" office:value="499334.068161015">
            <text:p>499334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3259.31863677969">
            <text:p>3259</text:p>
          </table:table-cell>
          <table:table-cell table:formula="of:=[.C74]+[.B75]" office:value-type="float" office:value="502593.386797795">
            <text:p>502593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3194.1322640441">
            <text:p>3194</text:p>
          </table:table-cell>
          <table:table-cell table:formula="of:=[.C75]+[.B76]" office:value-type="float" office:value="505787.519061839">
            <text:p>505788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3130.24961876322">
            <text:p>3130</text:p>
          </table:table-cell>
          <table:table-cell table:formula="of:=[.C76]+[.B77]" office:value-type="float" office:value="508917.768680602">
            <text:p>508918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3067.64462638795">
            <text:p>3068</text:p>
          </table:table-cell>
          <table:table-cell table:formula="of:=[.C77]+[.B78]" office:value-type="float" office:value="511985.41330699">
            <text:p>511985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3006.29173386019">
            <text:p>3006</text:p>
          </table:table-cell>
          <table:table-cell table:formula="of:=[.C78]+[.B79]" office:value-type="float" office:value="514991.70504085">
            <text:p>514992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2946.16589918299">
            <text:p>2946</text:p>
          </table:table-cell>
          <table:table-cell table:formula="of:=[.C79]+[.B80]" office:value-type="float" office:value="517937.870940033">
            <text:p>517938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2887.24258119933">
            <text:p>2887</text:p>
          </table:table-cell>
          <table:table-cell table:formula="of:=[.C80]+[.B81]" office:value-type="float" office:value="520825.113521232">
            <text:p>520825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2829.49772957534">
            <text:p>2829</text:p>
          </table:table-cell>
          <table:table-cell table:formula="of:=[.C81]+[.B82]" office:value-type="float" office:value="523654.611250808">
            <text:p>523655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2772.90777498384">
            <text:p>2773</text:p>
          </table:table-cell>
          <table:table-cell table:formula="of:=[.C82]+[.B83]" office:value-type="float" office:value="526427.519025792">
            <text:p>526428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2717.44961948416">
            <text:p>2717</text:p>
          </table:table-cell>
          <table:table-cell table:formula="of:=[.C83]+[.B84]" office:value-type="float" office:value="529144.968645276">
            <text:p>529145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2663.10062709448">
            <text:p>2663</text:p>
          </table:table-cell>
          <table:table-cell table:formula="of:=[.C84]+[.B85]" office:value-type="float" office:value="531808.06927237">
            <text:p>531808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2609.83861455259">
            <text:p>2610</text:p>
          </table:table-cell>
          <table:table-cell table:formula="of:=[.C85]+[.B86]" office:value-type="float" office:value="534417.907886923">
            <text:p>534418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2557.64184226154">
            <text:p>2558</text:p>
          </table:table-cell>
          <table:table-cell table:formula="of:=[.C86]+[.B87]" office:value-type="float" office:value="536975.549729184">
            <text:p>536976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2506.48900541631">
            <text:p>2506</text:p>
          </table:table-cell>
          <table:table-cell table:formula="of:=[.C87]+[.B88]" office:value-type="float" office:value="539482.038734601">
            <text:p>539482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2456.35922530798">
            <text:p>2456</text:p>
          </table:table-cell>
          <table:table-cell table:formula="of:=[.C88]+[.B89]" office:value-type="float" office:value="541938.397959909">
            <text:p>541938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2407.23204080182">
            <text:p>2407</text:p>
          </table:table-cell>
          <table:table-cell table:formula="of:=[.C89]+[.B90]" office:value-type="float" office:value="544345.630000711">
            <text:p>544346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2359.08739998578">
            <text:p>2359</text:p>
          </table:table-cell>
          <table:table-cell table:formula="of:=[.C90]+[.B91]" office:value-type="float" office:value="546704.717400696">
            <text:p>546705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2311.90565198607">
            <text:p>2312</text:p>
          </table:table-cell>
          <table:table-cell table:formula="of:=[.C91]+[.B92]" office:value-type="float" office:value="549016.623052682">
            <text:p>549017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2265.66753894635">
            <text:p>2266</text:p>
          </table:table-cell>
          <table:table-cell table:formula="of:=[.C92]+[.B93]" office:value-type="float" office:value="551282.290591629">
            <text:p>551282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2220.35418816742">
            <text:p>2220</text:p>
          </table:table-cell>
          <table:table-cell table:formula="of:=[.C93]+[.B94]" office:value-type="float" office:value="553502.644779796">
            <text:p>553503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2175.94710440407">
            <text:p>2176</text:p>
          </table:table-cell>
          <table:table-cell table:formula="of:=[.C94]+[.B95]" office:value-type="float" office:value="555678.5918842">
            <text:p>555679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2132.42816231599">
            <text:p>2132</text:p>
          </table:table-cell>
          <table:table-cell table:formula="of:=[.C95]+[.B96]" office:value-type="float" office:value="557811.020046516">
            <text:p>557811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2089.77959906967">
            <text:p>2090</text:p>
          </table:table-cell>
          <table:table-cell table:formula="of:=[.C96]+[.B97]" office:value-type="float" office:value="559900.799645586">
            <text:p>559901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2047.98400708828">
            <text:p>2048</text:p>
          </table:table-cell>
          <table:table-cell table:formula="of:=[.C97]+[.B98]" office:value-type="float" office:value="561948.783652674">
            <text:p>561949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2007.02432694651">
            <text:p>2007</text:p>
          </table:table-cell>
          <table:table-cell table:formula="of:=[.C98]+[.B99]" office:value-type="float" office:value="563955.80797962">
            <text:p>56395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1966.88384040758">
            <text:p>1967</text:p>
          </table:table-cell>
          <table:table-cell table:formula="of:=[.C99]+[.B100]" office:value-type="float" office:value="565922.691820028">
            <text:p>565923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1927.54616359943">
            <text:p>1928</text:p>
          </table:table-cell>
          <table:table-cell table:formula="of:=[.C100]+[.B101]" office:value-type="float" office:value="567850.237983627">
            <text:p>567850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1888.99524032744">
            <text:p>1889</text:p>
          </table:table-cell>
          <table:table-cell table:formula="of:=[.C101]+[.B102]" office:value-type="float" office:value="569739.233223955">
            <text:p>569739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1851.21533552089">
            <text:p>1851</text:p>
          </table:table-cell>
          <table:table-cell table:formula="of:=[.C102]+[.B103]" office:value-type="float" office:value="571590.448559476">
            <text:p>571590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1814.19102881047">
            <text:p>1814</text:p>
          </table:table-cell>
          <table:table-cell table:formula="of:=[.C103]+[.B104]" office:value-type="float" office:value="573404.639588286">
            <text:p>573405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1777.90720823426">
            <text:p>1778</text:p>
          </table:table-cell>
          <table:table-cell table:formula="of:=[.C104]+[.B105]" office:value-type="float" office:value="575182.546796521">
            <text:p>575183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1742.34906406958">
            <text:p>1742</text:p>
          </table:table-cell>
          <table:table-cell table:formula="of:=[.C105]+[.B106]" office:value-type="float" office:value="576924.89586059">
            <text:p>576925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1707.50208278819">
            <text:p>1708</text:p>
          </table:table-cell>
          <table:table-cell table:formula="of:=[.C106]+[.B107]" office:value-type="float" office:value="578632.397943378">
            <text:p>578632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1673.35204113242">
            <text:p>1673</text:p>
          </table:table-cell>
          <table:table-cell table:formula="of:=[.C107]+[.B108]" office:value-type="float" office:value="580305.749984511">
            <text:p>580306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1639.88500030977">
            <text:p>1640</text:p>
          </table:table-cell>
          <table:table-cell table:formula="of:=[.C108]+[.B109]" office:value-type="float" office:value="581945.634984821">
            <text:p>581946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1607.08730030358">
            <text:p>1607</text:p>
          </table:table-cell>
          <table:table-cell table:formula="of:=[.C109]+[.B110]" office:value-type="float" office:value="583552.722285124">
            <text:p>583553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1574.94555429751">
            <text:p>1575</text:p>
          </table:table-cell>
          <table:table-cell table:formula="of:=[.C110]+[.B111]" office:value-type="float" office:value="585127.667839422">
            <text:p>585128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1543.44664321156">
            <text:p>1543</text:p>
          </table:table-cell>
          <table:table-cell table:formula="of:=[.C111]+[.B112]" office:value-type="float" office:value="586671.114482633">
            <text:p>586671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1512.57771034733">
            <text:p>1513</text:p>
          </table:table-cell>
          <table:table-cell table:formula="of:=[.C112]+[.B113]" office:value-type="float" office:value="588183.692192981">
            <text:p>588184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1482.32615614038">
            <text:p>1482</text:p>
          </table:table-cell>
          <table:table-cell table:formula="of:=[.C113]+[.B114]" office:value-type="float" office:value="589666.018349121">
            <text:p>589666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1452.67963301757">
            <text:p>1453</text:p>
          </table:table-cell>
          <table:table-cell table:formula="of:=[.C114]+[.B115]" office:value-type="float" office:value="591118.697982139">
            <text:p>591119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1423.62604035722">
            <text:p>1424</text:p>
          </table:table-cell>
          <table:table-cell table:formula="of:=[.C115]+[.B116]" office:value-type="float" office:value="592542.324022496">
            <text:p>592542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1395.15351955008">
            <text:p>1395</text:p>
          </table:table-cell>
          <table:table-cell table:formula="of:=[.C116]+[.B117]" office:value-type="float" office:value="593937.477542046">
            <text:p>593937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1367.25044915907">
            <text:p>1367</text:p>
          </table:table-cell>
          <table:table-cell table:formula="of:=[.C117]+[.B118]" office:value-type="float" office:value="595304.727991205">
            <text:p>595305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1339.90544017589">
            <text:p>1340</text:p>
          </table:table-cell>
          <table:table-cell table:formula="of:=[.C118]+[.B119]" office:value-type="float" office:value="596644.633431381">
            <text:p>596645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1313.10733137237">
            <text:p>1313</text:p>
          </table:table-cell>
          <table:table-cell table:formula="of:=[.C119]+[.B120]" office:value-type="float" office:value="597957.740762753">
            <text:p>597958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1286.84518474493">
            <text:p>1287</text:p>
          </table:table-cell>
          <table:table-cell table:formula="of:=[.C120]+[.B121]" office:value-type="float" office:value="599244.585947498">
            <text:p>599245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1261.10828105003">
            <text:p>1261</text:p>
          </table:table-cell>
          <table:table-cell table:formula="of:=[.C121]+[.B122]" office:value-type="float" office:value="600505.694228548">
            <text:p>600506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1235.88611542903">
            <text:p>1236</text:p>
          </table:table-cell>
          <table:table-cell table:formula="of:=[.C122]+[.B123]" office:value-type="float" office:value="601741.580343977">
            <text:p>601742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1211.16839312045">
            <text:p>1211</text:p>
          </table:table-cell>
          <table:table-cell table:formula="of:=[.C123]+[.B124]" office:value-type="float" office:value="602952.748737097">
            <text:p>602953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1186.94502525804">
            <text:p>1187</text:p>
          </table:table-cell>
          <table:table-cell table:formula="of:=[.C124]+[.B125]" office:value-type="float" office:value="604139.693762355">
            <text:p>604140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1163.20612475288">
            <text:p>1163</text:p>
          </table:table-cell>
          <table:table-cell table:formula="of:=[.C125]+[.B126]" office:value-type="float" office:value="605302.899887108">
            <text:p>605303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1139.94200225782">
            <text:p>1140</text:p>
          </table:table-cell>
          <table:table-cell table:formula="of:=[.C126]+[.B127]" office:value-type="float" office:value="606442.841889366">
            <text:p>606443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1117.14316221266">
            <text:p>1117</text:p>
          </table:table-cell>
          <table:table-cell table:formula="of:=[.C127]+[.B128]" office:value-type="float" office:value="607559.985051579">
            <text:p>607560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1094.80029896841">
            <text:p>1095</text:p>
          </table:table-cell>
          <table:table-cell table:formula="of:=[.C128]+[.B129]" office:value-type="float" office:value="608654.785350547">
            <text:p>608655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1072.90429298904">
            <text:p>1073</text:p>
          </table:table-cell>
          <table:table-cell table:formula="of:=[.C129]+[.B130]" office:value-type="float" office:value="609727.689643536">
            <text:p>609728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1051.44620712926">
            <text:p>1051</text:p>
          </table:table-cell>
          <table:table-cell table:formula="of:=[.C130]+[.B131]" office:value-type="float" office:value="610779.135850666">
            <text:p>610779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1030.41728298668">
            <text:p>1030</text:p>
          </table:table-cell>
          <table:table-cell table:formula="of:=[.C131]+[.B132]" office:value-type="float" office:value="611809.553133652">
            <text:p>611810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1009.80893732694">
            <text:p>1010</text:p>
          </table:table-cell>
          <table:table-cell table:formula="of:=[.C132]+[.B133]" office:value-type="float" office:value="612819.362070979">
            <text:p>612819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989.612758580404">
            <text:p>990</text:p>
          </table:table-cell>
          <table:table-cell table:formula="of:=[.C133]+[.B134]" office:value-type="float" office:value="613808.97482956">
            <text:p>613809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969.820503408796">
            <text:p>970</text:p>
          </table:table-cell>
          <table:table-cell table:formula="of:=[.C134]+[.B135]" office:value-type="float" office:value="614778.795332968">
            <text:p>614779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950.42409334062">
            <text:p>950</text:p>
          </table:table-cell>
          <table:table-cell table:formula="of:=[.C135]+[.B136]" office:value-type="float" office:value="615729.219426309">
            <text:p>615729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931.415611473807">
            <text:p>931</text:p>
          </table:table-cell>
          <table:table-cell table:formula="of:=[.C136]+[.B137]" office:value-type="float" office:value="616660.635037783">
            <text:p>616661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912.787299244331">
            <text:p>913</text:p>
          </table:table-cell>
          <table:table-cell table:formula="of:=[.C137]+[.B138]" office:value-type="float" office:value="617573.422337027">
            <text:p>617573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894.531553259445">
            <text:p>895</text:p>
          </table:table-cell>
          <table:table-cell table:formula="of:=[.C138]+[.B139]" office:value-type="float" office:value="618467.953890287">
            <text:p>618468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876.640922194256">
            <text:p>877</text:p>
          </table:table-cell>
          <table:table-cell table:formula="of:=[.C139]+[.B140]" office:value-type="float" office:value="619344.594812481">
            <text:p>619345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859.10810375037">
            <text:p>859</text:p>
          </table:table-cell>
          <table:table-cell table:formula="of:=[.C140]+[.B141]" office:value-type="float" office:value="620203.702916231">
            <text:p>620204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841.925941675363">
            <text:p>842</text:p>
          </table:table-cell>
          <table:table-cell table:formula="of:=[.C141]+[.B142]" office:value-type="float" office:value="621045.628857907">
            <text:p>621046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825.087422841856">
            <text:p>825</text:p>
          </table:table-cell>
          <table:table-cell table:formula="of:=[.C142]+[.B143]" office:value-type="float" office:value="621870.716280748">
            <text:p>621871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808.585674385019">
            <text:p>809</text:p>
          </table:table-cell>
          <table:table-cell table:formula="of:=[.C143]+[.B144]" office:value-type="float" office:value="622679.301955133">
            <text:p>622679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792.413960897318">
            <text:p>792</text:p>
          </table:table-cell>
          <table:table-cell table:formula="of:=[.C144]+[.B145]" office:value-type="float" office:value="623471.715916031">
            <text:p>623472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776.565681679372">
            <text:p>777</text:p>
          </table:table-cell>
          <table:table-cell table:formula="of:=[.C145]+[.B146]" office:value-type="float" office:value="624248.28159771">
            <text:p>624248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761.034368045784">
            <text:p>761</text:p>
          </table:table-cell>
          <table:table-cell table:formula="of:=[.C146]+[.B147]" office:value-type="float" office:value="625009.315965756">
            <text:p>625009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745.813680684869">
            <text:p>746</text:p>
          </table:table-cell>
          <table:table-cell table:formula="of:=[.C147]+[.B148]" office:value-type="float" office:value="625755.129646441">
            <text:p>625755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730.897407071171">
            <text:p>731</text:p>
          </table:table-cell>
          <table:table-cell table:formula="of:=[.C148]+[.B149]" office:value-type="float" office:value="626486.027053512">
            <text:p>626486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716.279458929748">
            <text:p>716</text:p>
          </table:table-cell>
          <table:table-cell table:formula="of:=[.C149]+[.B150]" office:value-type="float" office:value="627202.306512442">
            <text:p>627202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701.953869751153">
            <text:p>702</text:p>
          </table:table-cell>
          <table:table-cell table:formula="of:=[.C150]+[.B151]" office:value-type="float" office:value="627904.260382193">
            <text:p>627904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687.91479235613">
            <text:p>688</text:p>
          </table:table-cell>
          <table:table-cell table:formula="of:=[.C151]+[.B152]" office:value-type="float" office:value="628592.175174549">
            <text:p>628592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674.156496509007">
            <text:p>674</text:p>
          </table:table-cell>
          <table:table-cell table:formula="of:=[.C152]+[.B153]" office:value-type="float" office:value="629266.331671058">
            <text:p>629266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660.673366578827">
            <text:p>661</text:p>
          </table:table-cell>
          <table:table-cell table:formula="of:=[.C153]+[.B154]" office:value-type="float" office:value="629927.005037637">
            <text:p>629927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647.459899247251">
            <text:p>647</text:p>
          </table:table-cell>
          <table:table-cell table:formula="of:=[.C154]+[.B155]" office:value-type="float" office:value="630574.464936884">
            <text:p>630574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634.510701262306">
            <text:p>635</text:p>
          </table:table-cell>
          <table:table-cell table:formula="of:=[.C155]+[.B156]" office:value-type="float" office:value="631208.975638147">
            <text:p>631209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621.820487237059">
            <text:p>622</text:p>
          </table:table-cell>
          <table:table-cell table:formula="of:=[.C156]+[.B157]" office:value-type="float" office:value="631830.796125384">
            <text:p>631831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609.384077492318">
            <text:p>609</text:p>
          </table:table-cell>
          <table:table-cell table:formula="of:=[.C157]+[.B158]" office:value-type="float" office:value="632440.180202876">
            <text:p>632440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597.196395942472">
            <text:p>597</text:p>
          </table:table-cell>
          <table:table-cell table:formula="of:=[.C158]+[.B159]" office:value-type="float" office:value="633037.376598818">
            <text:p>633037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585.252468023622">
            <text:p>585</text:p>
          </table:table-cell>
          <table:table-cell table:formula="of:=[.C159]+[.B160]" office:value-type="float" office:value="633622.629066842">
            <text:p>633623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573.54741866315">
            <text:p>574</text:p>
          </table:table-cell>
          <table:table-cell table:formula="of:=[.C160]+[.B161]" office:value-type="float" office:value="634196.176485505">
            <text:p>634196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562.076470289887">
            <text:p>562</text:p>
          </table:table-cell>
          <table:table-cell table:formula="of:=[.C161]+[.B162]" office:value-type="float" office:value="634758.252955795">
            <text:p>634758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550.834940884089">
            <text:p>551</text:p>
          </table:table-cell>
          <table:table-cell table:formula="of:=[.C162]+[.B163]" office:value-type="float" office:value="635309.087896679">
            <text:p>635309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539.818242066407">
            <text:p>540</text:p>
          </table:table-cell>
          <table:table-cell table:formula="of:=[.C163]+[.B164]" office:value-type="float" office:value="635848.906138746">
            <text:p>635849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529.021877225079">
            <text:p>529</text:p>
          </table:table-cell>
          <table:table-cell table:formula="of:=[.C164]+[.B165]" office:value-type="float" office:value="636377.928015971">
            <text:p>636378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518.441439680578">
            <text:p>518</text:p>
          </table:table-cell>
          <table:table-cell table:formula="of:=[.C165]+[.B166]" office:value-type="float" office:value="636896.369455651">
            <text:p>636896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508.072610886966">
            <text:p>508</text:p>
          </table:table-cell>
          <table:table-cell table:formula="of:=[.C166]+[.B167]" office:value-type="float" office:value="637404.442066538">
            <text:p>637404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497.911158669227">
            <text:p>498</text:p>
          </table:table-cell>
          <table:table-cell table:formula="of:=[.C167]+[.B168]" office:value-type="float" office:value="637902.353225207">
            <text:p>637902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487.952935495842">
            <text:p>488</text:p>
          </table:table-cell>
          <table:table-cell table:formula="of:=[.C168]+[.B169]" office:value-type="float" office:value="638390.306160703">
            <text:p>638390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478.193876785925">
            <text:p>478</text:p>
          </table:table-cell>
          <table:table-cell table:formula="of:=[.C169]+[.B170]" office:value-type="float" office:value="638868.500037489">
            <text:p>638869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468.629999250207">
            <text:p>469</text:p>
          </table:table-cell>
          <table:table-cell table:formula="of:=[.C170]+[.B171]" office:value-type="float" office:value="639337.130036739">
            <text:p>639337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459.257399265203">
            <text:p>459</text:p>
          </table:table-cell>
          <table:table-cell table:formula="of:=[.C171]+[.B172]" office:value-type="float" office:value="639796.387436004">
            <text:p>639796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450.072251279899">
            <text:p>450</text:p>
          </table:table-cell>
          <table:table-cell table:formula="of:=[.C172]+[.B173]" office:value-type="float" office:value="640246.459687284">
            <text:p>640246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441.070806254301">
            <text:p>441</text:p>
          </table:table-cell>
          <table:table-cell table:formula="of:=[.C173]+[.B174]" office:value-type="float" office:value="640687.530493539">
            <text:p>640688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432.249390129214">
            <text:p>432</text:p>
          </table:table-cell>
          <table:table-cell table:formula="of:=[.C174]+[.B175]" office:value-type="float" office:value="641119.779883668">
            <text:p>641120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423.60440232663">
            <text:p>424</text:p>
          </table:table-cell>
          <table:table-cell table:formula="of:=[.C175]+[.B176]" office:value-type="float" office:value="641543.384285995">
            <text:p>641543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415.132314280098">
            <text:p>415</text:p>
          </table:table-cell>
          <table:table-cell table:formula="of:=[.C176]+[.B177]" office:value-type="float" office:value="641958.516600275">
            <text:p>641959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406.829667994496">
            <text:p>407</text:p>
          </table:table-cell>
          <table:table-cell table:formula="of:=[.C177]+[.B178]" office:value-type="float" office:value="642365.346268269">
            <text:p>642365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398.693074634606">
            <text:p>399</text:p>
          </table:table-cell>
          <table:table-cell table:formula="of:=[.C178]+[.B179]" office:value-type="float" office:value="642764.039342904">
            <text:p>642764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390.719213141914">
            <text:p>391</text:p>
          </table:table-cell>
          <table:table-cell table:formula="of:=[.C179]+[.B180]" office:value-type="float" office:value="643154.758556046">
            <text:p>643155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382.904828879075">
            <text:p>383</text:p>
          </table:table-cell>
          <table:table-cell table:formula="of:=[.C180]+[.B181]" office:value-type="float" office:value="643537.663384925">
            <text:p>643538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375.246732301494">
            <text:p>375</text:p>
          </table:table-cell>
          <table:table-cell table:formula="of:=[.C181]+[.B182]" office:value-type="float" office:value="643912.910117226">
            <text:p>643913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367.741797655464">
            <text:p>368</text:p>
          </table:table-cell>
          <table:table-cell table:formula="of:=[.C182]+[.B183]" office:value-type="float" office:value="644280.651914882">
            <text:p>644281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360.386961702355">
            <text:p>360</text:p>
          </table:table-cell>
          <table:table-cell table:formula="of:=[.C183]+[.B184]" office:value-type="float" office:value="644641.038876584">
            <text:p>644641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353.179222468308">
            <text:p>353</text:p>
          </table:table-cell>
          <table:table-cell table:formula="of:=[.C184]+[.B185]" office:value-type="float" office:value="644994.218099053">
            <text:p>644994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346.115638018941">
            <text:p>346</text:p>
          </table:table-cell>
          <table:table-cell table:formula="of:=[.C185]+[.B186]" office:value-type="float" office:value="645340.333737072">
            <text:p>645340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339.193325258563">
            <text:p>339</text:p>
          </table:table-cell>
          <table:table-cell table:formula="of:=[.C186]+[.B187]" office:value-type="float" office:value="645679.52706233">
            <text:p>645680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332.409458753391">
            <text:p>332</text:p>
          </table:table-cell>
          <table:table-cell table:formula="of:=[.C187]+[.B188]" office:value-type="float" office:value="646011.936521083">
            <text:p>646012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325.761269578323">
            <text:p>326</text:p>
          </table:table-cell>
          <table:table-cell table:formula="of:=[.C188]+[.B189]" office:value-type="float" office:value="646337.697790662">
            <text:p>646338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319.246044186757">
            <text:p>319</text:p>
          </table:table-cell>
          <table:table-cell table:formula="of:=[.C189]+[.B190]" office:value-type="float" office:value="646656.943834849">
            <text:p>646657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312.861123303022">
            <text:p>313</text:p>
          </table:table-cell>
          <table:table-cell table:formula="of:=[.C190]+[.B191]" office:value-type="float" office:value="646969.804958152">
            <text:p>646970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306.603900836961">
            <text:p>307</text:p>
          </table:table-cell>
          <table:table-cell table:formula="of:=[.C191]+[.B192]" office:value-type="float" office:value="647276.408858989">
            <text:p>647276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300.471822820222">
            <text:p>300</text:p>
          </table:table-cell>
          <table:table-cell table:formula="of:=[.C192]+[.B193]" office:value-type="float" office:value="647576.880681809">
            <text:p>647577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294.462386363818">
            <text:p>294</text:p>
          </table:table-cell>
          <table:table-cell table:formula="of:=[.C193]+[.B194]" office:value-type="float" office:value="647871.343068173">
            <text:p>647871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288.573138636541">
            <text:p>289</text:p>
          </table:table-cell>
          <table:table-cell table:formula="of:=[.C194]+[.B195]" office:value-type="float" office:value="648159.916206809">
            <text:p>648160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282.801675863811">
            <text:p>283</text:p>
          </table:table-cell>
          <table:table-cell table:formula="of:=[.C195]+[.B196]" office:value-type="float" office:value="648442.717882673">
            <text:p>648443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277.145642346534">
            <text:p>277</text:p>
          </table:table-cell>
          <table:table-cell table:formula="of:=[.C196]+[.B197]" office:value-type="float" office:value="648719.86352502">
            <text:p>648720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271.602729499604">
            <text:p>272</text:p>
          </table:table-cell>
          <table:table-cell table:formula="of:=[.C197]+[.B198]" office:value-type="float" office:value="648991.466254519">
            <text:p>648991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266.170674909612">
            <text:p>266</text:p>
          </table:table-cell>
          <table:table-cell table:formula="of:=[.C198]+[.B199]" office:value-type="float" office:value="649257.636929429">
            <text:p>649258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260.847261411419">
            <text:p>261</text:p>
          </table:table-cell>
          <table:table-cell table:formula="of:=[.C199]+[.B200]" office:value-type="float" office:value="649518.48419084">
            <text:p>649518</text:p>
          </table:table-cell>
          <table:table-cell table:number-columns-repeated="2"/>
        </table:table-row>
        <table:table-row table:style-name="ro1" table:number-rows-repeated="653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2014" table:style-name="ta1" table:print="false"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9308">
            <text:p>9308</text:p>
          </table:table-cell>
          <table:table-cell table:formula="of:=[.B1]" office:value-type="float" office:value="9308">
            <text:p>9308</text:p>
          </table:table-cell>
          <table:table-cell office:value-type="float" office:value="9308">
            <text:p>9308</text:p>
          </table:table-cell>
          <table:table-cell office:value-type="float" office:value="0.98">
            <text:p>0,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9308">
            <text:p>9308</text:p>
          </table:table-cell>
          <table:table-cell table:formula="of:=[.C1]+[.B2]" office:value-type="float" office:value="18616">
            <text:p>1861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9308">
            <text:p>9308</text:p>
          </table:table-cell>
          <table:table-cell table:formula="of:=[.C2]+[.B3]" office:value-type="float" office:value="27924">
            <text:p>2792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9308">
            <text:p>9308</text:p>
          </table:table-cell>
          <table:table-cell table:formula="of:=[.C3]+[.B4]" office:value-type="float" office:value="37232">
            <text:p>3723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9308">
            <text:p>9308</text:p>
          </table:table-cell>
          <table:table-cell table:formula="of:=[.C4]+[.B5]" office:value-type="float" office:value="46540">
            <text:p>4654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9308">
            <text:p>9308</text:p>
          </table:table-cell>
          <table:table-cell table:formula="of:=[.C5]+[.B6]" office:value-type="float" office:value="55848">
            <text:p>55848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9308">
            <text:p>9308</text:p>
          </table:table-cell>
          <table:table-cell table:formula="of:=[.C6]+[.B7]" office:value-type="float" office:value="65156">
            <text:p>6515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9308">
            <text:p>9308</text:p>
          </table:table-cell>
          <table:table-cell table:formula="of:=[.C7]+[.B8]" office:value-type="float" office:value="74464">
            <text:p>74464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9308">
            <text:p>9308</text:p>
          </table:table-cell>
          <table:table-cell table:formula="of:=[.C8]+[.B9]" office:value-type="float" office:value="83772">
            <text:p>8377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9308">
            <text:p>9308</text:p>
          </table:table-cell>
          <table:table-cell table:formula="of:=[.C9]+[.B10]" office:value-type="float" office:value="93080">
            <text:p>9308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9308">
            <text:p>9308</text:p>
          </table:table-cell>
          <table:table-cell table:formula="of:=[.C10]+[.B11]" office:value-type="float" office:value="102388">
            <text:p>10238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9308">
            <text:p>9308</text:p>
          </table:table-cell>
          <table:table-cell table:formula="of:=[.C11]+[.B12]" office:value-type="float" office:value="111696">
            <text:p>11169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9308">
            <text:p>9308</text:p>
          </table:table-cell>
          <table:table-cell table:formula="of:=[.C12]+[.B13]" office:value-type="float" office:value="121004">
            <text:p>12100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9308">
            <text:p>9308</text:p>
          </table:table-cell>
          <table:table-cell table:formula="of:=[.C13]+[.B14]" office:value-type="float" office:value="130312">
            <text:p>13031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9308">
            <text:p>9308</text:p>
          </table:table-cell>
          <table:table-cell table:formula="of:=[.C14]+[.B15]" office:value-type="float" office:value="139620">
            <text:p>13962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9308">
            <text:p>9308</text:p>
          </table:table-cell>
          <table:table-cell table:formula="of:=[.C15]+[.B16]" office:value-type="float" office:value="148928">
            <text:p>14892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9308">
            <text:p>9308</text:p>
          </table:table-cell>
          <table:table-cell table:formula="of:=[.C16]+[.B17]" office:value-type="float" office:value="158236">
            <text:p>15823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9308">
            <text:p>9308</text:p>
          </table:table-cell>
          <table:table-cell table:formula="of:=[.C17]+[.B18]" office:value-type="float" office:value="167544">
            <text:p>1675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9308">
            <text:p>9308</text:p>
          </table:table-cell>
          <table:table-cell table:formula="of:=[.C18]+[.B19]" office:value-type="float" office:value="176852">
            <text:p>176852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9308">
            <text:p>9308</text:p>
          </table:table-cell>
          <table:table-cell table:formula="of:=[.C19]+[.B20]" office:value-type="float" office:value="186160">
            <text:p>18616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9308">
            <text:p>9308</text:p>
          </table:table-cell>
          <table:table-cell table:formula="of:=[.C20]+[.B21]" office:value-type="float" office:value="195468">
            <text:p>195468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9308">
            <text:p>9308</text:p>
          </table:table-cell>
          <table:table-cell table:formula="of:=[.C21]+[.B22]" office:value-type="float" office:value="204776">
            <text:p>204776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9308">
            <text:p>9308</text:p>
          </table:table-cell>
          <table:table-cell table:formula="of:=[.C22]+[.B23]" office:value-type="float" office:value="214084">
            <text:p>214084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9308">
            <text:p>9308</text:p>
          </table:table-cell>
          <table:table-cell table:formula="of:=[.C23]+[.B24]" office:value-type="float" office:value="223392">
            <text:p>22339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9308">
            <text:p>9308</text:p>
          </table:table-cell>
          <table:table-cell table:formula="of:=[.C24]+[.B25]" office:value-type="float" office:value="232700">
            <text:p>2327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9121.84">
            <text:p>9122</text:p>
          </table:table-cell>
          <table:table-cell table:formula="of:=[.C25]+[.B26]" office:value-type="float" office:value="241821.84">
            <text:p>241822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8939.4032">
            <text:p>8939</text:p>
          </table:table-cell>
          <table:table-cell table:formula="of:=[.C26]+[.B27]" office:value-type="float" office:value="250761.2432">
            <text:p>250761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8760.615136">
            <text:p>8761</text:p>
          </table:table-cell>
          <table:table-cell table:formula="of:=[.C27]+[.B28]" office:value-type="float" office:value="259521.858336">
            <text:p>259522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8585.40283328">
            <text:p>8585</text:p>
          </table:table-cell>
          <table:table-cell table:formula="of:=[.C28]+[.B29]" office:value-type="float" office:value="268107.26116928">
            <text:p>268107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8413.6947766144">
            <text:p>8414</text:p>
          </table:table-cell>
          <table:table-cell table:formula="of:=[.C29]+[.B30]" office:value-type="float" office:value="276520.955945894">
            <text:p>276521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8245.42088108211">
            <text:p>8245</text:p>
          </table:table-cell>
          <table:table-cell table:formula="of:=[.C30]+[.B31]" office:value-type="float" office:value="284766.376826976">
            <text:p>284766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8080.51246346047">
            <text:p>8081</text:p>
          </table:table-cell>
          <table:table-cell table:formula="of:=[.C31]+[.B32]" office:value-type="float" office:value="292846.889290437">
            <text:p>292847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7918.90221419126">
            <text:p>7919</text:p>
          </table:table-cell>
          <table:table-cell table:formula="of:=[.C32]+[.B33]" office:value-type="float" office:value="300765.791504628">
            <text:p>300766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7760.52416990744">
            <text:p>7761</text:p>
          </table:table-cell>
          <table:table-cell table:formula="of:=[.C33]+[.B34]" office:value-type="float" office:value="308526.315674536">
            <text:p>308526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7605.31368650929">
            <text:p>7605</text:p>
          </table:table-cell>
          <table:table-cell table:formula="of:=[.C34]+[.B35]" office:value-type="float" office:value="316131.629361045">
            <text:p>316132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7453.2074127791">
            <text:p>7453</text:p>
          </table:table-cell>
          <table:table-cell table:formula="of:=[.C35]+[.B36]" office:value-type="float" office:value="323584.836773824">
            <text:p>323585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7304.14326452352">
            <text:p>7304</text:p>
          </table:table-cell>
          <table:table-cell table:formula="of:=[.C36]+[.B37]" office:value-type="float" office:value="330888.980038348">
            <text:p>330889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7158.06039923305">
            <text:p>7158</text:p>
          </table:table-cell>
          <table:table-cell table:formula="of:=[.C37]+[.B38]" office:value-type="float" office:value="338047.040437581">
            <text:p>338047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7014.89919124839">
            <text:p>7015</text:p>
          </table:table-cell>
          <table:table-cell table:formula="of:=[.C38]+[.B39]" office:value-type="float" office:value="345061.939628829">
            <text:p>345062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6874.60120742342">
            <text:p>6875</text:p>
          </table:table-cell>
          <table:table-cell table:formula="of:=[.C39]+[.B40]" office:value-type="float" office:value="351936.540836252">
            <text:p>351937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6737.10918327495">
            <text:p>6737</text:p>
          </table:table-cell>
          <table:table-cell table:formula="of:=[.C40]+[.B41]" office:value-type="float" office:value="358673.650019527">
            <text:p>358674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6602.36699960945">
            <text:p>6602</text:p>
          </table:table-cell>
          <table:table-cell table:formula="of:=[.C41]+[.B42]" office:value-type="float" office:value="365276.017019137">
            <text:p>365276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6470.31965961726">
            <text:p>6470</text:p>
          </table:table-cell>
          <table:table-cell table:formula="of:=[.C42]+[.B43]" office:value-type="float" office:value="371746.336678754">
            <text:p>371746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6340.91326642492">
            <text:p>6341</text:p>
          </table:table-cell>
          <table:table-cell table:formula="of:=[.C43]+[.B44]" office:value-type="float" office:value="378087.249945179">
            <text:p>378087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6214.09500109642">
            <text:p>6214</text:p>
          </table:table-cell>
          <table:table-cell table:formula="of:=[.C44]+[.B45]" office:value-type="float" office:value="384301.344946275">
            <text:p>384301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6089.81310107449">
            <text:p>6090</text:p>
          </table:table-cell>
          <table:table-cell table:formula="of:=[.C45]+[.B46]" office:value-type="float" office:value="390391.15804735">
            <text:p>390391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5968.016839053">
            <text:p>5968</text:p>
          </table:table-cell>
          <table:table-cell table:formula="of:=[.C46]+[.B47]" office:value-type="float" office:value="396359.174886403">
            <text:p>396359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5848.65650227194">
            <text:p>5849</text:p>
          </table:table-cell>
          <table:table-cell table:formula="of:=[.C47]+[.B48]" office:value-type="float" office:value="402207.831388675">
            <text:p>402208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5731.6833722265">
            <text:p>5732</text:p>
          </table:table-cell>
          <table:table-cell table:formula="of:=[.C48]+[.B49]" office:value-type="float" office:value="407939.514760901">
            <text:p>40794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5617.04970478197">
            <text:p>5617</text:p>
          </table:table-cell>
          <table:table-cell table:formula="of:=[.C49]+[.B50]" office:value-type="float" office:value="413556.564465683">
            <text:p>413557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5504.70871068633">
            <text:p>5505</text:p>
          </table:table-cell>
          <table:table-cell table:formula="of:=[.C50]+[.B51]" office:value-type="float" office:value="419061.27317637">
            <text:p>419061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5394.61453647261">
            <text:p>5395</text:p>
          </table:table-cell>
          <table:table-cell table:formula="of:=[.C51]+[.B52]" office:value-type="float" office:value="424455.887712842">
            <text:p>424456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5286.72224574315">
            <text:p>5287</text:p>
          </table:table-cell>
          <table:table-cell table:formula="of:=[.C52]+[.B53]" office:value-type="float" office:value="429742.609958585">
            <text:p>429743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5180.98780082829">
            <text:p>5181</text:p>
          </table:table-cell>
          <table:table-cell table:formula="of:=[.C53]+[.B54]" office:value-type="float" office:value="434923.597759414">
            <text:p>434924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5077.36804481172">
            <text:p>5077</text:p>
          </table:table-cell>
          <table:table-cell table:formula="of:=[.C54]+[.B55]" office:value-type="float" office:value="440000.965804225">
            <text:p>440001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4975.82068391549">
            <text:p>4976</text:p>
          </table:table-cell>
          <table:table-cell table:formula="of:=[.C55]+[.B56]" office:value-type="float" office:value="444976.786488141">
            <text:p>444977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4876.30427023718">
            <text:p>4876</text:p>
          </table:table-cell>
          <table:table-cell table:formula="of:=[.C56]+[.B57]" office:value-type="float" office:value="449853.090758378">
            <text:p>449853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4778.77818483244">
            <text:p>4779</text:p>
          </table:table-cell>
          <table:table-cell table:formula="of:=[.C57]+[.B58]" office:value-type="float" office:value="454631.868943211">
            <text:p>454632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4683.20262113579">
            <text:p>4683</text:p>
          </table:table-cell>
          <table:table-cell table:formula="of:=[.C58]+[.B59]" office:value-type="float" office:value="459315.071564346">
            <text:p>459315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4589.53856871307">
            <text:p>4590</text:p>
          </table:table-cell>
          <table:table-cell table:formula="of:=[.C59]+[.B60]" office:value-type="float" office:value="463904.610133059">
            <text:p>463905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4497.74779733881">
            <text:p>4498</text:p>
          </table:table-cell>
          <table:table-cell table:formula="of:=[.C60]+[.B61]" office:value-type="float" office:value="468402.357930398">
            <text:p>46840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4407.79284139203">
            <text:p>4408</text:p>
          </table:table-cell>
          <table:table-cell table:formula="of:=[.C61]+[.B62]" office:value-type="float" office:value="472810.15077179">
            <text:p>472810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4319.63698456419">
            <text:p>4320</text:p>
          </table:table-cell>
          <table:table-cell table:formula="of:=[.C62]+[.B63]" office:value-type="float" office:value="477129.787756354">
            <text:p>477130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4233.24424487291">
            <text:p>4233</text:p>
          </table:table-cell>
          <table:table-cell table:formula="of:=[.C63]+[.B64]" office:value-type="float" office:value="481363.032001227">
            <text:p>481363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4148.57935997545">
            <text:p>4149</text:p>
          </table:table-cell>
          <table:table-cell table:formula="of:=[.C64]+[.B65]" office:value-type="float" office:value="485511.611361203">
            <text:p>485512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4065.60777277594">
            <text:p>4066</text:p>
          </table:table-cell>
          <table:table-cell table:formula="of:=[.C65]+[.B66]" office:value-type="float" office:value="489577.219133979">
            <text:p>489577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3984.29561732042">
            <text:p>3984</text:p>
          </table:table-cell>
          <table:table-cell table:formula="of:=[.C66]+[.B67]" office:value-type="float" office:value="493561.514751299">
            <text:p>493562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3904.60970497401">
            <text:p>3905</text:p>
          </table:table-cell>
          <table:table-cell table:formula="of:=[.C67]+[.B68]" office:value-type="float" office:value="497466.124456273">
            <text:p>497466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3826.51751087453">
            <text:p>3827</text:p>
          </table:table-cell>
          <table:table-cell table:formula="of:=[.C68]+[.B69]" office:value-type="float" office:value="501292.641967148">
            <text:p>50129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3749.98716065704">
            <text:p>3750</text:p>
          </table:table-cell>
          <table:table-cell table:formula="of:=[.C69]+[.B70]" office:value-type="float" office:value="505042.629127805">
            <text:p>505043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3674.9874174439">
            <text:p>3675</text:p>
          </table:table-cell>
          <table:table-cell table:formula="of:=[.C70]+[.B71]" office:value-type="float" office:value="508717.616545249">
            <text:p>508718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3601.48766909502">
            <text:p>3601</text:p>
          </table:table-cell>
          <table:table-cell table:formula="of:=[.C71]+[.B72]" office:value-type="float" office:value="512319.104214344">
            <text:p>512319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3529.45791571312">
            <text:p>3529</text:p>
          </table:table-cell>
          <table:table-cell table:formula="of:=[.C72]+[.B73]" office:value-type="float" office:value="515848.562130057">
            <text:p>515849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3458.86875739886">
            <text:p>3459</text:p>
          </table:table-cell>
          <table:table-cell table:formula="of:=[.C73]+[.B74]" office:value-type="float" office:value="519307.430887456">
            <text:p>519307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3389.69138225088">
            <text:p>3390</text:p>
          </table:table-cell>
          <table:table-cell table:formula="of:=[.C74]+[.B75]" office:value-type="float" office:value="522697.122269707">
            <text:p>522697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3321.89755460587">
            <text:p>3322</text:p>
          </table:table-cell>
          <table:table-cell table:formula="of:=[.C75]+[.B76]" office:value-type="float" office:value="526019.019824312">
            <text:p>526019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3255.45960351375">
            <text:p>3255</text:p>
          </table:table-cell>
          <table:table-cell table:formula="of:=[.C76]+[.B77]" office:value-type="float" office:value="529274.479427826">
            <text:p>529274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3190.35041144347">
            <text:p>3190</text:p>
          </table:table-cell>
          <table:table-cell table:formula="of:=[.C77]+[.B78]" office:value-type="float" office:value="532464.82983927">
            <text:p>532465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3126.5434032146">
            <text:p>3127</text:p>
          </table:table-cell>
          <table:table-cell table:formula="of:=[.C78]+[.B79]" office:value-type="float" office:value="535591.373242484">
            <text:p>53559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3064.01253515031">
            <text:p>3064</text:p>
          </table:table-cell>
          <table:table-cell table:formula="of:=[.C79]+[.B80]" office:value-type="float" office:value="538655.385777635">
            <text:p>538655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3002.73228444731">
            <text:p>3003</text:p>
          </table:table-cell>
          <table:table-cell table:formula="of:=[.C80]+[.B81]" office:value-type="float" office:value="541658.118062082">
            <text:p>541658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2942.67763875836">
            <text:p>2943</text:p>
          </table:table-cell>
          <table:table-cell table:formula="of:=[.C81]+[.B82]" office:value-type="float" office:value="544600.79570084">
            <text:p>544601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2883.82408598319">
            <text:p>2884</text:p>
          </table:table-cell>
          <table:table-cell table:formula="of:=[.C82]+[.B83]" office:value-type="float" office:value="547484.619786823">
            <text:p>547485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2826.14760426353">
            <text:p>2826</text:p>
          </table:table-cell>
          <table:table-cell table:formula="of:=[.C83]+[.B84]" office:value-type="float" office:value="550310.767391087">
            <text:p>550311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2769.62465217826">
            <text:p>2770</text:p>
          </table:table-cell>
          <table:table-cell table:formula="of:=[.C84]+[.B85]" office:value-type="float" office:value="553080.392043265">
            <text:p>553080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2714.23215913469">
            <text:p>2714</text:p>
          </table:table-cell>
          <table:table-cell table:formula="of:=[.C85]+[.B86]" office:value-type="float" office:value="555794.6242024">
            <text:p>555795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2659.947515952">
            <text:p>2660</text:p>
          </table:table-cell>
          <table:table-cell table:formula="of:=[.C86]+[.B87]" office:value-type="float" office:value="558454.571718352">
            <text:p>558455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2606.74856563296">
            <text:p>2607</text:p>
          </table:table-cell>
          <table:table-cell table:formula="of:=[.C87]+[.B88]" office:value-type="float" office:value="561061.320283985">
            <text:p>561061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2554.6135943203">
            <text:p>2555</text:p>
          </table:table-cell>
          <table:table-cell table:formula="of:=[.C88]+[.B89]" office:value-type="float" office:value="563615.933878305">
            <text:p>56361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2503.52132243389">
            <text:p>2504</text:p>
          </table:table-cell>
          <table:table-cell table:formula="of:=[.C89]+[.B90]" office:value-type="float" office:value="566119.455200739">
            <text:p>566119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2453.45089598521">
            <text:p>2453</text:p>
          </table:table-cell>
          <table:table-cell table:formula="of:=[.C90]+[.B91]" office:value-type="float" office:value="568572.906096724">
            <text:p>568573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2404.38187806551">
            <text:p>2404</text:p>
          </table:table-cell>
          <table:table-cell table:formula="of:=[.C91]+[.B92]" office:value-type="float" office:value="570977.28797479">
            <text:p>570977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2356.2942405042">
            <text:p>2356</text:p>
          </table:table-cell>
          <table:table-cell table:formula="of:=[.C92]+[.B93]" office:value-type="float" office:value="573333.582215294">
            <text:p>573334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2309.16835569412">
            <text:p>2309</text:p>
          </table:table-cell>
          <table:table-cell table:formula="of:=[.C93]+[.B94]" office:value-type="float" office:value="575642.750570988">
            <text:p>575643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2262.98498858023">
            <text:p>2263</text:p>
          </table:table-cell>
          <table:table-cell table:formula="of:=[.C94]+[.B95]" office:value-type="float" office:value="577905.735559568">
            <text:p>577906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2217.72528880863">
            <text:p>2218</text:p>
          </table:table-cell>
          <table:table-cell table:formula="of:=[.C95]+[.B96]" office:value-type="float" office:value="580123.460848377">
            <text:p>580123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2173.37078303246">
            <text:p>2173</text:p>
          </table:table-cell>
          <table:table-cell table:formula="of:=[.C96]+[.B97]" office:value-type="float" office:value="582296.831631409">
            <text:p>582297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2129.90336737181">
            <text:p>2130</text:p>
          </table:table-cell>
          <table:table-cell table:formula="of:=[.C97]+[.B98]" office:value-type="float" office:value="584426.734998781">
            <text:p>584427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2087.30530002437">
            <text:p>2087</text:p>
          </table:table-cell>
          <table:table-cell table:formula="of:=[.C98]+[.B99]" office:value-type="float" office:value="586514.040298806">
            <text:p>58651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2045.55919402388">
            <text:p>2046</text:p>
          </table:table-cell>
          <table:table-cell table:formula="of:=[.C99]+[.B100]" office:value-type="float" office:value="588559.599492829">
            <text:p>588560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2004.64801014341">
            <text:p>2005</text:p>
          </table:table-cell>
          <table:table-cell table:formula="of:=[.C100]+[.B101]" office:value-type="float" office:value="590564.247502973">
            <text:p>590564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1964.55504994054">
            <text:p>1965</text:p>
          </table:table-cell>
          <table:table-cell table:formula="of:=[.C101]+[.B102]" office:value-type="float" office:value="592528.802552913">
            <text:p>592529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1925.26394894173">
            <text:p>1925</text:p>
          </table:table-cell>
          <table:table-cell table:formula="of:=[.C102]+[.B103]" office:value-type="float" office:value="594454.066501855">
            <text:p>594454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1886.75866996289">
            <text:p>1887</text:p>
          </table:table-cell>
          <table:table-cell table:formula="of:=[.C103]+[.B104]" office:value-type="float" office:value="596340.825171818">
            <text:p>596341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1849.02349656363">
            <text:p>1849</text:p>
          </table:table-cell>
          <table:table-cell table:formula="of:=[.C104]+[.B105]" office:value-type="float" office:value="598189.848668382">
            <text:p>598190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1812.04302663236">
            <text:p>1812</text:p>
          </table:table-cell>
          <table:table-cell table:formula="of:=[.C105]+[.B106]" office:value-type="float" office:value="600001.891695014">
            <text:p>600002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1775.80216609971">
            <text:p>1776</text:p>
          </table:table-cell>
          <table:table-cell table:formula="of:=[.C106]+[.B107]" office:value-type="float" office:value="601777.693861114">
            <text:p>601778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1740.28612277772">
            <text:p>1740</text:p>
          </table:table-cell>
          <table:table-cell table:formula="of:=[.C107]+[.B108]" office:value-type="float" office:value="603517.979983891">
            <text:p>603518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1705.48040032217">
            <text:p>1705</text:p>
          </table:table-cell>
          <table:table-cell table:formula="of:=[.C108]+[.B109]" office:value-type="float" office:value="605223.460384214">
            <text:p>605223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1671.37079231572">
            <text:p>1671</text:p>
          </table:table-cell>
          <table:table-cell table:formula="of:=[.C109]+[.B110]" office:value-type="float" office:value="606894.831176529">
            <text:p>606895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1637.94337646941">
            <text:p>1638</text:p>
          </table:table-cell>
          <table:table-cell table:formula="of:=[.C110]+[.B111]" office:value-type="float" office:value="608532.774552999">
            <text:p>608533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1605.18450894002">
            <text:p>1605</text:p>
          </table:table-cell>
          <table:table-cell table:formula="of:=[.C111]+[.B112]" office:value-type="float" office:value="610137.959061939">
            <text:p>610138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1573.08081876122">
            <text:p>1573</text:p>
          </table:table-cell>
          <table:table-cell table:formula="of:=[.C112]+[.B113]" office:value-type="float" office:value="611711.0398807">
            <text:p>611711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1541.619202386">
            <text:p>1542</text:p>
          </table:table-cell>
          <table:table-cell table:formula="of:=[.C113]+[.B114]" office:value-type="float" office:value="613252.659083086">
            <text:p>613253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1510.78681833828">
            <text:p>1511</text:p>
          </table:table-cell>
          <table:table-cell table:formula="of:=[.C114]+[.B115]" office:value-type="float" office:value="614763.445901424">
            <text:p>614763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1480.57108197151">
            <text:p>1481</text:p>
          </table:table-cell>
          <table:table-cell table:formula="of:=[.C115]+[.B116]" office:value-type="float" office:value="616244.016983396">
            <text:p>616244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1450.95966033208">
            <text:p>1451</text:p>
          </table:table-cell>
          <table:table-cell table:formula="of:=[.C116]+[.B117]" office:value-type="float" office:value="617694.976643728">
            <text:p>617695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1421.94046712544">
            <text:p>1422</text:p>
          </table:table-cell>
          <table:table-cell table:formula="of:=[.C117]+[.B118]" office:value-type="float" office:value="619116.917110853">
            <text:p>619117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1393.50165778293">
            <text:p>1394</text:p>
          </table:table-cell>
          <table:table-cell table:formula="of:=[.C118]+[.B119]" office:value-type="float" office:value="620510.418768636">
            <text:p>620510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1365.63162462727">
            <text:p>1366</text:p>
          </table:table-cell>
          <table:table-cell table:formula="of:=[.C119]+[.B120]" office:value-type="float" office:value="621876.050393263">
            <text:p>621876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1338.31899213472">
            <text:p>1338</text:p>
          </table:table-cell>
          <table:table-cell table:formula="of:=[.C120]+[.B121]" office:value-type="float" office:value="623214.369385398">
            <text:p>623214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1311.55261229203">
            <text:p>1312</text:p>
          </table:table-cell>
          <table:table-cell table:formula="of:=[.C121]+[.B122]" office:value-type="float" office:value="624525.92199769">
            <text:p>624526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1285.32156004619">
            <text:p>1285</text:p>
          </table:table-cell>
          <table:table-cell table:formula="of:=[.C122]+[.B123]" office:value-type="float" office:value="625811.243557736">
            <text:p>625811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1259.61512884527">
            <text:p>1260</text:p>
          </table:table-cell>
          <table:table-cell table:formula="of:=[.C123]+[.B124]" office:value-type="float" office:value="627070.858686581">
            <text:p>627071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1234.42282626836">
            <text:p>1234</text:p>
          </table:table-cell>
          <table:table-cell table:formula="of:=[.C124]+[.B125]" office:value-type="float" office:value="628305.28151285">
            <text:p>628305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1209.73436974299">
            <text:p>1210</text:p>
          </table:table-cell>
          <table:table-cell table:formula="of:=[.C125]+[.B126]" office:value-type="float" office:value="629515.015882593">
            <text:p>629515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1185.53968234813">
            <text:p>1186</text:p>
          </table:table-cell>
          <table:table-cell table:formula="of:=[.C126]+[.B127]" office:value-type="float" office:value="630700.555564941">
            <text:p>630701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1161.82888870117">
            <text:p>1162</text:p>
          </table:table-cell>
          <table:table-cell table:formula="of:=[.C127]+[.B128]" office:value-type="float" office:value="631862.384453642">
            <text:p>631862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1138.59231092715">
            <text:p>1139</text:p>
          </table:table-cell>
          <table:table-cell table:formula="of:=[.C128]+[.B129]" office:value-type="float" office:value="633000.976764569">
            <text:p>633001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1115.8204647086">
            <text:p>1116</text:p>
          </table:table-cell>
          <table:table-cell table:formula="of:=[.C129]+[.B130]" office:value-type="float" office:value="634116.797229278">
            <text:p>634117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1093.50405541443">
            <text:p>1094</text:p>
          </table:table-cell>
          <table:table-cell table:formula="of:=[.C130]+[.B131]" office:value-type="float" office:value="635210.301284692">
            <text:p>635210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1071.63397430614">
            <text:p>1072</text:p>
          </table:table-cell>
          <table:table-cell table:formula="of:=[.C131]+[.B132]" office:value-type="float" office:value="636281.935258999">
            <text:p>636282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1050.20129482002">
            <text:p>1050</text:p>
          </table:table-cell>
          <table:table-cell table:formula="of:=[.C132]+[.B133]" office:value-type="float" office:value="637332.136553819">
            <text:p>637332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1029.19726892362">
            <text:p>1029</text:p>
          </table:table-cell>
          <table:table-cell table:formula="of:=[.C133]+[.B134]" office:value-type="float" office:value="638361.333822742">
            <text:p>638361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1008.61332354515">
            <text:p>1009</text:p>
          </table:table-cell>
          <table:table-cell table:formula="of:=[.C134]+[.B135]" office:value-type="float" office:value="639369.947146287">
            <text:p>639370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988.441057074245">
            <text:p>988</text:p>
          </table:table-cell>
          <table:table-cell table:formula="of:=[.C135]+[.B136]" office:value-type="float" office:value="640358.388203362">
            <text:p>640358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968.67223593276">
            <text:p>969</text:p>
          </table:table-cell>
          <table:table-cell table:formula="of:=[.C136]+[.B137]" office:value-type="float" office:value="641327.060439294">
            <text:p>641327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949.298791214105">
            <text:p>949</text:p>
          </table:table-cell>
          <table:table-cell table:formula="of:=[.C137]+[.B138]" office:value-type="float" office:value="642276.359230509">
            <text:p>642276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930.312815389823">
            <text:p>930</text:p>
          </table:table-cell>
          <table:table-cell table:formula="of:=[.C138]+[.B139]" office:value-type="float" office:value="643206.672045898">
            <text:p>643207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911.706559082026">
            <text:p>912</text:p>
          </table:table-cell>
          <table:table-cell table:formula="of:=[.C139]+[.B140]" office:value-type="float" office:value="644118.37860498">
            <text:p>644118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893.472427900385">
            <text:p>893</text:p>
          </table:table-cell>
          <table:table-cell table:formula="of:=[.C140]+[.B141]" office:value-type="float" office:value="645011.851032881">
            <text:p>645012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875.602979342378">
            <text:p>876</text:p>
          </table:table-cell>
          <table:table-cell table:formula="of:=[.C141]+[.B142]" office:value-type="float" office:value="645887.454012223">
            <text:p>645887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858.09091975553">
            <text:p>858</text:p>
          </table:table-cell>
          <table:table-cell table:formula="of:=[.C142]+[.B143]" office:value-type="float" office:value="646745.544931979">
            <text:p>646746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840.92910136042">
            <text:p>841</text:p>
          </table:table-cell>
          <table:table-cell table:formula="of:=[.C143]+[.B144]" office:value-type="float" office:value="647586.474033339">
            <text:p>647586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824.110519333211">
            <text:p>824</text:p>
          </table:table-cell>
          <table:table-cell table:formula="of:=[.C144]+[.B145]" office:value-type="float" office:value="648410.584552672">
            <text:p>648411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807.628308946547">
            <text:p>808</text:p>
          </table:table-cell>
          <table:table-cell table:formula="of:=[.C145]+[.B146]" office:value-type="float" office:value="649218.212861619">
            <text:p>649218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791.475742767616">
            <text:p>791</text:p>
          </table:table-cell>
          <table:table-cell table:formula="of:=[.C146]+[.B147]" office:value-type="float" office:value="650009.688604386">
            <text:p>650010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775.646227912264">
            <text:p>776</text:p>
          </table:table-cell>
          <table:table-cell table:formula="of:=[.C147]+[.B148]" office:value-type="float" office:value="650785.334832299">
            <text:p>650785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760.133303354018">
            <text:p>760</text:p>
          </table:table-cell>
          <table:table-cell table:formula="of:=[.C148]+[.B149]" office:value-type="float" office:value="651545.468135653">
            <text:p>65154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744.930637286938">
            <text:p>745</text:p>
          </table:table-cell>
          <table:table-cell table:formula="of:=[.C149]+[.B150]" office:value-type="float" office:value="652290.39877294">
            <text:p>652290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730.032024541199">
            <text:p>730</text:p>
          </table:table-cell>
          <table:table-cell table:formula="of:=[.C150]+[.B151]" office:value-type="float" office:value="653020.430797481">
            <text:p>653020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715.431384050375">
            <text:p>715</text:p>
          </table:table-cell>
          <table:table-cell table:formula="of:=[.C151]+[.B152]" office:value-type="float" office:value="653735.862181531">
            <text:p>653736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701.122756369368">
            <text:p>701</text:p>
          </table:table-cell>
          <table:table-cell table:formula="of:=[.C152]+[.B153]" office:value-type="float" office:value="654436.984937901">
            <text:p>654437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687.10030124198">
            <text:p>687</text:p>
          </table:table-cell>
          <table:table-cell table:formula="of:=[.C153]+[.B154]" office:value-type="float" office:value="655124.085239143">
            <text:p>655124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673.358295217141">
            <text:p>673</text:p>
          </table:table-cell>
          <table:table-cell table:formula="of:=[.C154]+[.B155]" office:value-type="float" office:value="655797.44353436">
            <text:p>655797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659.891129312798">
            <text:p>660</text:p>
          </table:table-cell>
          <table:table-cell table:formula="of:=[.C155]+[.B156]" office:value-type="float" office:value="656457.334663673">
            <text:p>656457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646.693306726542">
            <text:p>647</text:p>
          </table:table-cell>
          <table:table-cell table:formula="of:=[.C156]+[.B157]" office:value-type="float" office:value="657104.027970399">
            <text:p>657104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633.759440592011">
            <text:p>634</text:p>
          </table:table-cell>
          <table:table-cell table:formula="of:=[.C157]+[.B158]" office:value-type="float" office:value="657737.787410991">
            <text:p>657738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621.084251780171">
            <text:p>621</text:p>
          </table:table-cell>
          <table:table-cell table:formula="of:=[.C158]+[.B159]" office:value-type="float" office:value="658358.871662771">
            <text:p>658359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608.662566744567">
            <text:p>609</text:p>
          </table:table-cell>
          <table:table-cell table:formula="of:=[.C159]+[.B160]" office:value-type="float" office:value="658967.534229516">
            <text:p>658968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596.489315409676">
            <text:p>596</text:p>
          </table:table-cell>
          <table:table-cell table:formula="of:=[.C160]+[.B161]" office:value-type="float" office:value="659564.023544926">
            <text:p>659564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584.559529101482">
            <text:p>585</text:p>
          </table:table-cell>
          <table:table-cell table:formula="of:=[.C161]+[.B162]" office:value-type="float" office:value="660148.583074027">
            <text:p>660149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572.868338519453">
            <text:p>573</text:p>
          </table:table-cell>
          <table:table-cell table:formula="of:=[.C162]+[.B163]" office:value-type="float" office:value="660721.451412547">
            <text:p>660721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561.410971749064">
            <text:p>561</text:p>
          </table:table-cell>
          <table:table-cell table:formula="of:=[.C163]+[.B164]" office:value-type="float" office:value="661282.862384296">
            <text:p>661283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550.182752314082">
            <text:p>550</text:p>
          </table:table-cell>
          <table:table-cell table:formula="of:=[.C164]+[.B165]" office:value-type="float" office:value="661833.04513661">
            <text:p>661833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539.179097267801">
            <text:p>539</text:p>
          </table:table-cell>
          <table:table-cell table:formula="of:=[.C165]+[.B166]" office:value-type="float" office:value="662372.224233878">
            <text:p>662372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528.395515322445">
            <text:p>528</text:p>
          </table:table-cell>
          <table:table-cell table:formula="of:=[.C166]+[.B167]" office:value-type="float" office:value="662900.6197492">
            <text:p>662901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517.827605015996">
            <text:p>518</text:p>
          </table:table-cell>
          <table:table-cell table:formula="of:=[.C167]+[.B168]" office:value-type="float" office:value="663418.447354216">
            <text:p>663418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507.471052915676">
            <text:p>507</text:p>
          </table:table-cell>
          <table:table-cell table:formula="of:=[.C168]+[.B169]" office:value-type="float" office:value="663925.918407132">
            <text:p>663926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497.321631857363">
            <text:p>497</text:p>
          </table:table-cell>
          <table:table-cell table:formula="of:=[.C169]+[.B170]" office:value-type="float" office:value="664423.240038989">
            <text:p>664423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487.375199220215">
            <text:p>487</text:p>
          </table:table-cell>
          <table:table-cell table:formula="of:=[.C170]+[.B171]" office:value-type="float" office:value="664910.615238209">
            <text:p>664911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477.627695235811">
            <text:p>478</text:p>
          </table:table-cell>
          <table:table-cell table:formula="of:=[.C171]+[.B172]" office:value-type="float" office:value="665388.242933445">
            <text:p>665388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468.075141331095">
            <text:p>468</text:p>
          </table:table-cell>
          <table:table-cell table:formula="of:=[.C172]+[.B173]" office:value-type="float" office:value="665856.318074776">
            <text:p>665856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458.713638504473">
            <text:p>459</text:p>
          </table:table-cell>
          <table:table-cell table:formula="of:=[.C173]+[.B174]" office:value-type="float" office:value="666315.03171328">
            <text:p>66631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449.539365734383">
            <text:p>450</text:p>
          </table:table-cell>
          <table:table-cell table:formula="of:=[.C174]+[.B175]" office:value-type="float" office:value="666764.571079015">
            <text:p>666765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440.548578419696">
            <text:p>441</text:p>
          </table:table-cell>
          <table:table-cell table:formula="of:=[.C175]+[.B176]" office:value-type="float" office:value="667205.119657435">
            <text:p>667205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431.737606851302">
            <text:p>432</text:p>
          </table:table-cell>
          <table:table-cell table:formula="of:=[.C176]+[.B177]" office:value-type="float" office:value="667636.857264286">
            <text:p>667637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423.102854714276">
            <text:p>423</text:p>
          </table:table-cell>
          <table:table-cell table:formula="of:=[.C177]+[.B178]" office:value-type="float" office:value="668059.960119">
            <text:p>668060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414.64079761999">
            <text:p>415</text:p>
          </table:table-cell>
          <table:table-cell table:formula="of:=[.C178]+[.B179]" office:value-type="float" office:value="668474.60091662">
            <text:p>668475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406.34798166759">
            <text:p>406</text:p>
          </table:table-cell>
          <table:table-cell table:formula="of:=[.C179]+[.B180]" office:value-type="float" office:value="668880.948898288">
            <text:p>668881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398.221022034238">
            <text:p>398</text:p>
          </table:table-cell>
          <table:table-cell table:formula="of:=[.C180]+[.B181]" office:value-type="float" office:value="669279.169920322">
            <text:p>669279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390.256601593554">
            <text:p>390</text:p>
          </table:table-cell>
          <table:table-cell table:formula="of:=[.C181]+[.B182]" office:value-type="float" office:value="669669.426521916">
            <text:p>669669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382.451469561683">
            <text:p>382</text:p>
          </table:table-cell>
          <table:table-cell table:formula="of:=[.C182]+[.B183]" office:value-type="float" office:value="670051.877991477">
            <text:p>670052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374.802440170449">
            <text:p>375</text:p>
          </table:table-cell>
          <table:table-cell table:formula="of:=[.C183]+[.B184]" office:value-type="float" office:value="670426.680431648">
            <text:p>670427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367.30639136704">
            <text:p>367</text:p>
          </table:table-cell>
          <table:table-cell table:formula="of:=[.C184]+[.B185]" office:value-type="float" office:value="670793.986823015">
            <text:p>670794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359.960263539699">
            <text:p>360</text:p>
          </table:table-cell>
          <table:table-cell table:formula="of:=[.C185]+[.B186]" office:value-type="float" office:value="671153.947086554">
            <text:p>671154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352.761058268905">
            <text:p>353</text:p>
          </table:table-cell>
          <table:table-cell table:formula="of:=[.C186]+[.B187]" office:value-type="float" office:value="671506.708144823">
            <text:p>671507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345.705837103527">
            <text:p>346</text:p>
          </table:table-cell>
          <table:table-cell table:formula="of:=[.C187]+[.B188]" office:value-type="float" office:value="671852.413981927">
            <text:p>671852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338.791720361456">
            <text:p>339</text:p>
          </table:table-cell>
          <table:table-cell table:formula="of:=[.C188]+[.B189]" office:value-type="float" office:value="672191.205702288">
            <text:p>672191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332.015885954227">
            <text:p>332</text:p>
          </table:table-cell>
          <table:table-cell table:formula="of:=[.C189]+[.B190]" office:value-type="float" office:value="672523.221588243">
            <text:p>672523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325.375568235143">
            <text:p>325</text:p>
          </table:table-cell>
          <table:table-cell table:formula="of:=[.C190]+[.B191]" office:value-type="float" office:value="672848.597156478">
            <text:p>672849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318.86805687044">
            <text:p>319</text:p>
          </table:table-cell>
          <table:table-cell table:formula="of:=[.C191]+[.B192]" office:value-type="float" office:value="673167.465213348">
            <text:p>673167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312.490695733031">
            <text:p>312</text:p>
          </table:table-cell>
          <table:table-cell table:formula="of:=[.C192]+[.B193]" office:value-type="float" office:value="673479.955909081">
            <text:p>673480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306.24088181837">
            <text:p>306</text:p>
          </table:table-cell>
          <table:table-cell table:formula="of:=[.C193]+[.B194]" office:value-type="float" office:value="673786.196790899">
            <text:p>673786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300.116064182003">
            <text:p>300</text:p>
          </table:table-cell>
          <table:table-cell table:formula="of:=[.C194]+[.B195]" office:value-type="float" office:value="674086.312855081">
            <text:p>674086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294.113742898363">
            <text:p>294</text:p>
          </table:table-cell>
          <table:table-cell table:formula="of:=[.C195]+[.B196]" office:value-type="float" office:value="674380.42659798">
            <text:p>674380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288.231468040396">
            <text:p>288</text:p>
          </table:table-cell>
          <table:table-cell table:formula="of:=[.C196]+[.B197]" office:value-type="float" office:value="674668.65806602">
            <text:p>674669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282.466838679588">
            <text:p>282</text:p>
          </table:table-cell>
          <table:table-cell table:formula="of:=[.C197]+[.B198]" office:value-type="float" office:value="674951.1249047">
            <text:p>674951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276.817501905996">
            <text:p>277</text:p>
          </table:table-cell>
          <table:table-cell table:formula="of:=[.C198]+[.B199]" office:value-type="float" office:value="675227.942406606">
            <text:p>675228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271.281151867876">
            <text:p>271</text:p>
          </table:table-cell>
          <table:table-cell table:formula="of:=[.C199]+[.B200]" office:value-type="float" office:value="675499.223558474">
            <text:p>675499</text:p>
          </table:table-cell>
          <table:table-cell table:number-columns-repeated="2"/>
        </table:table-row>
      </table:table>
      <table:table table:name="2015" table:style-name="ta1" table:print="false"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9680">
            <text:p>9680</text:p>
          </table:table-cell>
          <table:table-cell table:formula="of:=[.B1]" office:value-type="float" office:value="9680">
            <text:p>9680</text:p>
          </table:table-cell>
          <table:table-cell office:value-type="float" office:value="9680">
            <text:p>9680</text:p>
          </table:table-cell>
          <table:table-cell office:value-type="float" office:value="0.98">
            <text:p>0,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9680">
            <text:p>9680</text:p>
          </table:table-cell>
          <table:table-cell table:formula="of:=[.C1]+[.B2]" office:value-type="float" office:value="19360">
            <text:p>1936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9680">
            <text:p>9680</text:p>
          </table:table-cell>
          <table:table-cell table:formula="of:=[.C2]+[.B3]" office:value-type="float" office:value="29040">
            <text:p>2904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9680">
            <text:p>9680</text:p>
          </table:table-cell>
          <table:table-cell table:formula="of:=[.C3]+[.B4]" office:value-type="float" office:value="38720">
            <text:p>3872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9680">
            <text:p>9680</text:p>
          </table:table-cell>
          <table:table-cell table:formula="of:=[.C4]+[.B5]" office:value-type="float" office:value="48400">
            <text:p>484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9680">
            <text:p>9680</text:p>
          </table:table-cell>
          <table:table-cell table:formula="of:=[.C5]+[.B6]" office:value-type="float" office:value="58080">
            <text:p>5808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9680">
            <text:p>9680</text:p>
          </table:table-cell>
          <table:table-cell table:formula="of:=[.C6]+[.B7]" office:value-type="float" office:value="67760">
            <text:p>6776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9680">
            <text:p>9680</text:p>
          </table:table-cell>
          <table:table-cell table:formula="of:=[.C7]+[.B8]" office:value-type="float" office:value="77440">
            <text:p>7744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9680">
            <text:p>9680</text:p>
          </table:table-cell>
          <table:table-cell table:formula="of:=[.C8]+[.B9]" office:value-type="float" office:value="87120">
            <text:p>8712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9680">
            <text:p>9680</text:p>
          </table:table-cell>
          <table:table-cell table:formula="of:=[.C9]+[.B10]" office:value-type="float" office:value="96800">
            <text:p>968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9680">
            <text:p>9680</text:p>
          </table:table-cell>
          <table:table-cell table:formula="of:=[.C10]+[.B11]" office:value-type="float" office:value="106480">
            <text:p>10648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9680">
            <text:p>9680</text:p>
          </table:table-cell>
          <table:table-cell table:formula="of:=[.C11]+[.B12]" office:value-type="float" office:value="116160">
            <text:p>11616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9680">
            <text:p>9680</text:p>
          </table:table-cell>
          <table:table-cell table:formula="of:=[.C12]+[.B13]" office:value-type="float" office:value="125840">
            <text:p>12584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9680">
            <text:p>9680</text:p>
          </table:table-cell>
          <table:table-cell table:formula="of:=[.C13]+[.B14]" office:value-type="float" office:value="135520">
            <text:p>13552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9680">
            <text:p>9680</text:p>
          </table:table-cell>
          <table:table-cell table:formula="of:=[.C14]+[.B15]" office:value-type="float" office:value="145200">
            <text:p>14520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9680">
            <text:p>9680</text:p>
          </table:table-cell>
          <table:table-cell table:formula="of:=[.C15]+[.B16]" office:value-type="float" office:value="154880">
            <text:p>15488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9680">
            <text:p>9680</text:p>
          </table:table-cell>
          <table:table-cell table:formula="of:=[.C16]+[.B17]" office:value-type="float" office:value="164560">
            <text:p>16456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9680">
            <text:p>9680</text:p>
          </table:table-cell>
          <table:table-cell table:formula="of:=[.C17]+[.B18]" office:value-type="float" office:value="174240">
            <text:p>17424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9680">
            <text:p>9680</text:p>
          </table:table-cell>
          <table:table-cell table:formula="of:=[.C18]+[.B19]" office:value-type="float" office:value="183920">
            <text:p>18392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9680">
            <text:p>9680</text:p>
          </table:table-cell>
          <table:table-cell table:formula="of:=[.C19]+[.B20]" office:value-type="float" office:value="193600">
            <text:p>1936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9680">
            <text:p>9680</text:p>
          </table:table-cell>
          <table:table-cell table:formula="of:=[.C20]+[.B21]" office:value-type="float" office:value="203280">
            <text:p>20328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9680">
            <text:p>9680</text:p>
          </table:table-cell>
          <table:table-cell table:formula="of:=[.C21]+[.B22]" office:value-type="float" office:value="212960">
            <text:p>21296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9680">
            <text:p>9680</text:p>
          </table:table-cell>
          <table:table-cell table:formula="of:=[.C22]+[.B23]" office:value-type="float" office:value="222640">
            <text:p>22264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9680">
            <text:p>9680</text:p>
          </table:table-cell>
          <table:table-cell table:formula="of:=[.C23]+[.B24]" office:value-type="float" office:value="232320">
            <text:p>23232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9680">
            <text:p>9680</text:p>
          </table:table-cell>
          <table:table-cell table:formula="of:=[.C24]+[.B25]" office:value-type="float" office:value="242000">
            <text:p>2420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9486.4">
            <text:p>9486</text:p>
          </table:table-cell>
          <table:table-cell table:formula="of:=[.C25]+[.B26]" office:value-type="float" office:value="251486.4">
            <text:p>25148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9296.672">
            <text:p>9297</text:p>
          </table:table-cell>
          <table:table-cell table:formula="of:=[.C26]+[.B27]" office:value-type="float" office:value="260783.072">
            <text:p>260783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9110.73856">
            <text:p>9111</text:p>
          </table:table-cell>
          <table:table-cell table:formula="of:=[.C27]+[.B28]" office:value-type="float" office:value="269893.81056">
            <text:p>269894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8928.5237888">
            <text:p>8929</text:p>
          </table:table-cell>
          <table:table-cell table:formula="of:=[.C28]+[.B29]" office:value-type="float" office:value="278822.3343488">
            <text:p>278822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8749.953313024">
            <text:p>8750</text:p>
          </table:table-cell>
          <table:table-cell table:formula="of:=[.C29]+[.B30]" office:value-type="float" office:value="287572.287661824">
            <text:p>287572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8574.95424676352">
            <text:p>8575</text:p>
          </table:table-cell>
          <table:table-cell table:formula="of:=[.C30]+[.B31]" office:value-type="float" office:value="296147.241908587">
            <text:p>29614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8403.45516182825">
            <text:p>8403</text:p>
          </table:table-cell>
          <table:table-cell table:formula="of:=[.C31]+[.B32]" office:value-type="float" office:value="304550.697070416">
            <text:p>30455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8235.38605859168">
            <text:p>8235</text:p>
          </table:table-cell>
          <table:table-cell table:formula="of:=[.C32]+[.B33]" office:value-type="float" office:value="312786.083129007">
            <text:p>312786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8070.67833741985">
            <text:p>8071</text:p>
          </table:table-cell>
          <table:table-cell table:formula="of:=[.C33]+[.B34]" office:value-type="float" office:value="320856.761466427">
            <text:p>320857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7909.26477067145">
            <text:p>7909</text:p>
          </table:table-cell>
          <table:table-cell table:formula="of:=[.C34]+[.B35]" office:value-type="float" office:value="328766.026237099">
            <text:p>328766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7751.07947525802">
            <text:p>7751</text:p>
          </table:table-cell>
          <table:table-cell table:formula="of:=[.C35]+[.B36]" office:value-type="float" office:value="336517.105712357">
            <text:p>336517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7596.05788575286">
            <text:p>7596</text:p>
          </table:table-cell>
          <table:table-cell table:formula="of:=[.C36]+[.B37]" office:value-type="float" office:value="344113.16359811">
            <text:p>344113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7444.1367280378">
            <text:p>7444</text:p>
          </table:table-cell>
          <table:table-cell table:formula="of:=[.C37]+[.B38]" office:value-type="float" office:value="351557.300326147">
            <text:p>351557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7295.25399347705">
            <text:p>7295</text:p>
          </table:table-cell>
          <table:table-cell table:formula="of:=[.C38]+[.B39]" office:value-type="float" office:value="358852.554319624">
            <text:p>358853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7149.34891360751">
            <text:p>7149</text:p>
          </table:table-cell>
          <table:table-cell table:formula="of:=[.C39]+[.B40]" office:value-type="float" office:value="366001.903233232">
            <text:p>366002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7006.36193533536">
            <text:p>7006</text:p>
          </table:table-cell>
          <table:table-cell table:formula="of:=[.C40]+[.B41]" office:value-type="float" office:value="373008.265168567">
            <text:p>373008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6866.23469662865">
            <text:p>6866</text:p>
          </table:table-cell>
          <table:table-cell table:formula="of:=[.C41]+[.B42]" office:value-type="float" office:value="379874.499865196">
            <text:p>379874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6728.91000269608">
            <text:p>6729</text:p>
          </table:table-cell>
          <table:table-cell table:formula="of:=[.C42]+[.B43]" office:value-type="float" office:value="386603.409867892">
            <text:p>386603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6594.33180264216">
            <text:p>6594</text:p>
          </table:table-cell>
          <table:table-cell table:formula="of:=[.C43]+[.B44]" office:value-type="float" office:value="393197.741670534">
            <text:p>393198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6462.44516658931">
            <text:p>6462</text:p>
          </table:table-cell>
          <table:table-cell table:formula="of:=[.C44]+[.B45]" office:value-type="float" office:value="399660.186837124">
            <text:p>399660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6333.19626325753">
            <text:p>6333</text:p>
          </table:table-cell>
          <table:table-cell table:formula="of:=[.C45]+[.B46]" office:value-type="float" office:value="405993.383100381">
            <text:p>405993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6206.53233799238">
            <text:p>6207</text:p>
          </table:table-cell>
          <table:table-cell table:formula="of:=[.C46]+[.B47]" office:value-type="float" office:value="412199.915438374">
            <text:p>412200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6082.40169123253">
            <text:p>6082</text:p>
          </table:table-cell>
          <table:table-cell table:formula="of:=[.C47]+[.B48]" office:value-type="float" office:value="418282.317129606">
            <text:p>418282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5960.75365740788">
            <text:p>5961</text:p>
          </table:table-cell>
          <table:table-cell table:formula="of:=[.C48]+[.B49]" office:value-type="float" office:value="424243.070787014">
            <text:p>42424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5841.53858425972">
            <text:p>5842</text:p>
          </table:table-cell>
          <table:table-cell table:formula="of:=[.C49]+[.B50]" office:value-type="float" office:value="430084.609371274">
            <text:p>430085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5724.70781257452">
            <text:p>5725</text:p>
          </table:table-cell>
          <table:table-cell table:formula="of:=[.C50]+[.B51]" office:value-type="float" office:value="435809.317183848">
            <text:p>435809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5610.21365632303">
            <text:p>5610</text:p>
          </table:table-cell>
          <table:table-cell table:formula="of:=[.C51]+[.B52]" office:value-type="float" office:value="441419.530840171">
            <text:p>441420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5498.00938319657">
            <text:p>5498</text:p>
          </table:table-cell>
          <table:table-cell table:formula="of:=[.C52]+[.B53]" office:value-type="float" office:value="446917.540223368">
            <text:p>446918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5388.04919553264">
            <text:p>5388</text:p>
          </table:table-cell>
          <table:table-cell table:formula="of:=[.C53]+[.B54]" office:value-type="float" office:value="452305.5894189">
            <text:p>452306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5280.28821162199">
            <text:p>5280</text:p>
          </table:table-cell>
          <table:table-cell table:formula="of:=[.C54]+[.B55]" office:value-type="float" office:value="457585.877630522">
            <text:p>457586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5174.68244738955">
            <text:p>5175</text:p>
          </table:table-cell>
          <table:table-cell table:formula="of:=[.C55]+[.B56]" office:value-type="float" office:value="462760.560077912">
            <text:p>462761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5071.18879844176">
            <text:p>5071</text:p>
          </table:table-cell>
          <table:table-cell table:formula="of:=[.C56]+[.B57]" office:value-type="float" office:value="467831.748876354">
            <text:p>467832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4969.76502247292">
            <text:p>4970</text:p>
          </table:table-cell>
          <table:table-cell table:formula="of:=[.C57]+[.B58]" office:value-type="float" office:value="472801.513898827">
            <text:p>472802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4870.36972202346">
            <text:p>4870</text:p>
          </table:table-cell>
          <table:table-cell table:formula="of:=[.C58]+[.B59]" office:value-type="float" office:value="477671.88362085">
            <text:p>477672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4772.962327583">
            <text:p>4773</text:p>
          </table:table-cell>
          <table:table-cell table:formula="of:=[.C59]+[.B60]" office:value-type="float" office:value="482444.845948433">
            <text:p>482445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4677.50308103134">
            <text:p>4678</text:p>
          </table:table-cell>
          <table:table-cell table:formula="of:=[.C60]+[.B61]" office:value-type="float" office:value="487122.349029464">
            <text:p>48712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4583.95301941071">
            <text:p>4584</text:p>
          </table:table-cell>
          <table:table-cell table:formula="of:=[.C61]+[.B62]" office:value-type="float" office:value="491706.302048875">
            <text:p>491706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4492.27395902249">
            <text:p>4492</text:p>
          </table:table-cell>
          <table:table-cell table:formula="of:=[.C62]+[.B63]" office:value-type="float" office:value="496198.576007898">
            <text:p>496199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4402.42847984205">
            <text:p>4402</text:p>
          </table:table-cell>
          <table:table-cell table:formula="of:=[.C63]+[.B64]" office:value-type="float" office:value="500601.00448774">
            <text:p>500601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4314.3799102452">
            <text:p>4314</text:p>
          </table:table-cell>
          <table:table-cell table:formula="of:=[.C64]+[.B65]" office:value-type="float" office:value="504915.384397985">
            <text:p>504915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4228.0923120403">
            <text:p>4228</text:p>
          </table:table-cell>
          <table:table-cell table:formula="of:=[.C65]+[.B66]" office:value-type="float" office:value="509143.476710025">
            <text:p>509143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4143.53046579949">
            <text:p>4144</text:p>
          </table:table-cell>
          <table:table-cell table:formula="of:=[.C66]+[.B67]" office:value-type="float" office:value="513287.007175825">
            <text:p>513287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4060.6598564835">
            <text:p>4061</text:p>
          </table:table-cell>
          <table:table-cell table:formula="of:=[.C67]+[.B68]" office:value-type="float" office:value="517347.667032308">
            <text:p>517348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3979.44665935383">
            <text:p>3979</text:p>
          </table:table-cell>
          <table:table-cell table:formula="of:=[.C68]+[.B69]" office:value-type="float" office:value="521327.113691662">
            <text:p>521327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3899.85772616676">
            <text:p>3900</text:p>
          </table:table-cell>
          <table:table-cell table:formula="of:=[.C69]+[.B70]" office:value-type="float" office:value="525226.971417829">
            <text:p>525227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3821.86057164342">
            <text:p>3822</text:p>
          </table:table-cell>
          <table:table-cell table:formula="of:=[.C70]+[.B71]" office:value-type="float" office:value="529048.831989472">
            <text:p>529049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3745.42336021055">
            <text:p>3745</text:p>
          </table:table-cell>
          <table:table-cell table:formula="of:=[.C71]+[.B72]" office:value-type="float" office:value="532794.255349683">
            <text:p>532794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3670.51489300634">
            <text:p>3671</text:p>
          </table:table-cell>
          <table:table-cell table:formula="of:=[.C72]+[.B73]" office:value-type="float" office:value="536464.770242689">
            <text:p>536465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3597.10459514621">
            <text:p>3597</text:p>
          </table:table-cell>
          <table:table-cell table:formula="of:=[.C73]+[.B74]" office:value-type="float" office:value="540061.874837835">
            <text:p>540062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3525.16250324329">
            <text:p>3525</text:p>
          </table:table-cell>
          <table:table-cell table:formula="of:=[.C74]+[.B75]" office:value-type="float" office:value="543587.037341079">
            <text:p>543587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3454.65925317842">
            <text:p>3455</text:p>
          </table:table-cell>
          <table:table-cell table:formula="of:=[.C75]+[.B76]" office:value-type="float" office:value="547041.696594257">
            <text:p>547042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3385.56606811486">
            <text:p>3386</text:p>
          </table:table-cell>
          <table:table-cell table:formula="of:=[.C76]+[.B77]" office:value-type="float" office:value="550427.262662372">
            <text:p>550427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3317.85474675256">
            <text:p>3318</text:p>
          </table:table-cell>
          <table:table-cell table:formula="of:=[.C77]+[.B78]" office:value-type="float" office:value="553745.117409124">
            <text:p>553745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3251.49765181751">
            <text:p>3251</text:p>
          </table:table-cell>
          <table:table-cell table:formula="of:=[.C78]+[.B79]" office:value-type="float" office:value="556996.615060942">
            <text:p>556997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3186.46769878116">
            <text:p>3186</text:p>
          </table:table-cell>
          <table:table-cell table:formula="of:=[.C79]+[.B80]" office:value-type="float" office:value="560183.082759723">
            <text:p>560183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3122.73834480553">
            <text:p>3123</text:p>
          </table:table-cell>
          <table:table-cell table:formula="of:=[.C80]+[.B81]" office:value-type="float" office:value="563305.821104529">
            <text:p>563306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3060.28357790942">
            <text:p>3060</text:p>
          </table:table-cell>
          <table:table-cell table:formula="of:=[.C81]+[.B82]" office:value-type="float" office:value="566366.104682438">
            <text:p>566366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2999.07790635123">
            <text:p>2999</text:p>
          </table:table-cell>
          <table:table-cell table:formula="of:=[.C82]+[.B83]" office:value-type="float" office:value="569365.182588789">
            <text:p>569365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2939.09634822421">
            <text:p>2939</text:p>
          </table:table-cell>
          <table:table-cell table:formula="of:=[.C83]+[.B84]" office:value-type="float" office:value="572304.278937013">
            <text:p>572304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2880.31442125973">
            <text:p>2880</text:p>
          </table:table-cell>
          <table:table-cell table:formula="of:=[.C84]+[.B85]" office:value-type="float" office:value="575184.593358273">
            <text:p>575185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2822.70813283453">
            <text:p>2823</text:p>
          </table:table-cell>
          <table:table-cell table:formula="of:=[.C85]+[.B86]" office:value-type="float" office:value="578007.301491108">
            <text:p>578007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2766.25397017784">
            <text:p>2766</text:p>
          </table:table-cell>
          <table:table-cell table:formula="of:=[.C86]+[.B87]" office:value-type="float" office:value="580773.555461285">
            <text:p>580774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2710.92889077428">
            <text:p>2711</text:p>
          </table:table-cell>
          <table:table-cell table:formula="of:=[.C87]+[.B88]" office:value-type="float" office:value="583484.48435206">
            <text:p>583484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2656.7103129588">
            <text:p>2657</text:p>
          </table:table-cell>
          <table:table-cell table:formula="of:=[.C88]+[.B89]" office:value-type="float" office:value="586141.194665018">
            <text:p>586141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2603.57610669962">
            <text:p>2604</text:p>
          </table:table-cell>
          <table:table-cell table:formula="of:=[.C89]+[.B90]" office:value-type="float" office:value="588744.770771718">
            <text:p>588745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2551.50458456563">
            <text:p>2552</text:p>
          </table:table-cell>
          <table:table-cell table:formula="of:=[.C90]+[.B91]" office:value-type="float" office:value="591296.275356284">
            <text:p>591296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2500.47449287432">
            <text:p>2500</text:p>
          </table:table-cell>
          <table:table-cell table:formula="of:=[.C91]+[.B92]" office:value-type="float" office:value="593796.749849158">
            <text:p>593797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2450.46500301683">
            <text:p>2450</text:p>
          </table:table-cell>
          <table:table-cell table:formula="of:=[.C92]+[.B93]" office:value-type="float" office:value="596247.214852175">
            <text:p>596247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2401.45570295649">
            <text:p>2401</text:p>
          </table:table-cell>
          <table:table-cell table:formula="of:=[.C93]+[.B94]" office:value-type="float" office:value="598648.670555132">
            <text:p>598649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2353.42658889736">
            <text:p>2353</text:p>
          </table:table-cell>
          <table:table-cell table:formula="of:=[.C94]+[.B95]" office:value-type="float" office:value="601002.097144029">
            <text:p>601002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2306.35805711942">
            <text:p>2306</text:p>
          </table:table-cell>
          <table:table-cell table:formula="of:=[.C95]+[.B96]" office:value-type="float" office:value="603308.455201148">
            <text:p>603308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2260.23089597703">
            <text:p>2260</text:p>
          </table:table-cell>
          <table:table-cell table:formula="of:=[.C96]+[.B97]" office:value-type="float" office:value="605568.686097125">
            <text:p>605569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2215.02627805749">
            <text:p>2215</text:p>
          </table:table-cell>
          <table:table-cell table:formula="of:=[.C97]+[.B98]" office:value-type="float" office:value="607783.712375183">
            <text:p>607784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2170.72575249634">
            <text:p>2171</text:p>
          </table:table-cell>
          <table:table-cell table:formula="of:=[.C98]+[.B99]" office:value-type="float" office:value="609954.438127679">
            <text:p>60995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2127.31123744641">
            <text:p>2127</text:p>
          </table:table-cell>
          <table:table-cell table:formula="of:=[.C99]+[.B100]" office:value-type="float" office:value="612081.749365126">
            <text:p>612082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2084.76501269748">
            <text:p>2085</text:p>
          </table:table-cell>
          <table:table-cell table:formula="of:=[.C100]+[.B101]" office:value-type="float" office:value="614166.514377823">
            <text:p>614167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2043.06971244353">
            <text:p>2043</text:p>
          </table:table-cell>
          <table:table-cell table:formula="of:=[.C101]+[.B102]" office:value-type="float" office:value="616209.584090267">
            <text:p>616210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2002.20831819466">
            <text:p>2002</text:p>
          </table:table-cell>
          <table:table-cell table:formula="of:=[.C102]+[.B103]" office:value-type="float" office:value="618211.792408461">
            <text:p>618212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1962.16415183077">
            <text:p>1962</text:p>
          </table:table-cell>
          <table:table-cell table:formula="of:=[.C103]+[.B104]" office:value-type="float" office:value="620173.956560292">
            <text:p>620174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1922.92086879415">
            <text:p>1923</text:p>
          </table:table-cell>
          <table:table-cell table:formula="of:=[.C104]+[.B105]" office:value-type="float" office:value="622096.877429086">
            <text:p>622097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1884.46245141827">
            <text:p>1884</text:p>
          </table:table-cell>
          <table:table-cell table:formula="of:=[.C105]+[.B106]" office:value-type="float" office:value="623981.339880504">
            <text:p>623981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1846.77320238991">
            <text:p>1847</text:p>
          </table:table-cell>
          <table:table-cell table:formula="of:=[.C106]+[.B107]" office:value-type="float" office:value="625828.113082894">
            <text:p>625828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1809.83773834211">
            <text:p>1810</text:p>
          </table:table-cell>
          <table:table-cell table:formula="of:=[.C107]+[.B108]" office:value-type="float" office:value="627637.950821236">
            <text:p>627638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1773.64098357527">
            <text:p>1774</text:p>
          </table:table-cell>
          <table:table-cell table:formula="of:=[.C108]+[.B109]" office:value-type="float" office:value="629411.591804812">
            <text:p>629412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1738.16816390376">
            <text:p>1738</text:p>
          </table:table-cell>
          <table:table-cell table:formula="of:=[.C109]+[.B110]" office:value-type="float" office:value="631149.759968715">
            <text:p>631150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1703.40480062569">
            <text:p>1703</text:p>
          </table:table-cell>
          <table:table-cell table:formula="of:=[.C110]+[.B111]" office:value-type="float" office:value="632853.164769341">
            <text:p>632853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1669.33670461317">
            <text:p>1669</text:p>
          </table:table-cell>
          <table:table-cell table:formula="of:=[.C111]+[.B112]" office:value-type="float" office:value="634522.501473954">
            <text:p>634523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1635.94997052091">
            <text:p>1636</text:p>
          </table:table-cell>
          <table:table-cell table:formula="of:=[.C112]+[.B113]" office:value-type="float" office:value="636158.451444475">
            <text:p>636158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1603.23097111049">
            <text:p>1603</text:p>
          </table:table-cell>
          <table:table-cell table:formula="of:=[.C113]+[.B114]" office:value-type="float" office:value="637761.682415586">
            <text:p>637762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1571.16635168828">
            <text:p>1571</text:p>
          </table:table-cell>
          <table:table-cell table:formula="of:=[.C114]+[.B115]" office:value-type="float" office:value="639332.848767274">
            <text:p>639333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1539.74302465451">
            <text:p>1540</text:p>
          </table:table-cell>
          <table:table-cell table:formula="of:=[.C115]+[.B116]" office:value-type="float" office:value="640872.591791929">
            <text:p>640873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1508.94816416142">
            <text:p>1509</text:p>
          </table:table-cell>
          <table:table-cell table:formula="of:=[.C116]+[.B117]" office:value-type="float" office:value="642381.53995609">
            <text:p>642382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1478.7692008782">
            <text:p>1479</text:p>
          </table:table-cell>
          <table:table-cell table:formula="of:=[.C117]+[.B118]" office:value-type="float" office:value="643860.309156968">
            <text:p>643860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1449.19381686063">
            <text:p>1449</text:p>
          </table:table-cell>
          <table:table-cell table:formula="of:=[.C118]+[.B119]" office:value-type="float" office:value="645309.502973829">
            <text:p>645310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1420.20994052342">
            <text:p>1420</text:p>
          </table:table-cell>
          <table:table-cell table:formula="of:=[.C119]+[.B120]" office:value-type="float" office:value="646729.712914352">
            <text:p>646730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1391.80574171295">
            <text:p>1392</text:p>
          </table:table-cell>
          <table:table-cell table:formula="of:=[.C120]+[.B121]" office:value-type="float" office:value="648121.518656065">
            <text:p>648122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1363.96962687869">
            <text:p>1364</text:p>
          </table:table-cell>
          <table:table-cell table:formula="of:=[.C121]+[.B122]" office:value-type="float" office:value="649485.488282944">
            <text:p>649485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1336.69023434112">
            <text:p>1337</text:p>
          </table:table-cell>
          <table:table-cell table:formula="of:=[.C122]+[.B123]" office:value-type="float" office:value="650822.178517285">
            <text:p>650822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1309.9564296543">
            <text:p>1310</text:p>
          </table:table-cell>
          <table:table-cell table:formula="of:=[.C123]+[.B124]" office:value-type="float" office:value="652132.134946939">
            <text:p>652132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1283.75730106121">
            <text:p>1284</text:p>
          </table:table-cell>
          <table:table-cell table:formula="of:=[.C124]+[.B125]" office:value-type="float" office:value="653415.892248">
            <text:p>653416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1258.08215503999">
            <text:p>1258</text:p>
          </table:table-cell>
          <table:table-cell table:formula="of:=[.C125]+[.B126]" office:value-type="float" office:value="654673.97440304">
            <text:p>654674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1232.92051193919">
            <text:p>1233</text:p>
          </table:table-cell>
          <table:table-cell table:formula="of:=[.C126]+[.B127]" office:value-type="float" office:value="655906.89491498">
            <text:p>655907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1208.2621017004">
            <text:p>1208</text:p>
          </table:table-cell>
          <table:table-cell table:formula="of:=[.C127]+[.B128]" office:value-type="float" office:value="657115.15701668">
            <text:p>657115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1184.09685966639">
            <text:p>1184</text:p>
          </table:table-cell>
          <table:table-cell table:formula="of:=[.C128]+[.B129]" office:value-type="float" office:value="658299.253876346">
            <text:p>658299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1160.41492247307">
            <text:p>1160</text:p>
          </table:table-cell>
          <table:table-cell table:formula="of:=[.C129]+[.B130]" office:value-type="float" office:value="659459.668798819">
            <text:p>659460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1137.2066240236">
            <text:p>1137</text:p>
          </table:table-cell>
          <table:table-cell table:formula="of:=[.C130]+[.B131]" office:value-type="float" office:value="660596.875422843">
            <text:p>660597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1114.46249154313">
            <text:p>1114</text:p>
          </table:table-cell>
          <table:table-cell table:formula="of:=[.C131]+[.B132]" office:value-type="float" office:value="661711.337914386">
            <text:p>661711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1092.17324171227">
            <text:p>1092</text:p>
          </table:table-cell>
          <table:table-cell table:formula="of:=[.C132]+[.B133]" office:value-type="float" office:value="662803.511156098">
            <text:p>662804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1070.32977687802">
            <text:p>1070</text:p>
          </table:table-cell>
          <table:table-cell table:formula="of:=[.C133]+[.B134]" office:value-type="float" office:value="663873.840932977">
            <text:p>663874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1048.92318134046">
            <text:p>1049</text:p>
          </table:table-cell>
          <table:table-cell table:formula="of:=[.C134]+[.B135]" office:value-type="float" office:value="664922.764114317">
            <text:p>664923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1027.94471771365">
            <text:p>1028</text:p>
          </table:table-cell>
          <table:table-cell table:formula="of:=[.C135]+[.B136]" office:value-type="float" office:value="665950.708832031">
            <text:p>665951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1007.38582335938">
            <text:p>1007</text:p>
          </table:table-cell>
          <table:table-cell table:formula="of:=[.C136]+[.B137]" office:value-type="float" office:value="666958.09465539">
            <text:p>666958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987.238106892194">
            <text:p>987</text:p>
          </table:table-cell>
          <table:table-cell table:formula="of:=[.C137]+[.B138]" office:value-type="float" office:value="667945.332762282">
            <text:p>667945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967.49334475435">
            <text:p>967</text:p>
          </table:table-cell>
          <table:table-cell table:formula="of:=[.C138]+[.B139]" office:value-type="float" office:value="668912.826107036">
            <text:p>668913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948.143477859263">
            <text:p>948</text:p>
          </table:table-cell>
          <table:table-cell table:formula="of:=[.C139]+[.B140]" office:value-type="float" office:value="669860.969584896">
            <text:p>669861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929.180608302077">
            <text:p>929</text:p>
          </table:table-cell>
          <table:table-cell table:formula="of:=[.C140]+[.B141]" office:value-type="float" office:value="670790.150193198">
            <text:p>670790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910.596996136036">
            <text:p>911</text:p>
          </table:table-cell>
          <table:table-cell table:formula="of:=[.C141]+[.B142]" office:value-type="float" office:value="671700.747189334">
            <text:p>671701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892.385056213315">
            <text:p>892</text:p>
          </table:table-cell>
          <table:table-cell table:formula="of:=[.C142]+[.B143]" office:value-type="float" office:value="672593.132245547">
            <text:p>672593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874.537355089049">
            <text:p>875</text:p>
          </table:table-cell>
          <table:table-cell table:formula="of:=[.C143]+[.B144]" office:value-type="float" office:value="673467.669600636">
            <text:p>673468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857.046607987268">
            <text:p>857</text:p>
          </table:table-cell>
          <table:table-cell table:formula="of:=[.C144]+[.B145]" office:value-type="float" office:value="674324.716208624">
            <text:p>674325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839.905675827522">
            <text:p>840</text:p>
          </table:table-cell>
          <table:table-cell table:formula="of:=[.C145]+[.B146]" office:value-type="float" office:value="675164.621884451">
            <text:p>675165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823.107562310972">
            <text:p>823</text:p>
          </table:table-cell>
          <table:table-cell table:formula="of:=[.C146]+[.B147]" office:value-type="float" office:value="675987.729446762">
            <text:p>675988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806.645411064753">
            <text:p>807</text:p>
          </table:table-cell>
          <table:table-cell table:formula="of:=[.C147]+[.B148]" office:value-type="float" office:value="676794.374857827">
            <text:p>676794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790.512502843457">
            <text:p>791</text:p>
          </table:table-cell>
          <table:table-cell table:formula="of:=[.C148]+[.B149]" office:value-type="float" office:value="677584.88736067">
            <text:p>67758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774.702252786588">
            <text:p>775</text:p>
          </table:table-cell>
          <table:table-cell table:formula="of:=[.C149]+[.B150]" office:value-type="float" office:value="678359.589613457">
            <text:p>678360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759.208207730856">
            <text:p>759</text:p>
          </table:table-cell>
          <table:table-cell table:formula="of:=[.C150]+[.B151]" office:value-type="float" office:value="679118.797821188">
            <text:p>679119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744.024043576239">
            <text:p>744</text:p>
          </table:table-cell>
          <table:table-cell table:formula="of:=[.C151]+[.B152]" office:value-type="float" office:value="679862.821864764">
            <text:p>679863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729.143562704715">
            <text:p>729</text:p>
          </table:table-cell>
          <table:table-cell table:formula="of:=[.C152]+[.B153]" office:value-type="float" office:value="680591.965427469">
            <text:p>680592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714.56069145062">
            <text:p>715</text:p>
          </table:table-cell>
          <table:table-cell table:formula="of:=[.C153]+[.B154]" office:value-type="float" office:value="681306.526118919">
            <text:p>681307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700.269477621608">
            <text:p>700</text:p>
          </table:table-cell>
          <table:table-cell table:formula="of:=[.C154]+[.B155]" office:value-type="float" office:value="682006.795596541">
            <text:p>682007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686.264088069176">
            <text:p>686</text:p>
          </table:table-cell>
          <table:table-cell table:formula="of:=[.C155]+[.B156]" office:value-type="float" office:value="682693.05968461">
            <text:p>682693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672.538806307792">
            <text:p>673</text:p>
          </table:table-cell>
          <table:table-cell table:formula="of:=[.C156]+[.B157]" office:value-type="float" office:value="683365.598490918">
            <text:p>683366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659.088030181636">
            <text:p>659</text:p>
          </table:table-cell>
          <table:table-cell table:formula="of:=[.C157]+[.B158]" office:value-type="float" office:value="684024.6865211">
            <text:p>684025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645.906269578004">
            <text:p>646</text:p>
          </table:table-cell>
          <table:table-cell table:formula="of:=[.C158]+[.B159]" office:value-type="float" office:value="684670.592790678">
            <text:p>684671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632.988144186443">
            <text:p>633</text:p>
          </table:table-cell>
          <table:table-cell table:formula="of:=[.C159]+[.B160]" office:value-type="float" office:value="685303.580934864">
            <text:p>685304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620.328381302715">
            <text:p>620</text:p>
          </table:table-cell>
          <table:table-cell table:formula="of:=[.C160]+[.B161]" office:value-type="float" office:value="685923.909316167">
            <text:p>685924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607.92181367666">
            <text:p>608</text:p>
          </table:table-cell>
          <table:table-cell table:formula="of:=[.C161]+[.B162]" office:value-type="float" office:value="686531.831129844">
            <text:p>686532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595.763377403127">
            <text:p>596</text:p>
          </table:table-cell>
          <table:table-cell table:formula="of:=[.C162]+[.B163]" office:value-type="float" office:value="687127.594507247">
            <text:p>687128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583.848109855065">
            <text:p>584</text:p>
          </table:table-cell>
          <table:table-cell table:formula="of:=[.C163]+[.B164]" office:value-type="float" office:value="687711.442617102">
            <text:p>687711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572.171147657963">
            <text:p>572</text:p>
          </table:table-cell>
          <table:table-cell table:formula="of:=[.C164]+[.B165]" office:value-type="float" office:value="688283.61376476">
            <text:p>688284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560.727724704804">
            <text:p>561</text:p>
          </table:table-cell>
          <table:table-cell table:formula="of:=[.C165]+[.B166]" office:value-type="float" office:value="688844.341489464">
            <text:p>688844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549.513170210708">
            <text:p>550</text:p>
          </table:table-cell>
          <table:table-cell table:formula="of:=[.C166]+[.B167]" office:value-type="float" office:value="689393.854659675">
            <text:p>689394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538.522906806494">
            <text:p>539</text:p>
          </table:table-cell>
          <table:table-cell table:formula="of:=[.C167]+[.B168]" office:value-type="float" office:value="689932.377566482">
            <text:p>689932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527.752448670364">
            <text:p>528</text:p>
          </table:table-cell>
          <table:table-cell table:formula="of:=[.C168]+[.B169]" office:value-type="float" office:value="690460.130015152">
            <text:p>690460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517.197399696957">
            <text:p>517</text:p>
          </table:table-cell>
          <table:table-cell table:formula="of:=[.C169]+[.B170]" office:value-type="float" office:value="690977.327414849">
            <text:p>690977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506.853451703018">
            <text:p>507</text:p>
          </table:table-cell>
          <table:table-cell table:formula="of:=[.C170]+[.B171]" office:value-type="float" office:value="691484.180866552">
            <text:p>691484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496.716382668957">
            <text:p>497</text:p>
          </table:table-cell>
          <table:table-cell table:formula="of:=[.C171]+[.B172]" office:value-type="float" office:value="691980.897249221">
            <text:p>691981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486.782055015578">
            <text:p>487</text:p>
          </table:table-cell>
          <table:table-cell table:formula="of:=[.C172]+[.B173]" office:value-type="float" office:value="692467.679304236">
            <text:p>692468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477.046413915266">
            <text:p>477</text:p>
          </table:table-cell>
          <table:table-cell table:formula="of:=[.C173]+[.B174]" office:value-type="float" office:value="692944.725718152">
            <text:p>69294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467.505485636961">
            <text:p>468</text:p>
          </table:table-cell>
          <table:table-cell table:formula="of:=[.C174]+[.B175]" office:value-type="float" office:value="693412.231203789">
            <text:p>693412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458.155375924222">
            <text:p>458</text:p>
          </table:table-cell>
          <table:table-cell table:formula="of:=[.C175]+[.B176]" office:value-type="float" office:value="693870.386579713">
            <text:p>693870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448.992268405737">
            <text:p>449</text:p>
          </table:table-cell>
          <table:table-cell table:formula="of:=[.C176]+[.B177]" office:value-type="float" office:value="694319.378848119">
            <text:p>694319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440.012423037623">
            <text:p>440</text:p>
          </table:table-cell>
          <table:table-cell table:formula="of:=[.C177]+[.B178]" office:value-type="float" office:value="694759.391271156">
            <text:p>694759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431.21217457687">
            <text:p>431</text:p>
          </table:table-cell>
          <table:table-cell table:formula="of:=[.C178]+[.B179]" office:value-type="float" office:value="695190.603445733">
            <text:p>695191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422.587931085333">
            <text:p>423</text:p>
          </table:table-cell>
          <table:table-cell table:formula="of:=[.C179]+[.B180]" office:value-type="float" office:value="695613.191376818">
            <text:p>695613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414.136172463626">
            <text:p>414</text:p>
          </table:table-cell>
          <table:table-cell table:formula="of:=[.C180]+[.B181]" office:value-type="float" office:value="696027.327549282">
            <text:p>696027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405.853449014354">
            <text:p>406</text:p>
          </table:table-cell>
          <table:table-cell table:formula="of:=[.C181]+[.B182]" office:value-type="float" office:value="696433.180998296">
            <text:p>696433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397.736380034066">
            <text:p>398</text:p>
          </table:table-cell>
          <table:table-cell table:formula="of:=[.C182]+[.B183]" office:value-type="float" office:value="696830.91737833">
            <text:p>696831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389.781652433385">
            <text:p>390</text:p>
          </table:table-cell>
          <table:table-cell table:formula="of:=[.C183]+[.B184]" office:value-type="float" office:value="697220.699030764">
            <text:p>697221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381.986019384717">
            <text:p>382</text:p>
          </table:table-cell>
          <table:table-cell table:formula="of:=[.C184]+[.B185]" office:value-type="float" office:value="697602.685050148">
            <text:p>697603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374.346298997023">
            <text:p>374</text:p>
          </table:table-cell>
          <table:table-cell table:formula="of:=[.C185]+[.B186]" office:value-type="float" office:value="697977.031349145">
            <text:p>697977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366.859373017083">
            <text:p>367</text:p>
          </table:table-cell>
          <table:table-cell table:formula="of:=[.C186]+[.B187]" office:value-type="float" office:value="698343.890722163">
            <text:p>698344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359.522185556741">
            <text:p>360</text:p>
          </table:table-cell>
          <table:table-cell table:formula="of:=[.C187]+[.B188]" office:value-type="float" office:value="698703.412907719">
            <text:p>698703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352.331741845606">
            <text:p>352</text:p>
          </table:table-cell>
          <table:table-cell table:formula="of:=[.C188]+[.B189]" office:value-type="float" office:value="699055.744649565">
            <text:p>699056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345.285107008694">
            <text:p>345</text:p>
          </table:table-cell>
          <table:table-cell table:formula="of:=[.C189]+[.B190]" office:value-type="float" office:value="699401.029756574">
            <text:p>699401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338.37940486852">
            <text:p>338</text:p>
          </table:table-cell>
          <table:table-cell table:formula="of:=[.C190]+[.B191]" office:value-type="float" office:value="699739.409161442">
            <text:p>699739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331.61181677115">
            <text:p>332</text:p>
          </table:table-cell>
          <table:table-cell table:formula="of:=[.C191]+[.B192]" office:value-type="float" office:value="700071.020978213">
            <text:p>700071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324.979580435727">
            <text:p>325</text:p>
          </table:table-cell>
          <table:table-cell table:formula="of:=[.C192]+[.B193]" office:value-type="float" office:value="700396.000558649">
            <text:p>700396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318.479988827012">
            <text:p>318</text:p>
          </table:table-cell>
          <table:table-cell table:formula="of:=[.C193]+[.B194]" office:value-type="float" office:value="700714.480547476">
            <text:p>700714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312.110389050472">
            <text:p>312</text:p>
          </table:table-cell>
          <table:table-cell table:formula="of:=[.C194]+[.B195]" office:value-type="float" office:value="701026.590936526">
            <text:p>701027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305.868181269462">
            <text:p>306</text:p>
          </table:table-cell>
          <table:table-cell table:formula="of:=[.C195]+[.B196]" office:value-type="float" office:value="701332.459117796">
            <text:p>701332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299.750817644073">
            <text:p>300</text:p>
          </table:table-cell>
          <table:table-cell table:formula="of:=[.C196]+[.B197]" office:value-type="float" office:value="701632.20993544">
            <text:p>701632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293.755801291192">
            <text:p>294</text:p>
          </table:table-cell>
          <table:table-cell table:formula="of:=[.C197]+[.B198]" office:value-type="float" office:value="701925.965736731">
            <text:p>701926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287.880685265368">
            <text:p>288</text:p>
          </table:table-cell>
          <table:table-cell table:formula="of:=[.C198]+[.B199]" office:value-type="float" office:value="702213.846421996">
            <text:p>702214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282.123071560061">
            <text:p>282</text:p>
          </table:table-cell>
          <table:table-cell table:formula="of:=[.C199]+[.B200]" office:value-type="float" office:value="702495.969493556">
            <text:p>702496</text:p>
          </table:table-cell>
          <table:table-cell table:number-columns-repeated="2"/>
        </table:table-row>
      </table:table>
      <table:table table:name="2016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10067">
            <text:p>10067</text:p>
          </table:table-cell>
          <table:table-cell table:formula="of:=[.B1]" office:value-type="float" office:value="10067">
            <text:p>10067</text:p>
          </table:table-cell>
          <table:table-cell office:value-type="float" office:value="10067">
            <text:p>10067</text:p>
          </table:table-cell>
          <table:table-cell office:value-type="float" office:value="0.98">
            <text:p>0,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10067">
            <text:p>10067</text:p>
          </table:table-cell>
          <table:table-cell table:formula="of:=[.C1]+[.B2]" office:value-type="float" office:value="20134">
            <text:p>2013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10067">
            <text:p>10067</text:p>
          </table:table-cell>
          <table:table-cell table:formula="of:=[.C2]+[.B3]" office:value-type="float" office:value="30201">
            <text:p>3020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10067">
            <text:p>10067</text:p>
          </table:table-cell>
          <table:table-cell table:formula="of:=[.C3]+[.B4]" office:value-type="float" office:value="40268">
            <text:p>4026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10067">
            <text:p>10067</text:p>
          </table:table-cell>
          <table:table-cell table:formula="of:=[.C4]+[.B5]" office:value-type="float" office:value="50335">
            <text:p>5033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10067">
            <text:p>10067</text:p>
          </table:table-cell>
          <table:table-cell table:formula="of:=[.C5]+[.B6]" office:value-type="float" office:value="60402">
            <text:p>6040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10067">
            <text:p>10067</text:p>
          </table:table-cell>
          <table:table-cell table:formula="of:=[.C6]+[.B7]" office:value-type="float" office:value="70469">
            <text:p>7046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10067">
            <text:p>10067</text:p>
          </table:table-cell>
          <table:table-cell table:formula="of:=[.C7]+[.B8]" office:value-type="float" office:value="80536">
            <text:p>80536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10067">
            <text:p>10067</text:p>
          </table:table-cell>
          <table:table-cell table:formula="of:=[.C8]+[.B9]" office:value-type="float" office:value="90603">
            <text:p>90603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10067">
            <text:p>10067</text:p>
          </table:table-cell>
          <table:table-cell table:formula="of:=[.C9]+[.B10]" office:value-type="float" office:value="100670">
            <text:p>10067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10067">
            <text:p>10067</text:p>
          </table:table-cell>
          <table:table-cell table:formula="of:=[.C10]+[.B11]" office:value-type="float" office:value="110737">
            <text:p>110737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10067">
            <text:p>10067</text:p>
          </table:table-cell>
          <table:table-cell table:formula="of:=[.C11]+[.B12]" office:value-type="float" office:value="120804">
            <text:p>12080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10067">
            <text:p>10067</text:p>
          </table:table-cell>
          <table:table-cell table:formula="of:=[.C12]+[.B13]" office:value-type="float" office:value="130871">
            <text:p>13087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10067">
            <text:p>10067</text:p>
          </table:table-cell>
          <table:table-cell table:formula="of:=[.C13]+[.B14]" office:value-type="float" office:value="140938">
            <text:p>140938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10067">
            <text:p>10067</text:p>
          </table:table-cell>
          <table:table-cell table:formula="of:=[.C14]+[.B15]" office:value-type="float" office:value="151005">
            <text:p>15100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10067">
            <text:p>10067</text:p>
          </table:table-cell>
          <table:table-cell table:formula="of:=[.C15]+[.B16]" office:value-type="float" office:value="161072">
            <text:p>16107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10067">
            <text:p>10067</text:p>
          </table:table-cell>
          <table:table-cell table:formula="of:=[.C16]+[.B17]" office:value-type="float" office:value="171139">
            <text:p>17113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10067">
            <text:p>10067</text:p>
          </table:table-cell>
          <table:table-cell table:formula="of:=[.C17]+[.B18]" office:value-type="float" office:value="181206">
            <text:p>1812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10067">
            <text:p>10067</text:p>
          </table:table-cell>
          <table:table-cell table:formula="of:=[.C18]+[.B19]" office:value-type="float" office:value="191273">
            <text:p>19127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10067">
            <text:p>10067</text:p>
          </table:table-cell>
          <table:table-cell table:formula="of:=[.C19]+[.B20]" office:value-type="float" office:value="201340">
            <text:p>20134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10067">
            <text:p>10067</text:p>
          </table:table-cell>
          <table:table-cell table:formula="of:=[.C20]+[.B21]" office:value-type="float" office:value="211407">
            <text:p>211407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10067">
            <text:p>10067</text:p>
          </table:table-cell>
          <table:table-cell table:formula="of:=[.C21]+[.B22]" office:value-type="float" office:value="221474">
            <text:p>221474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10067">
            <text:p>10067</text:p>
          </table:table-cell>
          <table:table-cell table:formula="of:=[.C22]+[.B23]" office:value-type="float" office:value="231541">
            <text:p>231541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10067">
            <text:p>10067</text:p>
          </table:table-cell>
          <table:table-cell table:formula="of:=[.C23]+[.B24]" office:value-type="float" office:value="241608">
            <text:p>241608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10067">
            <text:p>10067</text:p>
          </table:table-cell>
          <table:table-cell table:formula="of:=[.C24]+[.B25]" office:value-type="float" office:value="251675">
            <text:p>251675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5]*[.$E$1]" office:value-type="float" office:value="9865.66">
            <text:p>9866</text:p>
          </table:table-cell>
          <table:table-cell table:formula="of:=[.C25]+[.B26]" office:value-type="float" office:value="261540.66">
            <text:p>261541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6]*[.$E$1]" office:value-type="float" office:value="9668.3468">
            <text:p>9668</text:p>
          </table:table-cell>
          <table:table-cell table:formula="of:=[.C26]+[.B27]" office:value-type="float" office:value="271209.0068">
            <text:p>271209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27]*[.$E$1]" office:value-type="float" office:value="9474.979864">
            <text:p>9475</text:p>
          </table:table-cell>
          <table:table-cell table:formula="of:=[.C27]+[.B28]" office:value-type="float" office:value="280683.986664">
            <text:p>280684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28]*[.$E$1]" office:value-type="float" office:value="9285.48026672">
            <text:p>9285</text:p>
          </table:table-cell>
          <table:table-cell table:formula="of:=[.C28]+[.B29]" office:value-type="float" office:value="289969.46693072">
            <text:p>28996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29]*[.$E$1]" office:value-type="float" office:value="9099.7706613856">
            <text:p>9100</text:p>
          </table:table-cell>
          <table:table-cell table:formula="of:=[.C29]+[.B30]" office:value-type="float" office:value="299069.237592106">
            <text:p>299069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0]*[.$E$1]" office:value-type="float" office:value="8917.77524815789">
            <text:p>8918</text:p>
          </table:table-cell>
          <table:table-cell table:formula="of:=[.C30]+[.B31]" office:value-type="float" office:value="307987.012840263">
            <text:p>30798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1]*[.$E$1]" office:value-type="float" office:value="8739.41974319473">
            <text:p>8739</text:p>
          </table:table-cell>
          <table:table-cell table:formula="of:=[.C31]+[.B32]" office:value-type="float" office:value="316726.432583458">
            <text:p>316726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2]*[.$E$1]" office:value-type="float" office:value="8564.63134833083">
            <text:p>8565</text:p>
          </table:table-cell>
          <table:table-cell table:formula="of:=[.C32]+[.B33]" office:value-type="float" office:value="325291.063931789">
            <text:p>32529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3]*[.$E$1]" office:value-type="float" office:value="8393.33872136422">
            <text:p>8393</text:p>
          </table:table-cell>
          <table:table-cell table:formula="of:=[.C33]+[.B34]" office:value-type="float" office:value="333684.402653153">
            <text:p>333684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4]*[.$E$1]" office:value-type="float" office:value="8225.47194693693">
            <text:p>8225</text:p>
          </table:table-cell>
          <table:table-cell table:formula="of:=[.C34]+[.B35]" office:value-type="float" office:value="341909.87460009">
            <text:p>341910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5]*[.$E$1]" office:value-type="float" office:value="8060.96250799819">
            <text:p>8061</text:p>
          </table:table-cell>
          <table:table-cell table:formula="of:=[.C35]+[.B36]" office:value-type="float" office:value="349970.837108088">
            <text:p>349971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6]*[.$E$1]" office:value-type="float" office:value="7899.74325783823">
            <text:p>7900</text:p>
          </table:table-cell>
          <table:table-cell table:formula="of:=[.C36]+[.B37]" office:value-type="float" office:value="357870.580365927">
            <text:p>357871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37]*[.$E$1]" office:value-type="float" office:value="7741.74839268146">
            <text:p>7742</text:p>
          </table:table-cell>
          <table:table-cell table:formula="of:=[.C37]+[.B38]" office:value-type="float" office:value="365612.328758608">
            <text:p>365612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*[.$E$1]" office:value-type="float" office:value="7586.91342482784">
            <text:p>7587</text:p>
          </table:table-cell>
          <table:table-cell table:formula="of:=[.C38]+[.B39]" office:value-type="float" office:value="373199.242183436">
            <text:p>37319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*[.$E$1]" office:value-type="float" office:value="7435.17515633128">
            <text:p>7435</text:p>
          </table:table-cell>
          <table:table-cell table:formula="of:=[.C39]+[.B40]" office:value-type="float" office:value="380634.417339767">
            <text:p>380634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*[.$E$1]" office:value-type="float" office:value="7286.47165320465">
            <text:p>7286</text:p>
          </table:table-cell>
          <table:table-cell table:formula="of:=[.C40]+[.B41]" office:value-type="float" office:value="387920.888992972">
            <text:p>387921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*[.$E$1]" office:value-type="float" office:value="7140.74222014056">
            <text:p>7141</text:p>
          </table:table-cell>
          <table:table-cell table:formula="of:=[.C41]+[.B42]" office:value-type="float" office:value="395061.631213112">
            <text:p>395062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*[.$E$1]" office:value-type="float" office:value="6997.92737573775">
            <text:p>6998</text:p>
          </table:table-cell>
          <table:table-cell table:formula="of:=[.C42]+[.B43]" office:value-type="float" office:value="402059.55858885">
            <text:p>402060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*[.$E$1]" office:value-type="float" office:value="6857.96882822299">
            <text:p>6858</text:p>
          </table:table-cell>
          <table:table-cell table:formula="of:=[.C43]+[.B44]" office:value-type="float" office:value="408917.527417073">
            <text:p>408918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*[.$E$1]" office:value-type="float" office:value="6720.80945165853">
            <text:p>6721</text:p>
          </table:table-cell>
          <table:table-cell table:formula="of:=[.C44]+[.B45]" office:value-type="float" office:value="415638.336868732">
            <text:p>415638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*[.$E$1]" office:value-type="float" office:value="6586.39326262536">
            <text:p>6586</text:p>
          </table:table-cell>
          <table:table-cell table:formula="of:=[.C45]+[.B46]" office:value-type="float" office:value="422224.730131357">
            <text:p>422225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*[.$E$1]" office:value-type="float" office:value="6454.66539737285">
            <text:p>6455</text:p>
          </table:table-cell>
          <table:table-cell table:formula="of:=[.C46]+[.B47]" office:value-type="float" office:value="428679.39552873">
            <text:p>428679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*[.$E$1]" office:value-type="float" office:value="6325.5720894254">
            <text:p>6326</text:p>
          </table:table-cell>
          <table:table-cell table:formula="of:=[.C47]+[.B48]" office:value-type="float" office:value="435004.967618155">
            <text:p>435005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*[.$E$1]" office:value-type="float" office:value="6199.06064763689">
            <text:p>6199</text:p>
          </table:table-cell>
          <table:table-cell table:formula="of:=[.C48]+[.B49]" office:value-type="float" office:value="441204.028265792">
            <text:p>441204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*[.$E$1]" office:value-type="float" office:value="6075.07943468415">
            <text:p>6075</text:p>
          </table:table-cell>
          <table:table-cell table:formula="of:=[.C49]+[.B50]" office:value-type="float" office:value="447279.107700476">
            <text:p>447279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*[.$E$1]" office:value-type="float" office:value="5953.57784599047">
            <text:p>5954</text:p>
          </table:table-cell>
          <table:table-cell table:formula="of:=[.C50]+[.B51]" office:value-type="float" office:value="453232.685546467">
            <text:p>453233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*[.$E$1]" office:value-type="float" office:value="5834.50628907066">
            <text:p>5835</text:p>
          </table:table-cell>
          <table:table-cell table:formula="of:=[.C51]+[.B52]" office:value-type="float" office:value="459067.191835538">
            <text:p>459067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*[.$E$1]" office:value-type="float" office:value="5717.81616328925">
            <text:p>5718</text:p>
          </table:table-cell>
          <table:table-cell table:formula="of:=[.C52]+[.B53]" office:value-type="float" office:value="464785.007998827">
            <text:p>464785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*[.$E$1]" office:value-type="float" office:value="5603.45984002346">
            <text:p>5603</text:p>
          </table:table-cell>
          <table:table-cell table:formula="of:=[.C53]+[.B54]" office:value-type="float" office:value="470388.46783885">
            <text:p>470388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*[.$E$1]" office:value-type="float" office:value="5491.39064322299">
            <text:p>5491</text:p>
          </table:table-cell>
          <table:table-cell table:formula="of:=[.C54]+[.B55]" office:value-type="float" office:value="475879.858482073">
            <text:p>475880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*[.$E$1]" office:value-type="float" office:value="5381.56283035853">
            <text:p>5382</text:p>
          </table:table-cell>
          <table:table-cell table:formula="of:=[.C55]+[.B56]" office:value-type="float" office:value="481261.421312432">
            <text:p>481261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6]*[.$E$1]" office:value-type="float" office:value="5273.93157375136">
            <text:p>5274</text:p>
          </table:table-cell>
          <table:table-cell table:formula="of:=[.C56]+[.B57]" office:value-type="float" office:value="486535.352886183">
            <text:p>486535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57]*[.$E$1]" office:value-type="float" office:value="5168.45294227633">
            <text:p>5168</text:p>
          </table:table-cell>
          <table:table-cell table:formula="of:=[.C57]+[.B58]" office:value-type="float" office:value="491703.80582846">
            <text:p>491704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58]*[.$E$1]" office:value-type="float" office:value="5065.08388343081">
            <text:p>5065</text:p>
          </table:table-cell>
          <table:table-cell table:formula="of:=[.C58]+[.B59]" office:value-type="float" office:value="496768.88971189">
            <text:p>496769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59]*[.$E$1]" office:value-type="float" office:value="4963.78220576219">
            <text:p>4964</text:p>
          </table:table-cell>
          <table:table-cell table:formula="of:=[.C59]+[.B60]" office:value-type="float" office:value="501732.671917652">
            <text:p>501733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0]*[.$E$1]" office:value-type="float" office:value="4864.50656164695">
            <text:p>4865</text:p>
          </table:table-cell>
          <table:table-cell table:formula="of:=[.C60]+[.B61]" office:value-type="float" office:value="506597.178479299">
            <text:p>506597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1]*[.$E$1]" office:value-type="float" office:value="4767.21643041401">
            <text:p>4767</text:p>
          </table:table-cell>
          <table:table-cell table:formula="of:=[.C61]+[.B62]" office:value-type="float" office:value="511364.394909713">
            <text:p>511364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2]*[.$E$1]" office:value-type="float" office:value="4671.87210180573">
            <text:p>4672</text:p>
          </table:table-cell>
          <table:table-cell table:formula="of:=[.C62]+[.B63]" office:value-type="float" office:value="516036.267011519">
            <text:p>516036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3]*[.$E$1]" office:value-type="float" office:value="4578.43465976961">
            <text:p>4578</text:p>
          </table:table-cell>
          <table:table-cell table:formula="of:=[.C63]+[.B64]" office:value-type="float" office:value="520614.701671289">
            <text:p>520615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4]*[.$E$1]" office:value-type="float" office:value="4486.86596657422">
            <text:p>4487</text:p>
          </table:table-cell>
          <table:table-cell table:formula="of:=[.C64]+[.B65]" office:value-type="float" office:value="525101.567637863">
            <text:p>525102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5]*[.$E$1]" office:value-type="float" office:value="4397.12864724274">
            <text:p>4397</text:p>
          </table:table-cell>
          <table:table-cell table:formula="of:=[.C65]+[.B66]" office:value-type="float" office:value="529498.696285106">
            <text:p>529499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6]*[.$E$1]" office:value-type="float" office:value="4309.18607429788">
            <text:p>4309</text:p>
          </table:table-cell>
          <table:table-cell table:formula="of:=[.C66]+[.B67]" office:value-type="float" office:value="533807.882359404">
            <text:p>533808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67]*[.$E$1]" office:value-type="float" office:value="4223.00235281192">
            <text:p>4223</text:p>
          </table:table-cell>
          <table:table-cell table:formula="of:=[.C67]+[.B68]" office:value-type="float" office:value="538030.884712216">
            <text:p>538031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68]*[.$E$1]" office:value-type="float" office:value="4138.54230575569">
            <text:p>4139</text:p>
          </table:table-cell>
          <table:table-cell table:formula="of:=[.C68]+[.B69]" office:value-type="float" office:value="542169.427017971">
            <text:p>542169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69]*[.$E$1]" office:value-type="float" office:value="4055.77145964057">
            <text:p>4056</text:p>
          </table:table-cell>
          <table:table-cell table:formula="of:=[.C69]+[.B70]" office:value-type="float" office:value="546225.198477612">
            <text:p>546225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0]*[.$E$1]" office:value-type="float" office:value="3974.65603044776">
            <text:p>3975</text:p>
          </table:table-cell>
          <table:table-cell table:formula="of:=[.C70]+[.B71]" office:value-type="float" office:value="550199.85450806">
            <text:p>550200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1]*[.$E$1]" office:value-type="float" office:value="3895.1629098388">
            <text:p>3895</text:p>
          </table:table-cell>
          <table:table-cell table:formula="of:=[.C71]+[.B72]" office:value-type="float" office:value="554095.017417898">
            <text:p>55409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2]*[.$E$1]" office:value-type="float" office:value="3817.25965164203">
            <text:p>3817</text:p>
          </table:table-cell>
          <table:table-cell table:formula="of:=[.C72]+[.B73]" office:value-type="float" office:value="557912.27706954">
            <text:p>557912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3]*[.$E$1]" office:value-type="float" office:value="3740.91445860919">
            <text:p>3741</text:p>
          </table:table-cell>
          <table:table-cell table:formula="of:=[.C73]+[.B74]" office:value-type="float" office:value="561653.19152815">
            <text:p>561653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4]*[.$E$1]" office:value-type="float" office:value="3666.096169437">
            <text:p>3666</text:p>
          </table:table-cell>
          <table:table-cell table:formula="of:=[.C74]+[.B75]" office:value-type="float" office:value="565319.287697587">
            <text:p>565319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5]*[.$E$1]" office:value-type="float" office:value="3592.77424604826">
            <text:p>3593</text:p>
          </table:table-cell>
          <table:table-cell table:formula="of:=[.C75]+[.B76]" office:value-type="float" office:value="568912.061943635">
            <text:p>568912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6]*[.$E$1]" office:value-type="float" office:value="3520.9187611273">
            <text:p>3521</text:p>
          </table:table-cell>
          <table:table-cell table:formula="of:=[.C76]+[.B77]" office:value-type="float" office:value="572432.980704762">
            <text:p>572433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77]*[.$E$1]" office:value-type="float" office:value="3450.50038590475">
            <text:p>3451</text:p>
          </table:table-cell>
          <table:table-cell table:formula="of:=[.C77]+[.B78]" office:value-type="float" office:value="575883.481090667">
            <text:p>575883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78]*[.$E$1]" office:value-type="float" office:value="3381.49037818666">
            <text:p>3381</text:p>
          </table:table-cell>
          <table:table-cell table:formula="of:=[.C78]+[.B79]" office:value-type="float" office:value="579264.971468854">
            <text:p>579265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79]*[.$E$1]" office:value-type="float" office:value="3313.86057062292">
            <text:p>3314</text:p>
          </table:table-cell>
          <table:table-cell table:formula="of:=[.C79]+[.B80]" office:value-type="float" office:value="582578.832039477">
            <text:p>582579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0]*[.$E$1]" office:value-type="float" office:value="3247.58335921046">
            <text:p>3248</text:p>
          </table:table-cell>
          <table:table-cell table:formula="of:=[.C80]+[.B81]" office:value-type="float" office:value="585826.415398687">
            <text:p>585826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1]*[.$E$1]" office:value-type="float" office:value="3182.63169202626">
            <text:p>3183</text:p>
          </table:table-cell>
          <table:table-cell table:formula="of:=[.C81]+[.B82]" office:value-type="float" office:value="589009.047090714">
            <text:p>589009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2]*[.$E$1]" office:value-type="float" office:value="3118.97905818573">
            <text:p>3119</text:p>
          </table:table-cell>
          <table:table-cell table:formula="of:=[.C82]+[.B83]" office:value-type="float" office:value="592128.026148899">
            <text:p>592128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3]*[.$E$1]" office:value-type="float" office:value="3056.59947702202">
            <text:p>3057</text:p>
          </table:table-cell>
          <table:table-cell table:formula="of:=[.C83]+[.B84]" office:value-type="float" office:value="595184.625625921">
            <text:p>595185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4]*[.$E$1]" office:value-type="float" office:value="2995.46748748158">
            <text:p>2995</text:p>
          </table:table-cell>
          <table:table-cell table:formula="of:=[.C84]+[.B85]" office:value-type="float" office:value="598180.093113403">
            <text:p>598180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5]*[.$E$1]" office:value-type="float" office:value="2935.55813773194">
            <text:p>2936</text:p>
          </table:table-cell>
          <table:table-cell table:formula="of:=[.C85]+[.B86]" office:value-type="float" office:value="601115.651251135">
            <text:p>601116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6]*[.$E$1]" office:value-type="float" office:value="2876.8469749773">
            <text:p>2877</text:p>
          </table:table-cell>
          <table:table-cell table:formula="of:=[.C86]+[.B87]" office:value-type="float" office:value="603992.498226112">
            <text:p>603992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87]*[.$E$1]" office:value-type="float" office:value="2819.31003547776">
            <text:p>2819</text:p>
          </table:table-cell>
          <table:table-cell table:formula="of:=[.C87]+[.B88]" office:value-type="float" office:value="606811.80826159">
            <text:p>606812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88]*[.$E$1]" office:value-type="float" office:value="2762.9238347682">
            <text:p>2763</text:p>
          </table:table-cell>
          <table:table-cell table:formula="of:=[.C88]+[.B89]" office:value-type="float" office:value="609574.732096358">
            <text:p>609575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89]*[.$E$1]" office:value-type="float" office:value="2707.66535807284">
            <text:p>2708</text:p>
          </table:table-cell>
          <table:table-cell table:formula="of:=[.C89]+[.B90]" office:value-type="float" office:value="612282.397454431">
            <text:p>612282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0]*[.$E$1]" office:value-type="float" office:value="2653.51205091138">
            <text:p>2654</text:p>
          </table:table-cell>
          <table:table-cell table:formula="of:=[.C90]+[.B91]" office:value-type="float" office:value="614935.909505342">
            <text:p>614936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1]*[.$E$1]" office:value-type="float" office:value="2600.44180989316">
            <text:p>2600</text:p>
          </table:table-cell>
          <table:table-cell table:formula="of:=[.C91]+[.B92]" office:value-type="float" office:value="617536.351315236">
            <text:p>617536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2]*[.$E$1]" office:value-type="float" office:value="2548.43297369529">
            <text:p>2548</text:p>
          </table:table-cell>
          <table:table-cell table:formula="of:=[.C92]+[.B93]" office:value-type="float" office:value="620084.784288931">
            <text:p>620085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3]*[.$E$1]" office:value-type="float" office:value="2497.46431422139">
            <text:p>2497</text:p>
          </table:table-cell>
          <table:table-cell table:formula="of:=[.C93]+[.B94]" office:value-type="float" office:value="622582.248603152">
            <text:p>622582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4]*[.$E$1]" office:value-type="float" office:value="2447.51502793696">
            <text:p>2448</text:p>
          </table:table-cell>
          <table:table-cell table:formula="of:=[.C94]+[.B95]" office:value-type="float" office:value="625029.763631089">
            <text:p>625030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5]*[.$E$1]" office:value-type="float" office:value="2398.56472737822">
            <text:p>2399</text:p>
          </table:table-cell>
          <table:table-cell table:formula="of:=[.C95]+[.B96]" office:value-type="float" office:value="627428.328358467">
            <text:p>627428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6]*[.$E$1]" office:value-type="float" office:value="2350.59343283065">
            <text:p>2351</text:p>
          </table:table-cell>
          <table:table-cell table:formula="of:=[.C96]+[.B97]" office:value-type="float" office:value="629778.921791298">
            <text:p>629779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97]*[.$E$1]" office:value-type="float" office:value="2303.58156417404">
            <text:p>2304</text:p>
          </table:table-cell>
          <table:table-cell table:formula="of:=[.C97]+[.B98]" office:value-type="float" office:value="632082.503355472">
            <text:p>632083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98]*[.$E$1]" office:value-type="float" office:value="2257.50993289056">
            <text:p>2258</text:p>
          </table:table-cell>
          <table:table-cell table:formula="of:=[.C98]+[.B99]" office:value-type="float" office:value="634340.013288363">
            <text:p>63434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99]*[.$E$1]" office:value-type="float" office:value="2212.35973423275">
            <text:p>2212</text:p>
          </table:table-cell>
          <table:table-cell table:formula="of:=[.C99]+[.B100]" office:value-type="float" office:value="636552.373022595">
            <text:p>636552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B100]*[.$E$1]" office:value-type="float" office:value="2168.11253954809">
            <text:p>2168</text:p>
          </table:table-cell>
          <table:table-cell table:formula="of:=[.C100]+[.B101]" office:value-type="float" office:value="638720.485562144">
            <text:p>638720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B101]*[.$E$1]" office:value-type="float" office:value="2124.75028875713">
            <text:p>2125</text:p>
          </table:table-cell>
          <table:table-cell table:formula="of:=[.C101]+[.B102]" office:value-type="float" office:value="640845.235850901">
            <text:p>640845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B102]*[.$E$1]" office:value-type="float" office:value="2082.25528298199">
            <text:p>2082</text:p>
          </table:table-cell>
          <table:table-cell table:formula="of:=[.C102]+[.B103]" office:value-type="float" office:value="642927.491133883">
            <text:p>642927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B103]*[.$E$1]" office:value-type="float" office:value="2040.61017732235">
            <text:p>2041</text:p>
          </table:table-cell>
          <table:table-cell table:formula="of:=[.C103]+[.B104]" office:value-type="float" office:value="644968.101311205">
            <text:p>644968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B104]*[.$E$1]" office:value-type="float" office:value="1999.7979737759">
            <text:p>2000</text:p>
          </table:table-cell>
          <table:table-cell table:formula="of:=[.C104]+[.B105]" office:value-type="float" office:value="646967.899284981">
            <text:p>646968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B105]*[.$E$1]" office:value-type="float" office:value="1959.80201430039">
            <text:p>1960</text:p>
          </table:table-cell>
          <table:table-cell table:formula="of:=[.C105]+[.B106]" office:value-type="float" office:value="648927.701299281">
            <text:p>648928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B106]*[.$E$1]" office:value-type="float" office:value="1920.60597401438">
            <text:p>1921</text:p>
          </table:table-cell>
          <table:table-cell table:formula="of:=[.C106]+[.B107]" office:value-type="float" office:value="650848.307273296">
            <text:p>650848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B107]*[.$E$1]" office:value-type="float" office:value="1882.19385453409">
            <text:p>1882</text:p>
          </table:table-cell>
          <table:table-cell table:formula="of:=[.C107]+[.B108]" office:value-type="float" office:value="652730.50112783">
            <text:p>652731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B108]*[.$E$1]" office:value-type="float" office:value="1844.54997744341">
            <text:p>1845</text:p>
          </table:table-cell>
          <table:table-cell table:formula="of:=[.C108]+[.B109]" office:value-type="float" office:value="654575.051105273">
            <text:p>654575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B109]*[.$E$1]" office:value-type="float" office:value="1807.65897789454">
            <text:p>1808</text:p>
          </table:table-cell>
          <table:table-cell table:formula="of:=[.C109]+[.B110]" office:value-type="float" office:value="656382.710083168">
            <text:p>656383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B110]*[.$E$1]" office:value-type="float" office:value="1771.50579833665">
            <text:p>1772</text:p>
          </table:table-cell>
          <table:table-cell table:formula="of:=[.C110]+[.B111]" office:value-type="float" office:value="658154.215881504">
            <text:p>658154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B111]*[.$E$1]" office:value-type="float" office:value="1736.07568236992">
            <text:p>1736</text:p>
          </table:table-cell>
          <table:table-cell table:formula="of:=[.C111]+[.B112]" office:value-type="float" office:value="659890.291563874">
            <text:p>659890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B112]*[.$E$1]" office:value-type="float" office:value="1701.35416872252">
            <text:p>1701</text:p>
          </table:table-cell>
          <table:table-cell table:formula="of:=[.C112]+[.B113]" office:value-type="float" office:value="661591.645732597">
            <text:p>661592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B113]*[.$E$1]" office:value-type="float" office:value="1667.32708534807">
            <text:p>1667</text:p>
          </table:table-cell>
          <table:table-cell table:formula="of:=[.C113]+[.B114]" office:value-type="float" office:value="663258.972817945">
            <text:p>663259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B114]*[.$E$1]" office:value-type="float" office:value="1633.98054364111">
            <text:p>1634</text:p>
          </table:table-cell>
          <table:table-cell table:formula="of:=[.C114]+[.B115]" office:value-type="float" office:value="664892.953361586">
            <text:p>664893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B115]*[.$E$1]" office:value-type="float" office:value="1601.30093276828">
            <text:p>1601</text:p>
          </table:table-cell>
          <table:table-cell table:formula="of:=[.C115]+[.B116]" office:value-type="float" office:value="666494.254294354">
            <text:p>666494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B116]*[.$E$1]" office:value-type="float" office:value="1569.27491411292">
            <text:p>1569</text:p>
          </table:table-cell>
          <table:table-cell table:formula="of:=[.C116]+[.B117]" office:value-type="float" office:value="668063.529208467">
            <text:p>668064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B117]*[.$E$1]" office:value-type="float" office:value="1537.88941583066">
            <text:p>1538</text:p>
          </table:table-cell>
          <table:table-cell table:formula="of:=[.C117]+[.B118]" office:value-type="float" office:value="669601.418624298">
            <text:p>669601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B118]*[.$E$1]" office:value-type="float" office:value="1507.13162751405">
            <text:p>1507</text:p>
          </table:table-cell>
          <table:table-cell table:formula="of:=[.C118]+[.B119]" office:value-type="float" office:value="671108.550251812">
            <text:p>671109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B119]*[.$E$1]" office:value-type="float" office:value="1476.98899496377">
            <text:p>1477</text:p>
          </table:table-cell>
          <table:table-cell table:formula="of:=[.C119]+[.B120]" office:value-type="float" office:value="672585.539246776">
            <text:p>672586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B120]*[.$E$1]" office:value-type="float" office:value="1447.44921506449">
            <text:p>1447</text:p>
          </table:table-cell>
          <table:table-cell table:formula="of:=[.C120]+[.B121]" office:value-type="float" office:value="674032.98846184">
            <text:p>674033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B121]*[.$E$1]" office:value-type="float" office:value="1418.5002307632">
            <text:p>1419</text:p>
          </table:table-cell>
          <table:table-cell table:formula="of:=[.C121]+[.B122]" office:value-type="float" office:value="675451.488692603">
            <text:p>675451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B122]*[.$E$1]" office:value-type="float" office:value="1390.13022614794">
            <text:p>1390</text:p>
          </table:table-cell>
          <table:table-cell table:formula="of:=[.C122]+[.B123]" office:value-type="float" office:value="676841.618918751">
            <text:p>676842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B123]*[.$E$1]" office:value-type="float" office:value="1362.32762162498">
            <text:p>1362</text:p>
          </table:table-cell>
          <table:table-cell table:formula="of:=[.C123]+[.B124]" office:value-type="float" office:value="678203.946540376">
            <text:p>678204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B124]*[.$E$1]" office:value-type="float" office:value="1335.08106919248">
            <text:p>1335</text:p>
          </table:table-cell>
          <table:table-cell table:formula="of:=[.C124]+[.B125]" office:value-type="float" office:value="679539.027609569">
            <text:p>679539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B125]*[.$E$1]" office:value-type="float" office:value="1308.37944780863">
            <text:p>1308</text:p>
          </table:table-cell>
          <table:table-cell table:formula="of:=[.C125]+[.B126]" office:value-type="float" office:value="680847.407057377">
            <text:p>680847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B126]*[.$E$1]" office:value-type="float" office:value="1282.21185885246">
            <text:p>1282</text:p>
          </table:table-cell>
          <table:table-cell table:formula="of:=[.C126]+[.B127]" office:value-type="float" office:value="682129.61891623">
            <text:p>682130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B127]*[.$E$1]" office:value-type="float" office:value="1256.56762167541">
            <text:p>1257</text:p>
          </table:table-cell>
          <table:table-cell table:formula="of:=[.C127]+[.B128]" office:value-type="float" office:value="683386.186537905">
            <text:p>683386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B128]*[.$E$1]" office:value-type="float" office:value="1231.4362692419">
            <text:p>1231</text:p>
          </table:table-cell>
          <table:table-cell table:formula="of:=[.C128]+[.B129]" office:value-type="float" office:value="684617.622807147">
            <text:p>684618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B129]*[.$E$1]" office:value-type="float" office:value="1206.80754385706">
            <text:p>1207</text:p>
          </table:table-cell>
          <table:table-cell table:formula="of:=[.C129]+[.B130]" office:value-type="float" office:value="685824.430351004">
            <text:p>685824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B130]*[.$E$1]" office:value-type="float" office:value="1182.67139297992">
            <text:p>1183</text:p>
          </table:table-cell>
          <table:table-cell table:formula="of:=[.C130]+[.B131]" office:value-type="float" office:value="687007.101743984">
            <text:p>687007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B131]*[.$E$1]" office:value-type="float" office:value="1159.01796512032">
            <text:p>1159</text:p>
          </table:table-cell>
          <table:table-cell table:formula="of:=[.C131]+[.B132]" office:value-type="float" office:value="688166.119709104">
            <text:p>688166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B132]*[.$E$1]" office:value-type="float" office:value="1135.83760581791">
            <text:p>1136</text:p>
          </table:table-cell>
          <table:table-cell table:formula="of:=[.C132]+[.B133]" office:value-type="float" office:value="689301.957314922">
            <text:p>689302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B133]*[.$E$1]" office:value-type="float" office:value="1113.12085370156">
            <text:p>1113</text:p>
          </table:table-cell>
          <table:table-cell table:formula="of:=[.C133]+[.B134]" office:value-type="float" office:value="690415.078168624">
            <text:p>690415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B134]*[.$E$1]" office:value-type="float" office:value="1090.85843662753">
            <text:p>1091</text:p>
          </table:table-cell>
          <table:table-cell table:formula="of:=[.C134]+[.B135]" office:value-type="float" office:value="691505.936605251">
            <text:p>691506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B135]*[.$E$1]" office:value-type="float" office:value="1069.04126789497">
            <text:p>1069</text:p>
          </table:table-cell>
          <table:table-cell table:formula="of:=[.C135]+[.B136]" office:value-type="float" office:value="692574.977873146">
            <text:p>692575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B136]*[.$E$1]" office:value-type="float" office:value="1047.66044253708">
            <text:p>1048</text:p>
          </table:table-cell>
          <table:table-cell table:formula="of:=[.C136]+[.B137]" office:value-type="float" office:value="693622.638315684">
            <text:p>693623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B137]*[.$E$1]" office:value-type="float" office:value="1026.70723368633">
            <text:p>1027</text:p>
          </table:table-cell>
          <table:table-cell table:formula="of:=[.C137]+[.B138]" office:value-type="float" office:value="694649.34554937">
            <text:p>694649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B138]*[.$E$1]" office:value-type="float" office:value="1006.17308901261">
            <text:p>1006</text:p>
          </table:table-cell>
          <table:table-cell table:formula="of:=[.C138]+[.B139]" office:value-type="float" office:value="695655.518638382">
            <text:p>695656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B139]*[.$E$1]" office:value-type="float" office:value="986.049627232355">
            <text:p>986</text:p>
          </table:table-cell>
          <table:table-cell table:formula="of:=[.C139]+[.B140]" office:value-type="float" office:value="696641.568265615">
            <text:p>696642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B140]*[.$E$1]" office:value-type="float" office:value="966.328634687708">
            <text:p>966</text:p>
          </table:table-cell>
          <table:table-cell table:formula="of:=[.C140]+[.B141]" office:value-type="float" office:value="697607.896900303">
            <text:p>697608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B141]*[.$E$1]" office:value-type="float" office:value="947.002061993954">
            <text:p>947</text:p>
          </table:table-cell>
          <table:table-cell table:formula="of:=[.C141]+[.B142]" office:value-type="float" office:value="698554.898962296">
            <text:p>698555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B142]*[.$E$1]" office:value-type="float" office:value="928.062020754074">
            <text:p>928</text:p>
          </table:table-cell>
          <table:table-cell table:formula="of:=[.C142]+[.B143]" office:value-type="float" office:value="699482.960983051">
            <text:p>699483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B143]*[.$E$1]" office:value-type="float" office:value="909.500780338993">
            <text:p>910</text:p>
          </table:table-cell>
          <table:table-cell table:formula="of:=[.C143]+[.B144]" office:value-type="float" office:value="700392.46176339">
            <text:p>700392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B144]*[.$E$1]" office:value-type="float" office:value="891.310764732213">
            <text:p>891</text:p>
          </table:table-cell>
          <table:table-cell table:formula="of:=[.C144]+[.B145]" office:value-type="float" office:value="701283.772528122">
            <text:p>701284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B145]*[.$E$1]" office:value-type="float" office:value="873.484549437569">
            <text:p>873</text:p>
          </table:table-cell>
          <table:table-cell table:formula="of:=[.C145]+[.B146]" office:value-type="float" office:value="702157.257077559">
            <text:p>702157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B146]*[.$E$1]" office:value-type="float" office:value="856.014858448818">
            <text:p>856</text:p>
          </table:table-cell>
          <table:table-cell table:formula="of:=[.C146]+[.B147]" office:value-type="float" office:value="703013.271936008">
            <text:p>703013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B147]*[.$E$1]" office:value-type="float" office:value="838.894561279841">
            <text:p>839</text:p>
          </table:table-cell>
          <table:table-cell table:formula="of:=[.C147]+[.B148]" office:value-type="float" office:value="703852.166497288">
            <text:p>703852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B148]*[.$E$1]" office:value-type="float" office:value="822.116670054244">
            <text:p>822</text:p>
          </table:table-cell>
          <table:table-cell table:formula="of:=[.C148]+[.B149]" office:value-type="float" office:value="704674.283167342">
            <text:p>704674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B149]*[.$E$1]" office:value-type="float" office:value="805.67433665316">
            <text:p>806</text:p>
          </table:table-cell>
          <table:table-cell table:formula="of:=[.C149]+[.B150]" office:value-type="float" office:value="705479.957503995">
            <text:p>705480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B150]*[.$E$1]" office:value-type="float" office:value="789.560849920096">
            <text:p>790</text:p>
          </table:table-cell>
          <table:table-cell table:formula="of:=[.C150]+[.B151]" office:value-type="float" office:value="706269.518353915">
            <text:p>706270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B151]*[.$E$1]" office:value-type="float" office:value="773.769632921694">
            <text:p>774</text:p>
          </table:table-cell>
          <table:table-cell table:formula="of:=[.C151]+[.B152]" office:value-type="float" office:value="707043.287986837">
            <text:p>707043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B152]*[.$E$1]" office:value-type="float" office:value="758.29424026326">
            <text:p>758</text:p>
          </table:table-cell>
          <table:table-cell table:formula="of:=[.C152]+[.B153]" office:value-type="float" office:value="707801.5822271">
            <text:p>707802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B153]*[.$E$1]" office:value-type="float" office:value="743.128355457995">
            <text:p>743</text:p>
          </table:table-cell>
          <table:table-cell table:formula="of:=[.C153]+[.B154]" office:value-type="float" office:value="708544.710582558">
            <text:p>708545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B154]*[.$E$1]" office:value-type="float" office:value="728.265788348835">
            <text:p>728</text:p>
          </table:table-cell>
          <table:table-cell table:formula="of:=[.C154]+[.B155]" office:value-type="float" office:value="709272.976370907">
            <text:p>709273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B155]*[.$E$1]" office:value-type="float" office:value="713.700472581859">
            <text:p>714</text:p>
          </table:table-cell>
          <table:table-cell table:formula="of:=[.C155]+[.B156]" office:value-type="float" office:value="709986.676843489">
            <text:p>709987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B156]*[.$E$1]" office:value-type="float" office:value="699.426463130221">
            <text:p>699</text:p>
          </table:table-cell>
          <table:table-cell table:formula="of:=[.C156]+[.B157]" office:value-type="float" office:value="710686.103306619">
            <text:p>710686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B157]*[.$E$1]" office:value-type="float" office:value="685.437933867617">
            <text:p>685</text:p>
          </table:table-cell>
          <table:table-cell table:formula="of:=[.C157]+[.B158]" office:value-type="float" office:value="711371.541240487">
            <text:p>711372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B158]*[.$E$1]" office:value-type="float" office:value="671.729175190265">
            <text:p>672</text:p>
          </table:table-cell>
          <table:table-cell table:formula="of:=[.C158]+[.B159]" office:value-type="float" office:value="712043.270415677">
            <text:p>712043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B159]*[.$E$1]" office:value-type="float" office:value="658.294591686459">
            <text:p>658</text:p>
          </table:table-cell>
          <table:table-cell table:formula="of:=[.C159]+[.B160]" office:value-type="float" office:value="712701.565007364">
            <text:p>712702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B160]*[.$E$1]" office:value-type="float" office:value="645.12869985273">
            <text:p>645</text:p>
          </table:table-cell>
          <table:table-cell table:formula="of:=[.C160]+[.B161]" office:value-type="float" office:value="713346.693707216">
            <text:p>713347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B161]*[.$E$1]" office:value-type="float" office:value="632.226125855676">
            <text:p>632</text:p>
          </table:table-cell>
          <table:table-cell table:formula="of:=[.C161]+[.B162]" office:value-type="float" office:value="713978.919833072">
            <text:p>713979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B162]*[.$E$1]" office:value-type="float" office:value="619.581603338562">
            <text:p>620</text:p>
          </table:table-cell>
          <table:table-cell table:formula="of:=[.C162]+[.B163]" office:value-type="float" office:value="714598.501436411">
            <text:p>714599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B163]*[.$E$1]" office:value-type="float" office:value="607.189971271791">
            <text:p>607</text:p>
          </table:table-cell>
          <table:table-cell table:formula="of:=[.C163]+[.B164]" office:value-type="float" office:value="715205.691407683">
            <text:p>715206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B164]*[.$E$1]" office:value-type="float" office:value="595.046171846355">
            <text:p>595</text:p>
          </table:table-cell>
          <table:table-cell table:formula="of:=[.C164]+[.B165]" office:value-type="float" office:value="715800.737579529">
            <text:p>715801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B165]*[.$E$1]" office:value-type="float" office:value="583.145248409428">
            <text:p>583</text:p>
          </table:table-cell>
          <table:table-cell table:formula="of:=[.C165]+[.B166]" office:value-type="float" office:value="716383.882827938">
            <text:p>716384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B166]*[.$E$1]" office:value-type="float" office:value="571.482343441239">
            <text:p>571</text:p>
          </table:table-cell>
          <table:table-cell table:formula="of:=[.C166]+[.B167]" office:value-type="float" office:value="716955.36517138">
            <text:p>716955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B167]*[.$E$1]" office:value-type="float" office:value="560.052696572415">
            <text:p>560</text:p>
          </table:table-cell>
          <table:table-cell table:formula="of:=[.C167]+[.B168]" office:value-type="float" office:value="717515.417867952">
            <text:p>717515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B168]*[.$E$1]" office:value-type="float" office:value="548.851642640966">
            <text:p>549</text:p>
          </table:table-cell>
          <table:table-cell table:formula="of:=[.C168]+[.B169]" office:value-type="float" office:value="718064.269510593">
            <text:p>718064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B169]*[.$E$1]" office:value-type="float" office:value="537.874609788147">
            <text:p>538</text:p>
          </table:table-cell>
          <table:table-cell table:formula="of:=[.C169]+[.B170]" office:value-type="float" office:value="718602.144120381">
            <text:p>718602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B170]*[.$E$1]" office:value-type="float" office:value="527.117117592384">
            <text:p>527</text:p>
          </table:table-cell>
          <table:table-cell table:formula="of:=[.C170]+[.B171]" office:value-type="float" office:value="719129.261237973">
            <text:p>719129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B171]*[.$E$1]" office:value-type="float" office:value="516.574775240536">
            <text:p>517</text:p>
          </table:table-cell>
          <table:table-cell table:formula="of:=[.C171]+[.B172]" office:value-type="float" office:value="719645.836013214">
            <text:p>719646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B172]*[.$E$1]" office:value-type="float" office:value="506.243279735726">
            <text:p>506</text:p>
          </table:table-cell>
          <table:table-cell table:formula="of:=[.C172]+[.B173]" office:value-type="float" office:value="720152.07929295">
            <text:p>720152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B173]*[.$E$1]" office:value-type="float" office:value="496.118414141011">
            <text:p>496</text:p>
          </table:table-cell>
          <table:table-cell table:formula="of:=[.C173]+[.B174]" office:value-type="float" office:value="720648.197707091">
            <text:p>720648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B174]*[.$E$1]" office:value-type="float" office:value="486.196045858191">
            <text:p>486</text:p>
          </table:table-cell>
          <table:table-cell table:formula="of:=[.C174]+[.B175]" office:value-type="float" office:value="721134.393752949">
            <text:p>721134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B175]*[.$E$1]" office:value-type="float" office:value="476.472124941027">
            <text:p>476</text:p>
          </table:table-cell>
          <table:table-cell table:formula="of:=[.C175]+[.B176]" office:value-type="float" office:value="721610.86587789">
            <text:p>721611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B176]*[.$E$1]" office:value-type="float" office:value="466.942682442206">
            <text:p>467</text:p>
          </table:table-cell>
          <table:table-cell table:formula="of:=[.C176]+[.B177]" office:value-type="float" office:value="722077.808560332">
            <text:p>722078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B177]*[.$E$1]" office:value-type="float" office:value="457.603828793362">
            <text:p>458</text:p>
          </table:table-cell>
          <table:table-cell table:formula="of:=[.C177]+[.B178]" office:value-type="float" office:value="722535.412389126">
            <text:p>722535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B178]*[.$E$1]" office:value-type="float" office:value="448.451752217495">
            <text:p>448</text:p>
          </table:table-cell>
          <table:table-cell table:formula="of:=[.C178]+[.B179]" office:value-type="float" office:value="722983.864141343">
            <text:p>722984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B179]*[.$E$1]" office:value-type="float" office:value="439.482717173145">
            <text:p>439</text:p>
          </table:table-cell>
          <table:table-cell table:formula="of:=[.C179]+[.B180]" office:value-type="float" office:value="723423.346858516">
            <text:p>723423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B180]*[.$E$1]" office:value-type="float" office:value="430.693062829682">
            <text:p>431</text:p>
          </table:table-cell>
          <table:table-cell table:formula="of:=[.C180]+[.B181]" office:value-type="float" office:value="723854.039921346">
            <text:p>723854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B181]*[.$E$1]" office:value-type="float" office:value="422.079201573089">
            <text:p>422</text:p>
          </table:table-cell>
          <table:table-cell table:formula="of:=[.C181]+[.B182]" office:value-type="float" office:value="724276.119122919">
            <text:p>724276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B182]*[.$E$1]" office:value-type="float" office:value="413.637617541627">
            <text:p>414</text:p>
          </table:table-cell>
          <table:table-cell table:formula="of:=[.C182]+[.B183]" office:value-type="float" office:value="724689.756740461">
            <text:p>724690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B183]*[.$E$1]" office:value-type="float" office:value="405.364865190794">
            <text:p>405</text:p>
          </table:table-cell>
          <table:table-cell table:formula="of:=[.C183]+[.B184]" office:value-type="float" office:value="725095.121605651">
            <text:p>725095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B184]*[.$E$1]" office:value-type="float" office:value="397.257567886978">
            <text:p>397</text:p>
          </table:table-cell>
          <table:table-cell table:formula="of:=[.C184]+[.B185]" office:value-type="float" office:value="725492.379173538">
            <text:p>725492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B185]*[.$E$1]" office:value-type="float" office:value="389.312416529239">
            <text:p>389</text:p>
          </table:table-cell>
          <table:table-cell table:formula="of:=[.C185]+[.B186]" office:value-type="float" office:value="725881.691590068">
            <text:p>725882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B186]*[.$E$1]" office:value-type="float" office:value="381.526168198654">
            <text:p>382</text:p>
          </table:table-cell>
          <table:table-cell table:formula="of:=[.C186]+[.B187]" office:value-type="float" office:value="726263.217758266">
            <text:p>726263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B187]*[.$E$1]" office:value-type="float" office:value="373.895644834681">
            <text:p>374</text:p>
          </table:table-cell>
          <table:table-cell table:formula="of:=[.C187]+[.B188]" office:value-type="float" office:value="726637.113403101">
            <text:p>726637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B188]*[.$E$1]" office:value-type="float" office:value="366.417731937987">
            <text:p>366</text:p>
          </table:table-cell>
          <table:table-cell table:formula="of:=[.C188]+[.B189]" office:value-type="float" office:value="727003.531135039">
            <text:p>727004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B189]*[.$E$1]" office:value-type="float" office:value="359.089377299227">
            <text:p>359</text:p>
          </table:table-cell>
          <table:table-cell table:formula="of:=[.C189]+[.B190]" office:value-type="float" office:value="727362.620512338">
            <text:p>727363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B190]*[.$E$1]" office:value-type="float" office:value="351.907589753243">
            <text:p>352</text:p>
          </table:table-cell>
          <table:table-cell table:formula="of:=[.C190]+[.B191]" office:value-type="float" office:value="727714.528102091">
            <text:p>727715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B191]*[.$E$1]" office:value-type="float" office:value="344.869437958178">
            <text:p>345</text:p>
          </table:table-cell>
          <table:table-cell table:formula="of:=[.C191]+[.B192]" office:value-type="float" office:value="728059.39754005">
            <text:p>728059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B192]*[.$E$1]" office:value-type="float" office:value="337.972049199014">
            <text:p>338</text:p>
          </table:table-cell>
          <table:table-cell table:formula="of:=[.C192]+[.B193]" office:value-type="float" office:value="728397.369589249">
            <text:p>728397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B193]*[.$E$1]" office:value-type="float" office:value="331.212608215034">
            <text:p>331</text:p>
          </table:table-cell>
          <table:table-cell table:formula="of:=[.C193]+[.B194]" office:value-type="float" office:value="728728.582197464">
            <text:p>728729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B194]*[.$E$1]" office:value-type="float" office:value="324.588356050733">
            <text:p>325</text:p>
          </table:table-cell>
          <table:table-cell table:formula="of:=[.C194]+[.B195]" office:value-type="float" office:value="729053.170553514">
            <text:p>729053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B195]*[.$E$1]" office:value-type="float" office:value="318.096588929719">
            <text:p>318</text:p>
          </table:table-cell>
          <table:table-cell table:formula="of:=[.C195]+[.B196]" office:value-type="float" office:value="729371.267142444">
            <text:p>729371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B196]*[.$E$1]" office:value-type="float" office:value="311.734657151124">
            <text:p>312</text:p>
          </table:table-cell>
          <table:table-cell table:formula="of:=[.C196]+[.B197]" office:value-type="float" office:value="729683.001799595">
            <text:p>729683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B197]*[.$E$1]" office:value-type="float" office:value="305.499964008102">
            <text:p>305</text:p>
          </table:table-cell>
          <table:table-cell table:formula="of:=[.C197]+[.B198]" office:value-type="float" office:value="729988.501763604">
            <text:p>729989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B198]*[.$E$1]" office:value-type="float" office:value="299.38996472794">
            <text:p>299</text:p>
          </table:table-cell>
          <table:table-cell table:formula="of:=[.C198]+[.B199]" office:value-type="float" office:value="730287.891728332">
            <text:p>730288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B199]*[.$E$1]" office:value-type="float" office:value="293.402165433381">
            <text:p>293</text:p>
          </table:table-cell>
          <table:table-cell table:formula="of:=[.C199]+[.B200]" office:value-type="float" office:value="730581.293893765">
            <text:p>73058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1"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0/00/0000</text:date>, <text:time style:data-style-name="N2" text:time-value="0000-00-00T11:34: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MacOSX_x86 LibreOffice_project/4c82dcdd6efcd48b1d8bba66bfe1989deee49c3</meta:generator>
    <meta:creation-date>2013-01-03T15:47:58</meta:creation-date>
    <dc:language>en-US</dc:language>
    <meta:editing-cycles>9</meta:editing-cycles>
    <meta:editing-duration>PT6M44S</meta:editing-duration>
    <dc:date>2013-05-16T11:36:24</dc:date>
    <dc:creator>Paul </dc:creator>
    <meta:document-statistic meta:table-count="5" meta:cell-count="3010" meta:object-count="0"/>
    <meta:user-defined meta:name="Info 1"/>
    <meta:user-defined meta:name="Info 2"/>
    <meta:user-defined meta:name="Info 3"/>
    <meta:user-defined meta:name="Info 4"/>
  </office:meta>
</office:document-meta>
</file>